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602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1.5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fo:border="0.06pt solid #000000"/>
    </style:style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 style:data-style-name="N1">
      <style:table-cell-properties fo:background-color="#ffffcc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fo:background-color="#e6e6ff" fo:border="0.06pt solid #000000"/>
    </style:style>
    <style:style style:name="ce7" style:family="table-cell" style:parent-style-name="Default" style:data-style-name="N122">
      <style:table-cell-properties fo:background-color="#e6e6ff" fo:border="0.06pt solid #000000"/>
    </style:style>
    <style:style style:name="ce8" style:family="table-cell" style:parent-style-name="Default" style:data-style-name="N120"/>
    <style:style style:name="ce9" style:family="table-cell" style:parent-style-name="Default" style:data-style-name="N119"/>
    <style:style style:name="ce10" style:family="table-cell" style:parent-style-name="Default" style:data-style-name="N121">
      <style:table-cell-properties fo:background-color="#e6e6ff"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3366" fo:border="0.06pt solid #000000"/>
    </style:style>
    <style:style style:name="ce15" style:family="table-cell" style:parent-style-name="Default">
      <style:table-cell-properties fo:background-color="#ff3366" fo:border="0.06pt solid #000000"/>
      <style:text-properties style:use-window-font-color="true"/>
    </style:style>
  </office:automatic-styles>
  <office:body>
    <office:spreadsheet>
      <table:table table:name="E_n(λ)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ce8"/>
        <table:table-column table:style-name="co2" table:number-columns-repeated="8" table:default-cell-style-name="ce9"/>
        <table:table-row table:style-name="ro1">
          <table:table-cell table:style-name="ce1" office:value-type="string">
            <text:p>Data from the paper by <text:s/>F. T. Hioe and E. W. Montroll J. Math. Phys. 16, 1945 (1975); <text:s/><text:a xlink:href="http://dx.doi.org/10.1063/1.522747" xlink:type="simple">http://dx.doi.org/10.1063/1.522747</text:a></text:p>
          </table:table-cell>
          <table:table-cell table:style-name="ce4" table:number-columns-repeated="9"/>
        </table:table-row>
        <table:table-row table:style-name="ro2">
          <table:table-cell table:style-name="ce1" office:value-type="string">
            <text:p>Spectrum of the quartic anharmonic oscillator</text:p>
          </table:table-cell>
          <table:table-cell table:style-name="ce4" table:number-columns-repeated="9"/>
        </table:table-row>
        <table:table-row table:style-name="ro1">
          <table:table-cell table:style-name="ce2" office:value-type="string">
            <text:p>λ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</table:table-row>
        <table:table-row table:style-name="ro3">
          <table:table-cell table:style-name="ce3" office:value-type="float" office:value="0.002">
            <text:p>0.002</text:p>
          </table:table-cell>
          <table:table-cell table:style-name="ce6" office:value-type="float" office:value="0.50148966">
            <text:p>0.50148966 <text:s/></text:p>
          </table:table-cell>
          <table:table-cell table:style-name="ce6" office:value-type="float" office:value="1.50741939">
            <text:p>1.50741939 <text:s/></text:p>
          </table:table-cell>
          <table:table-cell table:style-name="ce6" office:value-type="float" office:value="2.51920212">
            <text:p>2.51920212 <text:s/></text:p>
          </table:table-cell>
          <table:table-cell table:style-name="ce6" office:value-type="float" office:value="3.53674413">
            <text:p>3.53674413 <text:s/></text:p>
          </table:table-cell>
          <table:table-cell table:style-name="ce6" office:value-type="float" office:value="4.55995556">
            <text:p>4.55995556 <text:s/></text:p>
          </table:table-cell>
          <table:table-cell table:style-name="ce6" office:value-type="float" office:value="5.58875005">
            <text:p>5.58875005 <text:s/></text:p>
          </table:table-cell>
          <table:table-cell table:style-name="ce6" office:value-type="float" office:value="6.6230446">
            <text:p>6.62304460 <text:s/></text:p>
          </table:table-cell>
          <table:table-cell table:style-name="ce6" office:value-type="float" office:value="7.66275933">
            <text:p>7.66275933 <text:s/></text:p>
          </table:table-cell>
          <table:table-cell table:style-name="ce6" office:value-type="float" office:value="8.7078173">
            <text:p>8.70781730 <text:s/></text:p>
          </table:table-cell>
        </table:table-row>
        <table:table-row table:style-name="ro3">
          <table:table-cell table:style-name="ce3" office:value-type="float" office:value="0.006">
            <text:p>0.006</text:p>
          </table:table-cell>
          <table:table-cell table:style-name="ce6" office:value-type="float" office:value="0.50440971">
            <text:p>0.50440971 <text:s/></text:p>
          </table:table-cell>
          <table:table-cell table:style-name="ce6" office:value-type="float" office:value="1.52180565">
            <text:p>1.52180565 <text:s/></text:p>
          </table:table-cell>
          <table:table-cell table:style-name="ce6" office:value-type="float" office:value="2.5559723">
            <text:p>2.55597230 <text:s/></text:p>
          </table:table-cell>
          <table:table-cell table:style-name="ce6" office:value-type="float" office:value="3.60618633">
            <text:p>3.60618633 <text:s/></text:p>
          </table:table-cell>
          <table:table-cell table:style-name="ce6" office:value-type="float" office:value="4.67180037">
            <text:p>4.67180037 <text:s/></text:p>
          </table:table-cell>
          <table:table-cell table:style-name="ce6" office:value-type="float" office:value="5.75223087">
            <text:p>5.75223087 <text:s/></text:p>
          </table:table-cell>
          <table:table-cell table:style-name="ce6" office:value-type="float" office:value="6.84694847">
            <text:p>6.84694847 <text:s/></text:p>
          </table:table-cell>
          <table:table-cell table:style-name="ce6" office:value-type="float" office:value="7.95547029">
            <text:p>7.95547029 <text:s/></text:p>
          </table:table-cell>
          <table:table-cell table:style-name="ce6" office:value-type="float" office:value="9.07735366">
            <text:p>9.07735366 <text:s/></text:p>
          </table:table-cell>
        </table:table-row>
        <table:table-row table:style-name="ro3">
          <table:table-cell table:style-name="ce3" office:value-type="float" office:value="0.01">
            <text:p>0.01</text:p>
          </table:table-cell>
          <table:table-cell table:style-name="ce6" office:value-type="float" office:value="0.5072562">
            <text:p>0.50725620 <text:s/></text:p>
          </table:table-cell>
          <table:table-cell table:style-name="ce6" office:value-type="float" office:value="1.53564828">
            <text:p>1.53564828 <text:s/></text:p>
          </table:table-cell>
          <table:table-cell table:style-name="ce6" office:value-type="float" office:value="2.5908458">
            <text:p>2.59084580 <text:s/></text:p>
          </table:table-cell>
          <table:table-cell table:style-name="ce6" office:value-type="float" office:value="3.67109494">
            <text:p>3.67109494 <text:s/></text:p>
          </table:table-cell>
          <table:table-cell table:style-name="ce6" office:value-type="float" office:value="4.77491312">
            <text:p>4.77491312 <text:s/></text:p>
          </table:table-cell>
          <table:table-cell table:style-name="ce6" office:value-type="float" office:value="5.90102667">
            <text:p>5.90102667 <text:s/></text:p>
          </table:table-cell>
          <table:table-cell table:style-name="ce6" office:value-type="float" office:value="7.04832688">
            <text:p>7.04832688 <text:s/></text:p>
          </table:table-cell>
          <table:table-cell table:style-name="ce6" office:value-type="float" office:value="8.21583781">
            <text:p>8.21583781 <text:s/></text:p>
          </table:table-cell>
          <table:table-cell table:style-name="ce6" office:value-type="float" office:value="9.40269231">
            <text:p>9.40269231 <text:s/></text:p>
          </table:table-cell>
        </table:table-row>
        <table:table-row table:style-name="ro3">
          <table:table-cell table:style-name="ce3" office:value-type="float" office:value="0.05">
            <text:p>0.05</text:p>
          </table:table-cell>
          <table:table-cell table:style-name="ce6" office:value-type="float" office:value="0.53264275">
            <text:p>0.53264275 <text:s/></text:p>
          </table:table-cell>
          <table:table-cell table:style-name="ce6" office:value-type="float" office:value="1.65343601">
            <text:p>1.65343601 <text:s/></text:p>
          </table:table-cell>
          <table:table-cell table:style-name="ce6" office:value-type="float" office:value="2.87397963">
            <text:p>2.87397963 <text:s/></text:p>
          </table:table-cell>
          <table:table-cell table:style-name="ce6" office:value-type="float" office:value="4.17633891">
            <text:p>4.17633891 <text:s/></text:p>
          </table:table-cell>
          <table:table-cell table:style-name="ce6" office:value-type="float" office:value="5.54929781">
            <text:p>5.54929781 <text:s/></text:p>
          </table:table-cell>
          <table:table-cell table:style-name="ce6" office:value-type="float" office:value="6.9849631">
            <text:p>6.98496310 <text:s/></text:p>
          </table:table-cell>
          <table:table-cell table:style-name="ce6" office:value-type="float" office:value="8.47739734">
            <text:p>8.47739734 <text:s/></text:p>
          </table:table-cell>
          <table:table-cell table:style-name="ce7" office:value-type="float" office:value="10.0219318">
            <text:p>10.0219318 </text:p>
          </table:table-cell>
          <table:table-cell table:style-name="ce7" office:value-type="float" office:value="11.6147761">
            <text:p>11.6147761 </text:p>
          </table:table-cell>
        </table:table-row>
        <table:table-row table:style-name="ro3">
          <table:table-cell table:style-name="ce3" office:value-type="float" office:value="0.1">
            <text:p>0.1</text:p>
          </table:table-cell>
          <table:table-cell table:style-name="ce6" office:value-type="float" office:value="0.55914633">
            <text:p>0.55914633 <text:s/></text:p>
          </table:table-cell>
          <table:table-cell table:style-name="ce6" office:value-type="float" office:value="1.76950264">
            <text:p>1.76950264 <text:s/></text:p>
          </table:table-cell>
          <table:table-cell table:style-name="ce6" office:value-type="float" office:value="3.13862431">
            <text:p>3.13862431 <text:s/></text:p>
          </table:table-cell>
          <table:table-cell table:style-name="ce6" office:value-type="float" office:value="4.62888281">
            <text:p>4.62888281 <text:s/></text:p>
          </table:table-cell>
          <table:table-cell table:style-name="ce6" office:value-type="float" office:value="6.2203009">
            <text:p>6.22030090 <text:s/></text:p>
          </table:table-cell>
          <table:table-cell table:style-name="ce6" office:value-type="float" office:value="7.89976723">
            <text:p>7.89976723 <text:s/></text:p>
          </table:table-cell>
          <table:table-cell table:style-name="ce6" office:value-type="float" office:value="9.65783999">
            <text:p>9.65783999 <text:s/></text:p>
          </table:table-cell>
          <table:table-cell table:style-name="ce7" office:value-type="float" office:value="11.4873156">
            <text:p>11.4873156 </text:p>
          </table:table-cell>
          <table:table-cell table:style-name="ce7" office:value-type="float" office:value="13.3789698">
            <text:p>13.3789698 </text:p>
          </table:table-cell>
        </table:table-row>
        <table:table-row table:style-name="ro3">
          <table:table-cell table:style-name="ce3" office:value-type="float" office:value="0.3">
            <text:p>0.3</text:p>
          </table:table-cell>
          <table:table-cell table:style-name="ce6" office:value-type="float" office:value="0.63799178">
            <text:p>0.63799178 <text:s/></text:p>
          </table:table-cell>
          <table:table-cell table:style-name="ce6" office:value-type="float" office:value="2.09464199">
            <text:p>2.09464199 <text:s/></text:p>
          </table:table-cell>
          <table:table-cell table:style-name="ce6" office:value-type="float" office:value="3.84478265">
            <text:p>3.84478265 <text:s/></text:p>
          </table:table-cell>
          <table:table-cell table:style-name="ce6" office:value-type="float" office:value="5.79657363">
            <text:p>5.79657363 <text:s/></text:p>
          </table:table-cell>
          <table:table-cell table:style-name="ce6" office:value-type="float" office:value="7.91175273">
            <text:p>7.91175273 <text:s/></text:p>
          </table:table-cell>
          <table:table-cell table:style-name="ce7" office:value-type="float" office:value="10.1664889">
            <text:p>10.1664889 </text:p>
          </table:table-cell>
          <table:table-cell table:style-name="ce7" office:value-type="float" office:value="12.5442587">
            <text:p>12.5442587 </text:p>
          </table:table-cell>
          <table:table-cell table:style-name="ce7" office:value-type="float" office:value="15.0327713">
            <text:p>15.0327713 </text:p>
          </table:table-cell>
          <table:table-cell table:style-name="ce7" office:value-type="float" office:value="17.6224482">
            <text:p>17.6224482 </text:p>
          </table:table-cell>
        </table:table-row>
        <table:table-row table:style-name="ro3">
          <table:table-cell table:style-name="ce3" office:value-type="float" office:value="0.5">
            <text:p>0.5</text:p>
          </table:table-cell>
          <table:table-cell table:style-name="ce6" office:value-type="float" office:value="0.69617582">
            <text:p>0.69617582 <text:s/></text:p>
          </table:table-cell>
          <table:table-cell table:style-name="ce6" office:value-type="float" office:value="2.32440635">
            <text:p>2.32440635 <text:s/></text:p>
          </table:table-cell>
          <table:table-cell table:style-name="ce6" office:value-type="float" office:value="4.32752498">
            <text:p>4.32752498 <text:s/></text:p>
          </table:table-cell>
          <table:table-cell table:style-name="ce6" office:value-type="float" office:value="6.57840195">
            <text:p>6.57840195 <text:s/></text:p>
          </table:table-cell>
          <table:table-cell table:style-name="ce6" office:value-type="float" office:value="9.02877872">
            <text:p>9.02877872 <text:s/></text:p>
          </table:table-cell>
          <table:table-cell table:style-name="ce7" office:value-type="float" office:value="11.6487207">
            <text:p>11.6487207 </text:p>
          </table:table-cell>
          <table:table-cell table:style-name="ce7" office:value-type="float" office:value="14.4176692">
            <text:p>14.4176692 </text:p>
          </table:table-cell>
          <table:table-cell table:style-name="ce7" office:value-type="float" office:value="17.3204242">
            <text:p>17.3204242 </text:p>
          </table:table-cell>
          <table:table-cell table:style-name="ce7" office:value-type="float" office:value="20.3451931">
            <text:p>20.3451931 </text:p>
          </table:table-cell>
        </table:table-row>
        <table:table-row table:style-name="ro3">
          <table:table-cell table:style-name="ce3" office:value-type="float" office:value="0.7">
            <text:p>0.7</text:p>
          </table:table-cell>
          <table:table-cell table:style-name="ce6" office:value-type="float" office:value="0.7439035">
            <text:p>0.74390350 <text:s/></text:p>
          </table:table-cell>
          <table:table-cell table:style-name="ce6" office:value-type="float" office:value="2.5092281">
            <text:p>2.50922810 <text:s/></text:p>
          </table:table-cell>
          <table:table-cell table:style-name="ce6" office:value-type="float" office:value="4.7103281">
            <text:p>4.71032810 <text:s/></text:p>
          </table:table-cell>
          <table:table-cell table:style-name="ce6" office:value-type="float" office:value="7.19326528">
            <text:p>7.19326528 <text:s/></text:p>
          </table:table-cell>
          <table:table-cell table:style-name="ce6" office:value-type="float" office:value="9.9026107">
            <text:p>9.90261070 <text:s/></text:p>
          </table:table-cell>
          <table:table-cell table:style-name="ce7" office:value-type="float" office:value="12.8039297">
            <text:p>12.8039297 </text:p>
          </table:table-cell>
          <table:table-cell table:style-name="ce7" office:value-type="float" office:value="15.8736836">
            <text:p>15.8736836 </text:p>
          </table:table-cell>
          <table:table-cell table:style-name="ce7" office:value-type="float" office:value="19.0945183">
            <text:p>19.0945183 </text:p>
          </table:table-cell>
          <table:table-cell table:style-name="ce7" office:value-type="float" office:value="22.4529996">
            <text:p>22.4529996 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0.80377065">
            <text:p>0.80377065 <text:s/></text:p>
          </table:table-cell>
          <table:table-cell table:style-name="ce6" office:value-type="float" office:value="2.73789227">
            <text:p>2.73789227 <text:s/></text:p>
          </table:table-cell>
          <table:table-cell table:style-name="ce6" office:value-type="float" office:value="5.17929169">
            <text:p>5.17929169 <text:s/></text:p>
          </table:table-cell>
          <table:table-cell table:style-name="ce6" office:value-type="float" office:value="7.94240399">
            <text:p>7.94240399 <text:s/></text:p>
          </table:table-cell>
          <table:table-cell table:style-name="ce7" office:value-type="float" office:value="10.9635831">
            <text:p>10.9635831 </text:p>
          </table:table-cell>
          <table:table-cell table:style-name="ce7" office:value-type="float" office:value="14.2031394">
            <text:p>14.2031394 </text:p>
          </table:table-cell>
          <table:table-cell table:style-name="ce7" office:value-type="float" office:value="17.6340492">
            <text:p>17.6340492 </text:p>
          </table:table-cell>
          <table:table-cell table:style-name="ce7" office:value-type="float" office:value="21.2364362">
            <text:p>21.2364362 </text:p>
          </table:table-cell>
          <table:table-cell table:style-name="ce7" office:value-type="float" office:value="24.9949457">
            <text:p>24.9949457 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0.95156847">
            <text:p>0.95156847 <text:s/></text:p>
          </table:table-cell>
          <table:table-cell table:style-name="ce6" office:value-type="float" office:value="3.29286782">
            <text:p>3.29286782 <text:s/></text:p>
          </table:table-cell>
          <table:table-cell table:style-name="ce6" office:value-type="float" office:value="6.30388057">
            <text:p>6.30388057 <text:s/></text:p>
          </table:table-cell>
          <table:table-cell table:style-name="ce6" office:value-type="float" office:value="9.72732319">
            <text:p>9.72732319 <text:s/></text:p>
          </table:table-cell>
          <table:table-cell table:style-name="ce7" office:value-type="float" office:value="13.4812759">
            <text:p>13.4812759 </text:p>
          </table:table-cell>
          <table:table-cell table:style-name="ce7" office:value-type="float" office:value="17.5141324">
            <text:p>17.5141324 </text:p>
          </table:table-cell>
          <table:table-cell table:style-name="ce7" office:value-type="float" office:value="21.7909564">
            <text:p>21.7909564 </text:p>
          </table:table-cell>
          <table:table-cell table:style-name="ce7" office:value-type="float" office:value="26.286125">
            <text:p>26.2861250 </text:p>
          </table:table-cell>
          <table:table-cell table:style-name="ce7" office:value-type="float" office:value="30.979883">
            <text:p>30.9798830 </text:p>
          </table:table-cell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6" office:value-type="float" office:value="2.49970877">
            <text:p>2.49970877 <text:s/></text:p>
          </table:table-cell>
          <table:table-cell table:style-name="ce6" office:value-type="float" office:value="8.91509636">
            <text:p>8.91509636 <text:s/></text:p>
          </table:table-cell>
          <table:table-cell table:style-name="ce7" office:value-type="float" office:value="17.4369921">
            <text:p>17.4369921 </text:p>
          </table:table-cell>
          <table:table-cell table:style-name="ce7" office:value-type="float" office:value="27.1926458">
            <text:p>27.1926458 </text:p>
          </table:table-cell>
          <table:table-cell table:style-name="ce7" office:value-type="float" office:value="37.9385022">
            <text:p>37.9385022 </text:p>
          </table:table-cell>
          <table:table-cell table:style-name="ce7" office:value-type="float" office:value="49.5164187">
            <text:p>49.5164187 </text:p>
          </table:table-cell>
          <table:table-cell table:style-name="ce7" office:value-type="float" office:value="61.8203488">
            <text:p>61.8203488 </text:p>
          </table:table-cell>
          <table:table-cell table:style-name="ce7" office:value-type="float" office:value="74.772829">
            <text:p>74.7728290 </text:p>
          </table:table-cell>
          <table:table-cell table:style-name="ce7" office:value-type="float" office:value="88.314328">
            <text:p>88.3143280 </text:p>
          </table:table-cell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6" office:value-type="float" office:value="3.93093134">
            <text:p>3.93093134 <text:s/></text:p>
          </table:table-cell>
          <table:table-cell table:style-name="ce7" office:value-type="float" office:value="14.0592268">
            <text:p>14.0592268 </text:p>
          </table:table-cell>
          <table:table-cell table:style-name="ce7" office:value-type="float" office:value="27.5514347">
            <text:p>27.5514347 </text:p>
          </table:table-cell>
          <table:table-cell table:style-name="ce7" office:value-type="float" office:value="43.0052709">
            <text:p>43.0052709 </text:p>
          </table:table-cell>
          <table:table-cell table:style-name="ce7" office:value-type="float" office:value="60.0339933">
            <text:p>60.0339933 </text:p>
          </table:table-cell>
          <table:table-cell table:style-name="ce7" office:value-type="float" office:value="78.3856232">
            <text:p>78.3856232 </text:p>
          </table:table-cell>
          <table:table-cell table:style-name="ce7" office:value-type="float" office:value="97.8913315">
            <text:p>97.8913315 </text:p>
          </table:table-cell>
          <table:table-cell table:style-name="ce10" office:value-type="float" office:value="118.42783">
            <text:p>118.427830 </text:p>
          </table:table-cell>
          <table:table-cell table:style-name="ce10" office:value-type="float" office:value="139.9004">
            <text:p>139.900400 </text:p>
          </table:table-cell>
        </table:table-row>
        <table:table-row table:style-name="ro3">
          <table:table-cell table:style-name="ce3" office:value-type="float" office:value="1000">
            <text:p>1000</text:p>
          </table:table-cell>
          <table:table-cell table:style-name="ce6" office:value-type="float" office:value="3.69422085">
            <text:p>3.69422085 <text:s/></text:p>
          </table:table-cell>
          <table:table-cell table:style-name="ce7" office:value-type="float" office:value="23.9722061">
            <text:p>23.9722061 </text:p>
          </table:table-cell>
          <table:table-cell table:style-name="ce7" office:value-type="float" office:value="47.0173387">
            <text:p>47.0173387 </text:p>
          </table:table-cell>
          <table:table-cell table:style-name="ce7" office:value-type="float" office:value="73.419114">
            <text:p>73.4191140 </text:p>
          </table:table-cell>
          <table:table-cell table:style-name="ce10" office:value-type="float" office:value="102.516157">
            <text:p>102.516157 </text:p>
          </table:table-cell>
          <table:table-cell table:style-name="ce10" office:value-type="float" office:value="133.876891">
            <text:p>133.876891 </text:p>
          </table:table-cell>
          <table:table-cell table:style-name="ce10" office:value-type="float" office:value="167.212258">
            <text:p>167.212258 </text:p>
          </table:table-cell>
          <table:table-cell table:style-name="ce10" office:value-type="float" office:value="202.3112">
            <text:p>202.311200 </text:p>
          </table:table-cell>
          <table:table-cell table:style-name="ce10" office:value-type="float" office:value="239.01158">
            <text:p>239.011580 </text:p>
          </table:table-cell>
        </table:table-row>
        <table:table-row table:style-name="ro3">
          <table:table-cell table:style-name="ce3" office:value-type="float" office:value="8000">
            <text:p>8000</text:p>
          </table:table-cell>
          <table:table-cell table:style-name="ce7" office:value-type="float" office:value="13.3669076">
            <text:p>13.3669076 </text:p>
          </table:table-cell>
          <table:table-cell table:style-name="ce7" office:value-type="float" office:value="47.8907687">
            <text:p>47.8907687 </text:p>
          </table:table-cell>
          <table:table-cell table:style-name="ce7" office:value-type="float" office:value="93.9606046">
            <text:p>93.9606046 </text:p>
          </table:table-cell>
          <table:table-cell table:style-name="ce10" office:value-type="float" office:value="146.745512">
            <text:p>146.745512 </text:p>
          </table:table-cell>
          <table:table-cell table:style-name="ce10" office:value-type="float" office:value="204.922711">
            <text:p>204.922711 </text:p>
          </table:table-cell>
          <table:table-cell table:style-name="ce10" office:value-type="float" office:value="267.628498">
            <text:p>267.628498 </text:p>
          </table:table-cell>
          <table:table-cell table:style-name="ce10" office:value-type="float" office:value="334.284478">
            <text:p>334.284478 </text:p>
          </table:table-cell>
          <table:table-cell table:style-name="ce10" office:value-type="float" office:value="404.46835">
            <text:p>404.468350 </text:p>
          </table:table-cell>
          <table:table-cell table:style-name="ce10" office:value-type="float" office:value="477.8557">
            <text:p>477.855700 </text:p>
          </table:table-cell>
        </table:table-row>
        <table:table-row table:style-name="ro3">
          <table:table-cell table:style-name="ce3" office:value-type="float" office:value="20000">
            <text:p>20000</text:p>
          </table:table-cell>
          <table:table-cell table:style-name="ce7" office:value-type="float" office:value="18.1372291">
            <text:p>18.1372291 </text:p>
          </table:table-cell>
          <table:table-cell table:style-name="ce7" office:value-type="float" office:value="64.9866757">
            <text:p>64.9866757 </text:p>
          </table:table-cell>
          <table:table-cell table:style-name="ce10" office:value-type="float" office:value="127.508839">
            <text:p>127.508839 </text:p>
          </table:table-cell>
          <table:table-cell table:style-name="ce10" office:value-type="float" office:value="199.145124">
            <text:p>199.145124 </text:p>
          </table:table-cell>
          <table:table-cell table:style-name="ce10" office:value-type="float" office:value="278.100238">
            <text:p>278.100238 </text:p>
          </table:table-cell>
          <table:table-cell table:style-name="ce10" office:value-type="float" office:value="363.201843">
            <text:p>363.201843 </text:p>
          </table:table-cell>
          <table:table-cell table:style-name="ce10" office:value-type="float" office:value="453.664875">
            <text:p>453.664875 </text:p>
          </table:table-cell>
          <table:table-cell table:style-name="ce10" office:value-type="float" office:value="548.91614">
            <text:p>548.916140 </text:p>
          </table:table-cell>
          <table:table-cell table:style-name="ce10" office:value-type="float" office:value="648.51533">
            <text:p>648.515330 </text:p>
          </table:table-cell>
        </table:table-row>
        <table:table-row table:style-name="ro3" table:number-rows-repeated="104855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Numbers" table:style-name="ta1" table:protected="true">
        <table:table-protection table:select-protected-cells="true" table:select-unprotected-cells="true"/>
        <table:table-column table:style-name="co4" table:default-cell-style-name="Default"/>
        <table:table-column table:style-name="co5" table:number-columns-repeated="9" table:default-cell-style-name="ce9"/>
        <table:table-row table:style-name="ro3">
          <table:table-cell table:formula="of:=['E_n(λ)'.A3]" office:value-type="string" office:string-value="λ">
            <text:p>λ</text:p>
          </table:table-cell>
          <table:table-cell table:style-name="Default" table:formula="of:=['E_n(λ)'.B3]" office:value-type="float" office:value="0">
            <text:p>0</text:p>
          </table:table-cell>
          <table:table-cell table:style-name="Default" table:formula="of:=['E_n(λ)'.C3]" office:value-type="float" office:value="1">
            <text:p>1</text:p>
          </table:table-cell>
          <table:table-cell table:style-name="Default" table:formula="of:=['E_n(λ)'.D3]" office:value-type="float" office:value="2">
            <text:p>2</text:p>
          </table:table-cell>
          <table:table-cell table:style-name="Default" table:formula="of:=['E_n(λ)'.E3]" office:value-type="float" office:value="3">
            <text:p>3</text:p>
          </table:table-cell>
          <table:table-cell table:style-name="Default" table:formula="of:=['E_n(λ)'.F3]" office:value-type="float" office:value="4">
            <text:p>4</text:p>
          </table:table-cell>
          <table:table-cell table:style-name="Default" table:formula="of:=['E_n(λ)'.G3]" office:value-type="float" office:value="5">
            <text:p>5</text:p>
          </table:table-cell>
          <table:table-cell table:style-name="Default" table:formula="of:=['E_n(λ)'.H3]" office:value-type="float" office:value="6">
            <text:p>6</text:p>
          </table:table-cell>
          <table:table-cell table:style-name="Default" table:formula="of:=['E_n(λ)'.I3]" office:value-type="float" office:value="7">
            <text:p>7</text:p>
          </table:table-cell>
          <table:table-cell table:style-name="Default" table:formula="of:=['E_n(λ)'.J3]" office:value-type="float" office:value="8">
            <text:p>8</text:p>
          </table:table-cell>
        </table:table-row>
        <table:table-row table:style-name="ro3">
          <table:table-cell table:formula="of:=['E_n(λ)'.A4]" office:value-type="float" office:value="0.002">
            <text:p>0.002</text:p>
          </table:table-cell>
          <table:table-cell table:formula="of:=['E_n(λ)'.B4]" office:value-type="float" office:value="0.50148966">
            <text:p>0.50148966</text:p>
          </table:table-cell>
          <table:table-cell table:formula="of:=['E_n(λ)'.C4]" office:value-type="float" office:value="1.50741939">
            <text:p>1.50741939</text:p>
          </table:table-cell>
          <table:table-cell table:formula="of:=['E_n(λ)'.D4]" office:value-type="float" office:value="2.51920212">
            <text:p>2.51920212</text:p>
          </table:table-cell>
          <table:table-cell table:formula="of:=['E_n(λ)'.E4]" office:value-type="float" office:value="3.53674413">
            <text:p>3.53674413</text:p>
          </table:table-cell>
          <table:table-cell table:formula="of:=['E_n(λ)'.F4]" office:value-type="float" office:value="4.55995556">
            <text:p>4.55995556</text:p>
          </table:table-cell>
          <table:table-cell table:formula="of:=['E_n(λ)'.G4]" office:value-type="float" office:value="5.58875005">
            <text:p>5.58875005</text:p>
          </table:table-cell>
          <table:table-cell table:formula="of:=['E_n(λ)'.H4]" office:value-type="float" office:value="6.6230446">
            <text:p>6.62304460</text:p>
          </table:table-cell>
          <table:table-cell table:formula="of:=['E_n(λ)'.I4]" office:value-type="float" office:value="7.66275933">
            <text:p>7.66275933</text:p>
          </table:table-cell>
          <table:table-cell table:formula="of:=['E_n(λ)'.J4]" office:value-type="float" office:value="8.7078173">
            <text:p>8.70781730</text:p>
          </table:table-cell>
        </table:table-row>
        <table:table-row table:style-name="ro3">
          <table:table-cell table:formula="of:=['E_n(λ)'.A5]" office:value-type="float" office:value="0.006">
            <text:p>0.006</text:p>
          </table:table-cell>
          <table:table-cell table:formula="of:=['E_n(λ)'.B5]" office:value-type="float" office:value="0.50440971">
            <text:p>0.50440971</text:p>
          </table:table-cell>
          <table:table-cell table:formula="of:=['E_n(λ)'.C5]" office:value-type="float" office:value="1.52180565">
            <text:p>1.52180565</text:p>
          </table:table-cell>
          <table:table-cell table:formula="of:=['E_n(λ)'.D5]" office:value-type="float" office:value="2.5559723">
            <text:p>2.55597230</text:p>
          </table:table-cell>
          <table:table-cell table:formula="of:=['E_n(λ)'.E5]" office:value-type="float" office:value="3.60618633">
            <text:p>3.60618633</text:p>
          </table:table-cell>
          <table:table-cell table:formula="of:=['E_n(λ)'.F5]" office:value-type="float" office:value="4.67180037">
            <text:p>4.67180037</text:p>
          </table:table-cell>
          <table:table-cell table:formula="of:=['E_n(λ)'.G5]" office:value-type="float" office:value="5.75223087">
            <text:p>5.75223087</text:p>
          </table:table-cell>
          <table:table-cell table:formula="of:=['E_n(λ)'.H5]" office:value-type="float" office:value="6.84694847">
            <text:p>6.84694847</text:p>
          </table:table-cell>
          <table:table-cell table:formula="of:=['E_n(λ)'.I5]" office:value-type="float" office:value="7.95547029">
            <text:p>7.95547029</text:p>
          </table:table-cell>
          <table:table-cell table:formula="of:=['E_n(λ)'.J5]" office:value-type="float" office:value="9.07735366">
            <text:p>9.07735366</text:p>
          </table:table-cell>
        </table:table-row>
        <table:table-row table:style-name="ro3">
          <table:table-cell table:formula="of:=['E_n(λ)'.A6]" office:value-type="float" office:value="0.01">
            <text:p>0.01</text:p>
          </table:table-cell>
          <table:table-cell table:formula="of:=['E_n(λ)'.B6]" office:value-type="float" office:value="0.5072562">
            <text:p>0.50725620</text:p>
          </table:table-cell>
          <table:table-cell table:formula="of:=['E_n(λ)'.C6]" office:value-type="float" office:value="1.53564828">
            <text:p>1.53564828</text:p>
          </table:table-cell>
          <table:table-cell table:formula="of:=['E_n(λ)'.D6]" office:value-type="float" office:value="2.5908458">
            <text:p>2.59084580</text:p>
          </table:table-cell>
          <table:table-cell table:formula="of:=['E_n(λ)'.E6]" office:value-type="float" office:value="3.67109494">
            <text:p>3.67109494</text:p>
          </table:table-cell>
          <table:table-cell table:formula="of:=['E_n(λ)'.F6]" office:value-type="float" office:value="4.77491312">
            <text:p>4.77491312</text:p>
          </table:table-cell>
          <table:table-cell table:formula="of:=['E_n(λ)'.G6]" office:value-type="float" office:value="5.90102667">
            <text:p>5.90102667</text:p>
          </table:table-cell>
          <table:table-cell table:formula="of:=['E_n(λ)'.H6]" office:value-type="float" office:value="7.04832688">
            <text:p>7.04832688</text:p>
          </table:table-cell>
          <table:table-cell table:formula="of:=['E_n(λ)'.I6]" office:value-type="float" office:value="8.21583781">
            <text:p>8.21583781</text:p>
          </table:table-cell>
          <table:table-cell table:formula="of:=['E_n(λ)'.J6]" office:value-type="float" office:value="9.40269231">
            <text:p>9.40269231</text:p>
          </table:table-cell>
        </table:table-row>
        <table:table-row table:style-name="ro3">
          <table:table-cell table:formula="of:=['E_n(λ)'.A7]" office:value-type="float" office:value="0.05">
            <text:p>0.05</text:p>
          </table:table-cell>
          <table:table-cell table:formula="of:=['E_n(λ)'.B7]" office:value-type="float" office:value="0.53264275">
            <text:p>0.53264275</text:p>
          </table:table-cell>
          <table:table-cell table:formula="of:=['E_n(λ)'.C7]" office:value-type="float" office:value="1.65343601">
            <text:p>1.65343601</text:p>
          </table:table-cell>
          <table:table-cell table:formula="of:=['E_n(λ)'.D7]" office:value-type="float" office:value="2.87397963">
            <text:p>2.87397963</text:p>
          </table:table-cell>
          <table:table-cell table:formula="of:=['E_n(λ)'.E7]" office:value-type="float" office:value="4.17633891">
            <text:p>4.17633891</text:p>
          </table:table-cell>
          <table:table-cell table:formula="of:=['E_n(λ)'.F7]" office:value-type="float" office:value="5.54929781">
            <text:p>5.54929781</text:p>
          </table:table-cell>
          <table:table-cell table:formula="of:=['E_n(λ)'.G7]" office:value-type="float" office:value="6.9849631">
            <text:p>6.98496310</text:p>
          </table:table-cell>
          <table:table-cell table:formula="of:=['E_n(λ)'.H7]" office:value-type="float" office:value="8.47739734">
            <text:p>8.47739734</text:p>
          </table:table-cell>
          <table:table-cell table:formula="of:=['E_n(λ)'.I7]" office:value-type="float" office:value="10.0219318">
            <text:p>10.02193180</text:p>
          </table:table-cell>
          <table:table-cell table:formula="of:=['E_n(λ)'.J7]" office:value-type="float" office:value="11.6147761">
            <text:p>11.61477610</text:p>
          </table:table-cell>
        </table:table-row>
        <table:table-row table:style-name="ro3">
          <table:table-cell table:formula="of:=['E_n(λ)'.A8]" office:value-type="float" office:value="0.1">
            <text:p>0.1</text:p>
          </table:table-cell>
          <table:table-cell table:formula="of:=['E_n(λ)'.B8]" office:value-type="float" office:value="0.55914633">
            <text:p>0.55914633</text:p>
          </table:table-cell>
          <table:table-cell table:formula="of:=['E_n(λ)'.C8]" office:value-type="float" office:value="1.76950264">
            <text:p>1.76950264</text:p>
          </table:table-cell>
          <table:table-cell table:formula="of:=['E_n(λ)'.D8]" office:value-type="float" office:value="3.13862431">
            <text:p>3.13862431</text:p>
          </table:table-cell>
          <table:table-cell table:formula="of:=['E_n(λ)'.E8]" office:value-type="float" office:value="4.62888281">
            <text:p>4.62888281</text:p>
          </table:table-cell>
          <table:table-cell table:formula="of:=['E_n(λ)'.F8]" office:value-type="float" office:value="6.2203009">
            <text:p>6.22030090</text:p>
          </table:table-cell>
          <table:table-cell table:formula="of:=['E_n(λ)'.G8]" office:value-type="float" office:value="7.89976723">
            <text:p>7.89976723</text:p>
          </table:table-cell>
          <table:table-cell table:formula="of:=['E_n(λ)'.H8]" office:value-type="float" office:value="9.65783999">
            <text:p>9.65783999</text:p>
          </table:table-cell>
          <table:table-cell table:formula="of:=['E_n(λ)'.I8]" office:value-type="float" office:value="11.4873156">
            <text:p>11.48731560</text:p>
          </table:table-cell>
          <table:table-cell table:formula="of:=['E_n(λ)'.J8]" office:value-type="float" office:value="13.3789698">
            <text:p>13.37896980</text:p>
          </table:table-cell>
        </table:table-row>
        <table:table-row table:style-name="ro3">
          <table:table-cell table:formula="of:=['E_n(λ)'.A9]" office:value-type="float" office:value="0.3">
            <text:p>0.3</text:p>
          </table:table-cell>
          <table:table-cell table:formula="of:=['E_n(λ)'.B9]" office:value-type="float" office:value="0.63799178">
            <text:p>0.63799178</text:p>
          </table:table-cell>
          <table:table-cell table:formula="of:=['E_n(λ)'.C9]" office:value-type="float" office:value="2.09464199">
            <text:p>2.09464199</text:p>
          </table:table-cell>
          <table:table-cell table:formula="of:=['E_n(λ)'.D9]" office:value-type="float" office:value="3.84478265">
            <text:p>3.84478265</text:p>
          </table:table-cell>
          <table:table-cell table:formula="of:=['E_n(λ)'.E9]" office:value-type="float" office:value="5.79657363">
            <text:p>5.79657363</text:p>
          </table:table-cell>
          <table:table-cell table:formula="of:=['E_n(λ)'.F9]" office:value-type="float" office:value="7.91175273">
            <text:p>7.91175273</text:p>
          </table:table-cell>
          <table:table-cell table:formula="of:=['E_n(λ)'.G9]" office:value-type="float" office:value="10.1664889">
            <text:p>10.16648890</text:p>
          </table:table-cell>
          <table:table-cell table:formula="of:=['E_n(λ)'.H9]" office:value-type="float" office:value="12.5442587">
            <text:p>12.54425870</text:p>
          </table:table-cell>
          <table:table-cell table:formula="of:=['E_n(λ)'.I9]" office:value-type="float" office:value="15.0327713">
            <text:p>15.03277130</text:p>
          </table:table-cell>
          <table:table-cell table:formula="of:=['E_n(λ)'.J9]" office:value-type="float" office:value="17.6224482">
            <text:p>17.62244820</text:p>
          </table:table-cell>
        </table:table-row>
        <table:table-row table:style-name="ro3">
          <table:table-cell table:formula="of:=['E_n(λ)'.A10]" office:value-type="float" office:value="0.5">
            <text:p>0.5</text:p>
          </table:table-cell>
          <table:table-cell table:formula="of:=['E_n(λ)'.B10]" office:value-type="float" office:value="0.69617582">
            <text:p>0.69617582</text:p>
          </table:table-cell>
          <table:table-cell table:formula="of:=['E_n(λ)'.C10]" office:value-type="float" office:value="2.32440635">
            <text:p>2.32440635</text:p>
          </table:table-cell>
          <table:table-cell table:formula="of:=['E_n(λ)'.D10]" office:value-type="float" office:value="4.32752498">
            <text:p>4.32752498</text:p>
          </table:table-cell>
          <table:table-cell table:formula="of:=['E_n(λ)'.E10]" office:value-type="float" office:value="6.57840195">
            <text:p>6.57840195</text:p>
          </table:table-cell>
          <table:table-cell table:formula="of:=['E_n(λ)'.F10]" office:value-type="float" office:value="9.02877872">
            <text:p>9.02877872</text:p>
          </table:table-cell>
          <table:table-cell table:formula="of:=['E_n(λ)'.G10]" office:value-type="float" office:value="11.6487207">
            <text:p>11.64872070</text:p>
          </table:table-cell>
          <table:table-cell table:formula="of:=['E_n(λ)'.H10]" office:value-type="float" office:value="14.4176692">
            <text:p>14.41766920</text:p>
          </table:table-cell>
          <table:table-cell table:formula="of:=['E_n(λ)'.I10]" office:value-type="float" office:value="17.3204242">
            <text:p>17.32042420</text:p>
          </table:table-cell>
          <table:table-cell table:formula="of:=['E_n(λ)'.J10]" office:value-type="float" office:value="20.3451931">
            <text:p>20.34519310</text:p>
          </table:table-cell>
        </table:table-row>
        <table:table-row table:style-name="ro3">
          <table:table-cell table:formula="of:=['E_n(λ)'.A11]" office:value-type="float" office:value="0.7">
            <text:p>0.7</text:p>
          </table:table-cell>
          <table:table-cell table:formula="of:=['E_n(λ)'.B11]" office:value-type="float" office:value="0.7439035">
            <text:p>0.74390350</text:p>
          </table:table-cell>
          <table:table-cell table:formula="of:=['E_n(λ)'.C11]" office:value-type="float" office:value="2.5092281">
            <text:p>2.50922810</text:p>
          </table:table-cell>
          <table:table-cell table:formula="of:=['E_n(λ)'.D11]" office:value-type="float" office:value="4.7103281">
            <text:p>4.71032810</text:p>
          </table:table-cell>
          <table:table-cell table:formula="of:=['E_n(λ)'.E11]" office:value-type="float" office:value="7.19326528">
            <text:p>7.19326528</text:p>
          </table:table-cell>
          <table:table-cell table:formula="of:=['E_n(λ)'.F11]" office:value-type="float" office:value="9.9026107">
            <text:p>9.90261070</text:p>
          </table:table-cell>
          <table:table-cell table:formula="of:=['E_n(λ)'.G11]" office:value-type="float" office:value="12.8039297">
            <text:p>12.80392970</text:p>
          </table:table-cell>
          <table:table-cell table:formula="of:=['E_n(λ)'.H11]" office:value-type="float" office:value="15.8736836">
            <text:p>15.87368360</text:p>
          </table:table-cell>
          <table:table-cell table:formula="of:=['E_n(λ)'.I11]" office:value-type="float" office:value="19.0945183">
            <text:p>19.09451830</text:p>
          </table:table-cell>
          <table:table-cell table:formula="of:=['E_n(λ)'.J11]" office:value-type="float" office:value="22.4529996">
            <text:p>22.45299960</text:p>
          </table:table-cell>
        </table:table-row>
        <table:table-row table:style-name="ro3">
          <table:table-cell table:formula="of:=['E_n(λ)'.A12]" office:value-type="float" office:value="1">
            <text:p>1</text:p>
          </table:table-cell>
          <table:table-cell table:formula="of:=['E_n(λ)'.B12]" office:value-type="float" office:value="0.80377065">
            <text:p>0.80377065</text:p>
          </table:table-cell>
          <table:table-cell table:formula="of:=['E_n(λ)'.C12]" office:value-type="float" office:value="2.73789227">
            <text:p>2.73789227</text:p>
          </table:table-cell>
          <table:table-cell table:formula="of:=['E_n(λ)'.D12]" office:value-type="float" office:value="5.17929169">
            <text:p>5.17929169</text:p>
          </table:table-cell>
          <table:table-cell table:formula="of:=['E_n(λ)'.E12]" office:value-type="float" office:value="7.94240399">
            <text:p>7.94240399</text:p>
          </table:table-cell>
          <table:table-cell table:formula="of:=['E_n(λ)'.F12]" office:value-type="float" office:value="10.9635831">
            <text:p>10.96358310</text:p>
          </table:table-cell>
          <table:table-cell table:formula="of:=['E_n(λ)'.G12]" office:value-type="float" office:value="14.2031394">
            <text:p>14.20313940</text:p>
          </table:table-cell>
          <table:table-cell table:formula="of:=['E_n(λ)'.H12]" office:value-type="float" office:value="17.6340492">
            <text:p>17.63404920</text:p>
          </table:table-cell>
          <table:table-cell table:formula="of:=['E_n(λ)'.I12]" office:value-type="float" office:value="21.2364362">
            <text:p>21.23643620</text:p>
          </table:table-cell>
          <table:table-cell table:formula="of:=['E_n(λ)'.J12]" office:value-type="float" office:value="24.9949457">
            <text:p>24.99494570</text:p>
          </table:table-cell>
        </table:table-row>
        <table:table-row table:style-name="ro3">
          <table:table-cell table:formula="of:=['E_n(λ)'.A13]" office:value-type="float" office:value="2">
            <text:p>2</text:p>
          </table:table-cell>
          <table:table-cell table:formula="of:=['E_n(λ)'.B13]" office:value-type="float" office:value="0.95156847">
            <text:p>0.95156847</text:p>
          </table:table-cell>
          <table:table-cell table:formula="of:=['E_n(λ)'.C13]" office:value-type="float" office:value="3.29286782">
            <text:p>3.29286782</text:p>
          </table:table-cell>
          <table:table-cell table:formula="of:=['E_n(λ)'.D13]" office:value-type="float" office:value="6.30388057">
            <text:p>6.30388057</text:p>
          </table:table-cell>
          <table:table-cell table:formula="of:=['E_n(λ)'.E13]" office:value-type="float" office:value="9.72732319">
            <text:p>9.72732319</text:p>
          </table:table-cell>
          <table:table-cell table:formula="of:=['E_n(λ)'.F13]" office:value-type="float" office:value="13.4812759">
            <text:p>13.48127590</text:p>
          </table:table-cell>
          <table:table-cell table:formula="of:=['E_n(λ)'.G13]" office:value-type="float" office:value="17.5141324">
            <text:p>17.51413240</text:p>
          </table:table-cell>
          <table:table-cell table:formula="of:=['E_n(λ)'.H13]" office:value-type="float" office:value="21.7909564">
            <text:p>21.79095640</text:p>
          </table:table-cell>
          <table:table-cell table:formula="of:=['E_n(λ)'.I13]" office:value-type="float" office:value="26.286125">
            <text:p>26.28612500</text:p>
          </table:table-cell>
          <table:table-cell table:formula="of:=['E_n(λ)'.J13]" office:value-type="float" office:value="30.979883">
            <text:p>30.97988300</text:p>
          </table:table-cell>
        </table:table-row>
        <table:table-row table:style-name="ro3">
          <table:table-cell table:formula="of:=['E_n(λ)'.A14]" office:value-type="float" office:value="50">
            <text:p>50</text:p>
          </table:table-cell>
          <table:table-cell table:formula="of:=['E_n(λ)'.B14]" office:value-type="float" office:value="2.49970877">
            <text:p>2.49970877</text:p>
          </table:table-cell>
          <table:table-cell table:formula="of:=['E_n(λ)'.C14]" office:value-type="float" office:value="8.91509636">
            <text:p>8.91509636</text:p>
          </table:table-cell>
          <table:table-cell table:formula="of:=['E_n(λ)'.D14]" office:value-type="float" office:value="17.4369921">
            <text:p>17.43699210</text:p>
          </table:table-cell>
          <table:table-cell table:formula="of:=['E_n(λ)'.E14]" office:value-type="float" office:value="27.1926458">
            <text:p>27.19264580</text:p>
          </table:table-cell>
          <table:table-cell table:formula="of:=['E_n(λ)'.F14]" office:value-type="float" office:value="37.9385022">
            <text:p>37.93850220</text:p>
          </table:table-cell>
          <table:table-cell table:formula="of:=['E_n(λ)'.G14]" office:value-type="float" office:value="49.5164187">
            <text:p>49.51641870</text:p>
          </table:table-cell>
          <table:table-cell table:formula="of:=['E_n(λ)'.H14]" office:value-type="float" office:value="61.8203488">
            <text:p>61.82034880</text:p>
          </table:table-cell>
          <table:table-cell table:formula="of:=['E_n(λ)'.I14]" office:value-type="float" office:value="74.772829">
            <text:p>74.77282900</text:p>
          </table:table-cell>
          <table:table-cell table:formula="of:=['E_n(λ)'.J14]" office:value-type="float" office:value="88.314328">
            <text:p>88.31432800</text:p>
          </table:table-cell>
        </table:table-row>
        <table:table-row table:style-name="ro3">
          <table:table-cell table:formula="of:=['E_n(λ)'.A15]" office:value-type="float" office:value="200">
            <text:p>200</text:p>
          </table:table-cell>
          <table:table-cell table:formula="of:=['E_n(λ)'.B15]" office:value-type="float" office:value="3.93093134">
            <text:p>3.93093134</text:p>
          </table:table-cell>
          <table:table-cell table:formula="of:=['E_n(λ)'.C15]" office:value-type="float" office:value="14.0592268">
            <text:p>14.05922680</text:p>
          </table:table-cell>
          <table:table-cell table:formula="of:=['E_n(λ)'.D15]" office:value-type="float" office:value="27.5514347">
            <text:p>27.55143470</text:p>
          </table:table-cell>
          <table:table-cell table:formula="of:=['E_n(λ)'.E15]" office:value-type="float" office:value="43.0052709">
            <text:p>43.00527090</text:p>
          </table:table-cell>
          <table:table-cell table:formula="of:=['E_n(λ)'.F15]" office:value-type="float" office:value="60.0339933">
            <text:p>60.03399330</text:p>
          </table:table-cell>
          <table:table-cell table:formula="of:=['E_n(λ)'.G15]" office:value-type="float" office:value="78.3856232">
            <text:p>78.38562320</text:p>
          </table:table-cell>
          <table:table-cell table:formula="of:=['E_n(λ)'.H15]" office:value-type="float" office:value="97.8913315">
            <text:p>97.89133150</text:p>
          </table:table-cell>
          <table:table-cell table:formula="of:=['E_n(λ)'.I15]" office:value-type="float" office:value="118.42783">
            <text:p>118.42783000</text:p>
          </table:table-cell>
          <table:table-cell table:formula="of:=['E_n(λ)'.J15]" office:value-type="float" office:value="139.9004">
            <text:p>139.90040000</text:p>
          </table:table-cell>
        </table:table-row>
        <table:table-row table:style-name="ro3">
          <table:table-cell table:formula="of:=['E_n(λ)'.A16]" office:value-type="float" office:value="1000">
            <text:p>1000</text:p>
          </table:table-cell>
          <table:table-cell table:formula="of:=['E_n(λ)'.B16]" office:value-type="float" office:value="3.69422085">
            <text:p>3.69422085</text:p>
          </table:table-cell>
          <table:table-cell table:formula="of:=['E_n(λ)'.C16]" office:value-type="float" office:value="23.9722061">
            <text:p>23.97220610</text:p>
          </table:table-cell>
          <table:table-cell table:formula="of:=['E_n(λ)'.D16]" office:value-type="float" office:value="47.0173387">
            <text:p>47.01733870</text:p>
          </table:table-cell>
          <table:table-cell table:formula="of:=['E_n(λ)'.E16]" office:value-type="float" office:value="73.419114">
            <text:p>73.41911400</text:p>
          </table:table-cell>
          <table:table-cell table:formula="of:=['E_n(λ)'.F16]" office:value-type="float" office:value="102.516157">
            <text:p>102.51615700</text:p>
          </table:table-cell>
          <table:table-cell table:formula="of:=['E_n(λ)'.G16]" office:value-type="float" office:value="133.876891">
            <text:p>133.87689100</text:p>
          </table:table-cell>
          <table:table-cell table:formula="of:=['E_n(λ)'.H16]" office:value-type="float" office:value="167.212258">
            <text:p>167.21225800</text:p>
          </table:table-cell>
          <table:table-cell table:formula="of:=['E_n(λ)'.I16]" office:value-type="float" office:value="202.3112">
            <text:p>202.31120000</text:p>
          </table:table-cell>
          <table:table-cell table:formula="of:=['E_n(λ)'.J16]" office:value-type="float" office:value="239.01158">
            <text:p>239.01158000</text:p>
          </table:table-cell>
        </table:table-row>
        <table:table-row table:style-name="ro3">
          <table:table-cell table:formula="of:=['E_n(λ)'.A17]" office:value-type="float" office:value="8000">
            <text:p>8000</text:p>
          </table:table-cell>
          <table:table-cell table:formula="of:=['E_n(λ)'.B17]" office:value-type="float" office:value="13.3669076">
            <text:p>13.36690760</text:p>
          </table:table-cell>
          <table:table-cell table:formula="of:=['E_n(λ)'.C17]" office:value-type="float" office:value="47.8907687">
            <text:p>47.89076870</text:p>
          </table:table-cell>
          <table:table-cell table:formula="of:=['E_n(λ)'.D17]" office:value-type="float" office:value="93.9606046">
            <text:p>93.96060460</text:p>
          </table:table-cell>
          <table:table-cell table:formula="of:=['E_n(λ)'.E17]" office:value-type="float" office:value="146.745512">
            <text:p>146.74551200</text:p>
          </table:table-cell>
          <table:table-cell table:formula="of:=['E_n(λ)'.F17]" office:value-type="float" office:value="204.922711">
            <text:p>204.92271100</text:p>
          </table:table-cell>
          <table:table-cell table:formula="of:=['E_n(λ)'.G17]" office:value-type="float" office:value="267.628498">
            <text:p>267.62849800</text:p>
          </table:table-cell>
          <table:table-cell table:formula="of:=['E_n(λ)'.H17]" office:value-type="float" office:value="334.284478">
            <text:p>334.28447800</text:p>
          </table:table-cell>
          <table:table-cell table:formula="of:=['E_n(λ)'.I17]" office:value-type="float" office:value="404.46835">
            <text:p>404.46835000</text:p>
          </table:table-cell>
          <table:table-cell table:formula="of:=['E_n(λ)'.J17]" office:value-type="float" office:value="477.8557">
            <text:p>477.85570000</text:p>
          </table:table-cell>
        </table:table-row>
        <table:table-row table:style-name="ro3">
          <table:table-cell table:formula="of:=['E_n(λ)'.A18]" office:value-type="float" office:value="20000">
            <text:p>20000</text:p>
          </table:table-cell>
          <table:table-cell table:formula="of:=['E_n(λ)'.B18]" office:value-type="float" office:value="18.1372291">
            <text:p>18.13722910</text:p>
          </table:table-cell>
          <table:table-cell table:formula="of:=['E_n(λ)'.C18]" office:value-type="float" office:value="64.9866757">
            <text:p>64.98667570</text:p>
          </table:table-cell>
          <table:table-cell table:formula="of:=['E_n(λ)'.D18]" office:value-type="float" office:value="127.508839">
            <text:p>127.50883900</text:p>
          </table:table-cell>
          <table:table-cell table:formula="of:=['E_n(λ)'.E18]" office:value-type="float" office:value="199.145124">
            <text:p>199.14512400</text:p>
          </table:table-cell>
          <table:table-cell table:formula="of:=['E_n(λ)'.F18]" office:value-type="float" office:value="278.100238">
            <text:p>278.10023800</text:p>
          </table:table-cell>
          <table:table-cell table:formula="of:=['E_n(λ)'.G18]" office:value-type="float" office:value="363.201843">
            <text:p>363.20184300</text:p>
          </table:table-cell>
          <table:table-cell table:formula="of:=['E_n(λ)'.H18]" office:value-type="float" office:value="453.664875">
            <text:p>453.66487500</text:p>
          </table:table-cell>
          <table:table-cell table:formula="of:=['E_n(λ)'.I18]" office:value-type="float" office:value="548.91614">
            <text:p>548.91614000</text:p>
          </table:table-cell>
          <table:table-cell table:formula="of:=['E_n(λ)'.J18]" office:value-type="float" office:value="648.51533">
            <text:p>648.51533000</text:p>
          </table:table-cell>
        </table:table-row>
      </table:table>
      <table:table table:name="Numerical 1000" table:style-name="ta1" table:protected="true">
        <table:table-protection table:select-protected-cells="true" table:select-unprotected-cells="true"/>
        <table:table-column table:style-name="co6" table:default-cell-style-name="ce12"/>
        <table:table-column table:style-name="co7" table:number-columns-repeated="9" table:default-cell-style-name="ce12"/>
        <table:table-row table:style-name="ro3">
          <table:table-cell table:style-name="ce11" office:value-type="string">
            <text:p>Numerical Computation for DIM=1000</text:p>
          </table:table-cell>
          <table:table-cell table:style-name="ce11" table:number-columns-repeated="9"/>
        </table:table-row>
        <table:table-row table:style-name="ro2">
          <table:table-cell office:value-type="string">
            <text:p>λ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3">
          <table:table-cell table:formula="of:=[.A20]" office:value-type="float" office:value="0.002">
            <text:p>0.002</text:p>
          </table:table-cell>
          <table:table-cell office:value-type="string">
            <text:p>0.501489662750171</text:p>
          </table:table-cell>
          <table:table-cell office:value-type="string">
            <text:p>1.50741939498167</text:p>
          </table:table-cell>
          <table:table-cell office:value-type="string">
            <text:p>2.51920211509096</text:p>
          </table:table-cell>
          <table:table-cell office:value-type="string">
            <text:p>3.53674413355129</text:p>
          </table:table-cell>
          <table:table-cell office:value-type="string">
            <text:p>4.55995555730046</text:p>
          </table:table-cell>
          <table:table-cell office:value-type="string">
            <text:p>5.58875004711414</text:p>
          </table:table-cell>
          <table:table-cell office:value-type="string">
            <text:p>6.62304459588085</text:p>
          </table:table-cell>
          <table:table-cell office:value-type="string">
            <text:p>7.66275932552163</text:p>
          </table:table-cell>
          <table:table-cell office:value-type="string">
            <text:p>8.70781730062095</text:p>
          </table:table-cell>
        </table:table-row>
        <table:table-row table:style-name="ro3">
          <table:table-cell table:formula="of:=[.A21]" office:value-type="float" office:value="0.006">
            <text:p>0.006</text:p>
          </table:table-cell>
          <table:table-cell office:value-type="string">
            <text:p>0.504409707976262</text:p>
          </table:table-cell>
          <table:table-cell office:value-type="string">
            <text:p>1.52180564999134</text:p>
          </table:table-cell>
          <table:table-cell office:value-type="string">
            <text:p>2.55597229634974</text:p>
          </table:table-cell>
          <table:table-cell office:value-type="string">
            <text:p>3.60618632647831</text:p>
          </table:table-cell>
          <table:table-cell office:value-type="string">
            <text:p>4.67180037169572</text:p>
          </table:table-cell>
          <table:table-cell office:value-type="string">
            <text:p>5.75223087275165</text:p>
          </table:table-cell>
          <table:table-cell office:value-type="string">
            <text:p>6.84694846985954</text:p>
          </table:table-cell>
          <table:table-cell office:value-type="string">
            <text:p>7.95547028682638</text:p>
          </table:table-cell>
          <table:table-cell office:value-type="string">
            <text:p>9.07735365680420</text:p>
          </table:table-cell>
        </table:table-row>
        <table:table-row table:style-name="ro3">
          <table:table-cell table:formula="of:=[.A22]" office:value-type="float" office:value="0.01">
            <text:p>0.01</text:p>
          </table:table-cell>
          <table:table-cell office:value-type="string">
            <text:p>0.507256204525196</text:p>
          </table:table-cell>
          <table:table-cell office:value-type="string">
            <text:p>1.53564827829653</text:p>
          </table:table-cell>
          <table:table-cell office:value-type="string">
            <text:p>2.59084579619111</text:p>
          </table:table-cell>
          <table:table-cell office:value-type="string">
            <text:p>3.67109494222550</text:p>
          </table:table-cell>
          <table:table-cell office:value-type="string">
            <text:p>4.77491311865548</text:p>
          </table:table-cell>
          <table:table-cell office:value-type="string">
            <text:p>5.90102667411226</text:p>
          </table:table-cell>
          <table:table-cell office:value-type="string">
            <text:p>7.04832687908355</text:p>
          </table:table-cell>
          <table:table-cell office:value-type="string">
            <text:p>8.21583781042619</text:p>
          </table:table-cell>
          <table:table-cell office:value-type="string">
            <text:p>9.40269230644137</text:p>
          </table:table-cell>
        </table:table-row>
        <table:table-row table:style-name="ro3">
          <table:table-cell table:formula="of:=[.A23]" office:value-type="float" office:value="0.05">
            <text:p>0.05</text:p>
          </table:table-cell>
          <table:table-cell office:value-type="string">
            <text:p>0.532642754771974</text:p>
          </table:table-cell>
          <table:table-cell office:value-type="string">
            <text:p>1.65343600657632</text:p>
          </table:table-cell>
          <table:table-cell office:value-type="string">
            <text:p>2.87397963441659</text:p>
          </table:table-cell>
          <table:table-cell office:value-type="string">
            <text:p>4.17633891289325</text:p>
          </table:table-cell>
          <table:table-cell office:value-type="string">
            <text:p>5.54929781131677</text:p>
          </table:table-cell>
          <table:table-cell office:value-type="string">
            <text:p>6.98496309887145</text:p>
          </table:table-cell>
          <table:table-cell office:value-type="string">
            <text:p>8.47739734307197</text:p>
          </table:table-cell>
          <table:table-cell office:value-type="string">
            <text:p>10.0219318020944</text:p>
          </table:table-cell>
          <table:table-cell office:value-type="string">
            <text:p>11.6147760899696</text:p>
          </table:table-cell>
        </table:table-row>
        <table:table-row table:style-name="ro3">
          <table:table-cell table:formula="of:=[.A24]" office:value-type="float" office:value="0.1">
            <text:p>0.1</text:p>
          </table:table-cell>
          <table:table-cell office:value-type="string">
            <text:p>0.559146327183634</text:p>
          </table:table-cell>
          <table:table-cell office:value-type="string">
            <text:p>1.76950264394931</text:p>
          </table:table-cell>
          <table:table-cell office:value-type="string">
            <text:p>3.13862430849797</text:p>
          </table:table-cell>
          <table:table-cell office:value-type="string">
            <text:p>4.62888280888859</text:p>
          </table:table-cell>
          <table:table-cell office:value-type="string">
            <text:p>6.22030090000682</text:p>
          </table:table-cell>
          <table:table-cell office:value-type="string">
            <text:p>7.89976722787115</text:p>
          </table:table-cell>
          <table:table-cell office:value-type="string">
            <text:p>9.65783999216018</text:p>
          </table:table-cell>
          <table:table-cell office:value-type="string">
            <text:p>11.4873155794441</text:p>
          </table:table-cell>
          <table:table-cell office:value-type="string">
            <text:p>13.3824748074461</text:p>
          </table:table-cell>
        </table:table-row>
        <table:table-row table:style-name="ro3">
          <table:table-cell table:formula="of:=[.A25]" office:value-type="float" office:value="0.3">
            <text:p>0.3</text:p>
          </table:table-cell>
          <table:table-cell office:value-type="string">
            <text:p>0.637991783170988</text:p>
          </table:table-cell>
          <table:table-cell office:value-type="string">
            <text:p>2.09464198569319</text:p>
          </table:table-cell>
          <table:table-cell office:value-type="string">
            <text:p>3.84478264749759</text:p>
          </table:table-cell>
          <table:table-cell office:value-type="string">
            <text:p>5.79657363271691</text:p>
          </table:table-cell>
          <table:table-cell office:value-type="string">
            <text:p>7.91175272980403</text:p>
          </table:table-cell>
          <table:table-cell office:value-type="string">
            <text:p>10.1664888874193</text:p>
          </table:table-cell>
          <table:table-cell office:value-type="string">
            <text:p>12.5442586590130</text:p>
          </table:table-cell>
          <table:table-cell office:value-type="string">
            <text:p>15.0327712465114</text:p>
          </table:table-cell>
          <table:table-cell office:value-type="string">
            <text:p>17.6224482070660</text:p>
          </table:table-cell>
        </table:table-row>
        <table:table-row table:style-name="ro3">
          <table:table-cell table:formula="of:=[.A26]" office:value-type="float" office:value="0.5">
            <text:p>0.5</text:p>
          </table:table-cell>
          <table:table-cell office:value-type="string">
            <text:p>0.696175820764971</text:p>
          </table:table-cell>
          <table:table-cell office:value-type="string">
            <text:p>2.32440635210592</text:p>
          </table:table-cell>
          <table:table-cell office:value-type="string">
            <text:p>4.32752497887963</text:p>
          </table:table-cell>
          <table:table-cell office:value-type="string">
            <text:p>6.57840194902496</text:p>
          </table:table-cell>
          <table:table-cell office:value-type="string">
            <text:p>9.02877871815161</text:p>
          </table:table-cell>
          <table:table-cell office:value-type="string">
            <text:p>11.6487207256116</text:p>
          </table:table-cell>
          <table:table-cell office:value-type="string">
            <text:p>14.4176692297523</text:p>
          </table:table-cell>
          <table:table-cell office:value-type="string">
            <text:p>17.3204241605562</text:p>
          </table:table-cell>
          <table:table-cell office:value-type="string">
            <text:p>20.3451930410532</text:p>
          </table:table-cell>
        </table:table-row>
        <table:table-row table:style-name="ro3">
          <table:table-cell table:formula="of:=[.A27]" office:value-type="float" office:value="0.7">
            <text:p>0.7</text:p>
          </table:table-cell>
          <table:table-cell office:value-type="string">
            <text:p>0.743903495313366</text:p>
          </table:table-cell>
          <table:table-cell office:value-type="string">
            <text:p>2.50922810209872</text:p>
          </table:table-cell>
          <table:table-cell office:value-type="string">
            <text:p>4.71032809821748</text:p>
          </table:table-cell>
          <table:table-cell office:value-type="string">
            <text:p>7.19326528107616</text:p>
          </table:table-cell>
          <table:table-cell office:value-type="string">
            <text:p>9.90261069821840</text:p>
          </table:table-cell>
          <table:table-cell office:value-type="string">
            <text:p>12.8039297077165</text:p>
          </table:table-cell>
          <table:table-cell office:value-type="string">
            <text:p>15.8736836227347</text:p>
          </table:table-cell>
          <table:table-cell office:value-type="string">
            <text:p>19.0945182789921</text:p>
          </table:table-cell>
          <table:table-cell office:value-type="string">
            <text:p>22.4529986938183</text:p>
          </table:table-cell>
        </table:table-row>
        <table:table-row table:style-name="ro3">
          <table:table-cell table:formula="of:=[.A28]" office:value-type="float" office:value="1">
            <text:p>1</text:p>
          </table:table-cell>
          <table:table-cell office:value-type="string">
            <text:p>0.803770651234070</text:p>
          </table:table-cell>
          <table:table-cell office:value-type="string">
            <text:p>2.73789226800839</text:p>
          </table:table-cell>
          <table:table-cell office:value-type="string">
            <text:p>5.17929168763895</text:p>
          </table:table-cell>
          <table:table-cell office:value-type="string">
            <text:p>7.94240398439148</text:p>
          </table:table-cell>
          <table:table-cell office:value-type="string">
            <text:p>10.9635830941273</text:p>
          </table:table-cell>
          <table:table-cell office:value-type="string">
            <text:p>14.2031391045294</text:p>
          </table:table-cell>
          <table:table-cell office:value-type="string">
            <text:p>17.6340491161385</text:p>
          </table:table-cell>
          <table:table-cell office:value-type="string">
            <text:p>21.2364354867585</text:p>
          </table:table-cell>
          <table:table-cell office:value-type="string">
            <text:p>24.9949364095020</text:p>
          </table:table-cell>
        </table:table-row>
        <table:table-row table:style-name="ro3">
          <table:table-cell table:formula="of:=[.A29]" office:value-type="float" office:value="2">
            <text:p>2</text:p>
          </table:table-cell>
          <table:table-cell office:value-type="string">
            <text:p>0.951568472729325</text:p>
          </table:table-cell>
          <table:table-cell office:value-type="string">
            <text:p>3.29286782143375</text:p>
          </table:table-cell>
          <table:table-cell office:value-type="string">
            <text:p>6.30388056744662</text:p>
          </table:table-cell>
          <table:table-cell office:value-type="string">
            <text:p>9.72732317270341</text:p>
          </table:table-cell>
          <table:table-cell office:value-type="string">
            <text:p>13.4812758360389</text:p>
          </table:table-cell>
          <table:table-cell office:value-type="string">
            <text:p>17.5141323992530</text:p>
          </table:table-cell>
          <table:table-cell office:value-type="string">
            <text:p>21.7909563917966</text:p>
          </table:table-cell>
          <table:table-cell office:value-type="string">
            <text:p>26.2861251560559</text:p>
          </table:table-cell>
          <table:table-cell office:value-type="string">
            <text:p>30.9798828379381</text:p>
          </table:table-cell>
        </table:table-row>
        <table:table-row table:style-name="ro3">
          <table:table-cell table:formula="of:=[.A30]" office:value-type="float" office:value="50">
            <text:p>50</text:p>
          </table:table-cell>
          <table:table-cell office:value-type="string">
            <text:p>2.49970877256832</text:p>
          </table:table-cell>
          <table:table-cell office:value-type="string">
            <text:p>8.91509635797434</text:p>
          </table:table-cell>
          <table:table-cell office:value-type="string">
            <text:p>17.4369921309943</text:p>
          </table:table-cell>
          <table:table-cell office:value-type="string">
            <text:p>27.1926457858084</text:p>
          </table:table-cell>
          <table:table-cell office:value-type="string">
            <text:p>37.9385020143297</text:p>
          </table:table-cell>
          <table:table-cell office:value-type="string">
            <text:p>49.5164186576917</text:p>
          </table:table-cell>
          <table:table-cell office:value-type="string">
            <text:p>61.8203488133416</text:p>
          </table:table-cell>
          <table:table-cell office:value-type="string">
            <text:p>74.7728287216618</text:p>
          </table:table-cell>
          <table:table-cell office:value-type="string">
            <text:p>88.3143279787824</text:p>
          </table:table-cell>
        </table:table-row>
        <table:table-row table:style-name="ro3">
          <table:table-cell table:formula="of:=[.A31]" office:value-type="float" office:value="200">
            <text:p>200</text:p>
          </table:table-cell>
          <table:table-cell office:value-type="string">
            <text:p>3.93093133913621</text:p>
          </table:table-cell>
          <table:table-cell office:value-type="string">
            <text:p>14.0592267718596</text:p>
          </table:table-cell>
          <table:table-cell office:value-type="string">
            <text:p>27.5514346667191</text:p>
          </table:table-cell>
          <table:table-cell office:value-type="string">
            <text:p>43.0052708040159</text:p>
          </table:table-cell>
          <table:table-cell office:value-type="string">
            <text:p>60.0339930646160</text:p>
          </table:table-cell>
          <table:table-cell office:value-type="string">
            <text:p>78.3856232224040</text:p>
          </table:table-cell>
          <table:table-cell office:value-type="string">
            <text:p>97.8913315122148</text:p>
          </table:table-cell>
          <table:table-cell office:value-type="string">
            <text:p>118.427829707279</text:p>
          </table:table-cell>
          <table:table-cell office:value-type="string">
            <text:p>139.900395632757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13.3669075443499</text:p>
          </table:table-cell>
          <table:table-cell office:value-type="string">
            <text:p>47.8907686762284</text:p>
          </table:table-cell>
          <table:table-cell office:value-type="string">
            <text:p>93.9606047198720</text:p>
          </table:table-cell>
          <table:table-cell office:value-type="string">
            <text:p>146.745511921211</text:p>
          </table:table-cell>
          <table:table-cell office:value-type="string">
            <text:p>204.922699800988</text:p>
          </table:table-cell>
          <table:table-cell office:value-type="string">
            <text:p>267.628402585242</text:p>
          </table:table-cell>
          <table:table-cell office:value-type="string">
            <text:p>334.284516760705</text:p>
          </table:table-cell>
          <table:table-cell office:value-type="string">
            <text:p>404.472336150352</text:p>
          </table:table-cell>
          <table:table-cell office:value-type="string">
            <text:p>477.856288296085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string">
            <text:p>18.1372293159327</text:p>
          </table:table-cell>
          <table:table-cell office:value-type="string">
            <text:p>64.9866789344686</text:p>
          </table:table-cell>
          <table:table-cell office:value-type="string">
            <text:p>127.508841129755</text:p>
          </table:table-cell>
          <table:table-cell office:value-type="string">
            <text:p>199.144850687770</text:p>
          </table:table-cell>
          <table:table-cell office:value-type="string">
            <text:p>278.098202968751</text:p>
          </table:table-cell>
          <table:table-cell office:value-type="string">
            <text:p>363.208240184151</text:p>
          </table:table-cell>
          <table:table-cell office:value-type="string">
            <text:p>453.737071427735</text:p>
          </table:table-cell>
          <table:table-cell office:value-type="string">
            <text:p>548.766196103949</text:p>
          </table:table-cell>
          <table:table-cell office:value-type="string">
            <text:p>646.482404792153</text:p>
          </table:table-cell>
        </table:table-row>
        <table:table-row table:style-name="ro3">
          <table:table-cell table:number-columns-repeated="10"/>
        </table:table-row>
        <table:table-row table:style-name="ro2">
          <table:table-cell table:style-name="ce1" office:value-type="string">
            <text:p>Difference between numerical results and Hioe + Motroll</text:p>
          </table:table-cell>
          <table:table-cell table:style-name="ce1" table:number-columns-repeated="9"/>
        </table:table-row>
        <table:table-row table:style-name="ro3">
          <table:table-cell table:style-name="Default" table:formula="of:=[.A2]" office:value-type="string" office:string-value="λ">
            <text:p>λ</text:p>
          </table:table-cell>
          <table:table-cell table:style-name="Default" table:formula="of:=[.B2]" office:value-type="float" office:value="0">
            <text:p>0</text:p>
          </table:table-cell>
          <table:table-cell table:style-name="Default" table:formula="of:=[.C2]" office:value-type="float" office:value="1">
            <text:p>1</text:p>
          </table:table-cell>
          <table:table-cell table:style-name="Default" table:formula="of:=[.D2]" office:value-type="float" office:value="2">
            <text:p>2</text:p>
          </table:table-cell>
          <table:table-cell table:style-name="Default" table:formula="of:=[.E2]" office:value-type="float" office:value="3">
            <text:p>3</text:p>
          </table:table-cell>
          <table:table-cell table:style-name="Default" table:formula="of:=[.F2]" office:value-type="float" office:value="4">
            <text:p>4</text:p>
          </table:table-cell>
          <table:table-cell table:style-name="Default" table:formula="of:=[.G2]" office:value-type="float" office:value="5">
            <text:p>5</text:p>
          </table:table-cell>
          <table:table-cell table:style-name="Default" table:formula="of:=[.H2]" office:value-type="float" office:value="6">
            <text:p>6</text:p>
          </table:table-cell>
          <table:table-cell table:style-name="Default" table:formula="of:=[.I2]" office:value-type="float" office:value="7">
            <text:p>7</text:p>
          </table:table-cell>
          <table:table-cell table:style-name="Default" table:formula="of:=[.J2]" office:value-type="float" office:value="8">
            <text:p>8</text:p>
          </table:table-cell>
        </table:table-row>
        <table:table-row table:style-name="ro3">
          <table:table-cell table:formula="of:=[Numbers.A2]" office:value-type="float" office:value="0.002">
            <text:p>0.002</text:p>
          </table:table-cell>
          <table:table-cell table:formula="of:=[Numbers.B2]-[.B3]" office:value-type="float" office:value="-0.00000000275017097983721">
            <text:p>-2.75017097983721E-009</text:p>
          </table:table-cell>
          <table:table-cell table:formula="of:=[Numbers.C2]-[.C3]" office:value-type="float" office:value="-0.00000000498167018747608">
            <text:p>-0.000000005</text:p>
          </table:table-cell>
          <table:table-cell table:formula="of:=[Numbers.D2]-[.D3]" office:value-type="float" office:value="0.00000000490904028538353">
            <text:p>4.90904028538353E-009</text:p>
          </table:table-cell>
          <table:table-cell table:formula="of:=[Numbers.E2]-[.E3]" office:value-type="float" office:value="-0.00000000355128992879372">
            <text:p>-3.55128992879372E-009</text:p>
          </table:table-cell>
          <table:table-cell table:formula="of:=[Numbers.F2]-[.F3]" office:value-type="float" office:value="0.00000000269953925879918">
            <text:p>2.69953925879918E-009</text:p>
          </table:table-cell>
          <table:table-cell table:formula="of:=[Numbers.G2]-[.G3]" office:value-type="float" office:value="0.00000000288585955132703">
            <text:p>2.88585955132703E-009</text:p>
          </table:table-cell>
          <table:table-cell table:formula="of:=[Numbers.H2]-[.H3]" office:value-type="float" office:value="0.00000000411915035414268">
            <text:p>4.11915035414268E-009</text:p>
          </table:table-cell>
          <table:table-cell table:formula="of:=[Numbers.I2]-[.I3]" office:value-type="float" office:value="0.00000000447836967509829">
            <text:p>4.47836967509829E-009</text:p>
          </table:table-cell>
          <table:table-cell table:formula="of:=[Numbers.J2]-[.J3]" office:value-type="float" office:value="-0.000000000620950402208109">
            <text:p>-6.20950402208109E-010</text:p>
          </table:table-cell>
        </table:table-row>
        <table:table-row table:style-name="ro3">
          <table:table-cell table:formula="of:=[Numbers.A3]" office:value-type="float" office:value="0.006">
            <text:p>0.006</text:p>
          </table:table-cell>
          <table:table-cell table:formula="of:=[Numbers.B3]-[.B4]" office:value-type="float" office:value="0.00000000202373795499255">
            <text:p>0.000000002</text:p>
          </table:table-cell>
          <table:table-cell table:formula="of:=[Numbers.C3]-[.C4]" office:value-type="float" office:value="0.00000000000866018368128607">
            <text:p>8.66018368128607E-012</text:p>
          </table:table-cell>
          <table:table-cell table:formula="of:=[Numbers.D3]-[.D4]" office:value-type="float" office:value="0.00000000365026009419012">
            <text:p>3.65026009419012E-009</text:p>
          </table:table-cell>
          <table:table-cell table:formula="of:=[Numbers.E3]-[.E4]" office:value-type="float" office:value="0.00000000352169005068959">
            <text:p>3.52169005068959E-009</text:p>
          </table:table-cell>
          <table:table-cell table:formula="of:=[Numbers.F3]-[.F4]" office:value-type="float" office:value="-0.0000000016957200088541">
            <text:p>-1.6957200088541E-009</text:p>
          </table:table-cell>
          <table:table-cell table:formula="of:=[Numbers.G3]-[.G4]" office:value-type="float" office:value="-0.0000000027516495748614">
            <text:p>-2.7516495748614E-009</text:p>
          </table:table-cell>
          <table:table-cell table:formula="of:=[Numbers.H3]-[.H4]" office:value-type="float" office:value="0.000000000140460088005057">
            <text:p>1.40460088005057E-010</text:p>
          </table:table-cell>
          <table:table-cell table:formula="of:=[Numbers.I3]-[.I4]" office:value-type="float" office:value="0.00000000317362047752567">
            <text:p>3.17362047752567E-009</text:p>
          </table:table-cell>
          <table:table-cell table:formula="of:=[Numbers.J3]-[.J4]" office:value-type="float" office:value="0.00000000319579918084401">
            <text:p>3.19579918084401E-009</text:p>
          </table:table-cell>
        </table:table-row>
        <table:table-row table:style-name="ro3">
          <table:table-cell table:formula="of:=[Numbers.A4]" office:value-type="float" office:value="0.01">
            <text:p>0.01</text:p>
          </table:table-cell>
          <table:table-cell table:formula="of:=[Numbers.B4]-[.B5]" office:value-type="float" office:value="-0.00000000452519610671942">
            <text:p>-4.52519610671942E-009</text:p>
          </table:table-cell>
          <table:table-cell table:formula="of:=[Numbers.C4]-[.C5]" office:value-type="float" office:value="0.00000000170347003169979">
            <text:p>1.70347003169979E-009</text:p>
          </table:table-cell>
          <table:table-cell table:formula="of:=[Numbers.D4]-[.D5]" office:value-type="float" office:value="0.00000000380888964812698">
            <text:p>3.80888964812698E-009</text:p>
          </table:table-cell>
          <table:table-cell table:formula="of:=[Numbers.E4]-[.E5]" office:value-type="float" office:value="-0.00000000222549978445841">
            <text:p>-2.22549978445841E-009</text:p>
          </table:table-cell>
          <table:table-cell table:formula="of:=[Numbers.F4]-[.F5]" office:value-type="float" office:value="0.00000000134452005084995">
            <text:p>1.34452005084995E-009</text:p>
          </table:table-cell>
          <table:table-cell table:formula="of:=[Numbers.G4]-[.G5]" office:value-type="float" office:value="-0.00000000411225986596264">
            <text:p>-4.11225986596264E-009</text:p>
          </table:table-cell>
          <table:table-cell table:formula="of:=[Numbers.H4]-[.H5]" office:value-type="float" office:value="0.0000000009164500269776">
            <text:p>9.164500269776E-010</text:p>
          </table:table-cell>
          <table:table-cell table:formula="of:=[Numbers.I4]-[.I5]" office:value-type="float" office:value="-0.000000000426190638336266">
            <text:p>-4.26190638336266E-010</text:p>
          </table:table-cell>
          <table:table-cell table:formula="of:=[Numbers.J4]-[.J5]" office:value-type="float" office:value="0.00000000355863072343254">
            <text:p>3.55863072343254E-009</text:p>
          </table:table-cell>
        </table:table-row>
        <table:table-row table:style-name="ro3">
          <table:table-cell table:formula="of:=[Numbers.A5]" office:value-type="float" office:value="0.05">
            <text:p>0.05</text:p>
          </table:table-cell>
          <table:table-cell table:formula="of:=[Numbers.B5]-[.B6]" office:value-type="float" office:value="-0.00000000477197403814245">
            <text:p>-4.77197403814245E-009</text:p>
          </table:table-cell>
          <table:table-cell table:formula="of:=[Numbers.C5]-[.C6]" office:value-type="float" office:value="0.00000000342368000616489">
            <text:p>3.42368000616489E-009</text:p>
          </table:table-cell>
          <table:table-cell table:formula="of:=[Numbers.D5]-[.D6]" office:value-type="float" office:value="-0.00000000441659020467">
            <text:p>-4.41659020467E-009</text:p>
          </table:table-cell>
          <table:table-cell table:formula="of:=[Numbers.E5]-[.E6]" office:value-type="float" office:value="-0.00000000289325008395735">
            <text:p>-2.89325008395735E-009</text:p>
          </table:table-cell>
          <table:table-cell table:formula="of:=[Numbers.F5]-[.F6]" office:value-type="float" office:value="-0.00000000131677069248326">
            <text:p>-1.31677069248326E-009</text:p>
          </table:table-cell>
          <table:table-cell table:formula="of:=[Numbers.G5]-[.G6]" office:value-type="float" office:value="0.00000000112854969813725">
            <text:p>1.12854969813725E-009</text:p>
          </table:table-cell>
          <table:table-cell table:formula="of:=[Numbers.H5]-[.H6]" office:value-type="float" office:value="-0.00000000307197112192625">
            <text:p>-3.07197112192625E-009</text:p>
          </table:table-cell>
          <table:table-cell table:formula="of:=[Numbers.I5]-[.I6]" office:value-type="float" office:value="-0.00000000209439932064015">
            <text:p>-2.09439932064015E-009</text:p>
          </table:table-cell>
          <table:table-cell table:formula="of:=[Numbers.J5]-[.J6]" office:value-type="float" office:value="0.0000000100303996219964">
            <text:p>0.00000001</text:p>
          </table:table-cell>
        </table:table-row>
        <table:table-row table:style-name="ro3">
          <table:table-cell table:formula="of:=[Numbers.A6]" office:value-type="float" office:value="0.1">
            <text:p>0.1</text:p>
          </table:table-cell>
          <table:table-cell table:formula="of:=[Numbers.B6]-[.B7]" office:value-type="float" office:value="0.00000000281636602927904">
            <text:p>2.81636602927904E-009</text:p>
          </table:table-cell>
          <table:table-cell table:formula="of:=[Numbers.C6]-[.C7]" office:value-type="float" office:value="-0.00000000394930999014775">
            <text:p>-3.94930999014775E-009</text:p>
          </table:table-cell>
          <table:table-cell table:formula="of:=[Numbers.D6]-[.D7]" office:value-type="float" office:value="0.00000000150203005588878">
            <text:p>1.50203005588878E-009</text:p>
          </table:table-cell>
          <table:table-cell table:formula="of:=[Numbers.E6]-[.E7]" office:value-type="float" office:value="0.0000000011114105191723">
            <text:p>1.1114105191723E-009</text:p>
          </table:table-cell>
          <table:table-cell table:formula="of:=[Numbers.F6]-[.F7]" office:value-type="float" office:value="-0.00000000000682032208487726">
            <text:p>-6.82032208487726E-012</text:p>
          </table:table-cell>
          <table:table-cell table:formula="of:=[Numbers.G6]-[.G7]" office:value-type="float" office:value="0.00000000212884998518348">
            <text:p>2.12884998518348E-009</text:p>
          </table:table-cell>
          <table:table-cell table:formula="of:=[Numbers.H6]-[.H7]" office:value-type="float" office:value="-0.00000000216018136711682">
            <text:p>-2.16018136711682E-009</text:p>
          </table:table-cell>
          <table:table-cell table:formula="of:=[Numbers.I6]-[.I7]" office:value-type="float" office:value="0.0000000205559000931999">
            <text:p>2.05559000931999E-008</text:p>
          </table:table-cell>
          <table:table-cell table:formula="of:=[Numbers.J6]-[.J7]" office:value-type="float" office:value="-0.00350500744609938">
            <text:p>-0.0035050074</text:p>
          </table:table-cell>
        </table:table-row>
        <table:table-row table:style-name="ro3">
          <table:table-cell table:formula="of:=[Numbers.A7]" office:value-type="float" office:value="0.3">
            <text:p>0.3</text:p>
          </table:table-cell>
          <table:table-cell table:formula="of:=[Numbers.B7]-[.B8]" office:value-type="float" office:value="-0.00000000317098802771198">
            <text:p>-3.17098802771198E-009</text:p>
          </table:table-cell>
          <table:table-cell table:formula="of:=[Numbers.C7]-[.C8]" office:value-type="float" office:value="0.00000000430681001972744">
            <text:p>4.30681001972744E-009</text:p>
          </table:table-cell>
          <table:table-cell table:formula="of:=[Numbers.D7]-[.D8]" office:value-type="float" office:value="0.00000000250240983490357">
            <text:p>2.50240983490357E-009</text:p>
          </table:table-cell>
          <table:table-cell table:formula="of:=[Numbers.E7]-[.E8]" office:value-type="float" office:value="-0.00000000271691025233167">
            <text:p>-2.71691025233167E-009</text:p>
          </table:table-cell>
          <table:table-cell table:formula="of:=[Numbers.F7]-[.F8]" office:value-type="float" office:value="0.000000000195969462879475">
            <text:p>1.95969462879475E-010</text:p>
          </table:table-cell>
          <table:table-cell table:formula="of:=[Numbers.G7]-[.G8]" office:value-type="float" office:value="0.0000000125806991491118">
            <text:p>1.25806991491118E-008</text:p>
          </table:table-cell>
          <table:table-cell table:formula="of:=[Numbers.H7]-[.H8]" office:value-type="float" office:value="0.0000000409870004602908">
            <text:p>0.000000041</text:p>
          </table:table-cell>
          <table:table-cell table:formula="of:=[Numbers.I7]-[.I8]" office:value-type="float" office:value="0.0000000534886002157009">
            <text:p>5.34886002157009E-008</text:p>
          </table:table-cell>
          <table:table-cell table:formula="of:=[Numbers.J7]-[.J8]" office:value-type="float" office:value="-0.00000000706599934119367">
            <text:p>-7.06599934119367E-009</text:p>
          </table:table-cell>
        </table:table-row>
        <table:table-row table:style-name="ro3">
          <table:table-cell table:formula="of:=[Numbers.A8]" office:value-type="float" office:value="0.5">
            <text:p>0.5</text:p>
          </table:table-cell>
          <table:table-cell table:formula="of:=[Numbers.B8]-[.B9]" office:value-type="float" office:value="-0.000000000764971086475441">
            <text:p>-7.64971086475441E-010</text:p>
          </table:table-cell>
          <table:table-cell table:formula="of:=[Numbers.C8]-[.C9]" office:value-type="float" office:value="-0.00000000210592032701129">
            <text:p>-2.10592032701129E-009</text:p>
          </table:table-cell>
          <table:table-cell table:formula="of:=[Numbers.D8]-[.D9]" office:value-type="float" office:value="0.00000000112036957489181">
            <text:p>1.12036957489181E-009</text:p>
          </table:table-cell>
          <table:table-cell table:formula="of:=[Numbers.E8]-[.E9]" office:value-type="float" office:value="0.000000000975039604611538">
            <text:p>0.000000001</text:p>
          </table:table-cell>
          <table:table-cell table:formula="of:=[Numbers.F8]-[.F9]" office:value-type="float" office:value="0.00000000184838988559477">
            <text:p>1.84838988559477E-009</text:p>
          </table:table-cell>
          <table:table-cell table:formula="of:=[Numbers.G8]-[.G9]" office:value-type="float" office:value="-0.0000000256115999519579">
            <text:p>-2.56115999519579E-008</text:p>
          </table:table-cell>
          <table:table-cell table:formula="of:=[Numbers.H8]-[.H9]" office:value-type="float" office:value="-0.0000000297523001790978">
            <text:p>-2.97523001790978E-008</text:p>
          </table:table-cell>
          <table:table-cell table:formula="of:=[Numbers.I8]-[.I9]" office:value-type="float" office:value="0.0000000394438011142029">
            <text:p>3.94438011142029E-008</text:p>
          </table:table-cell>
          <table:table-cell table:formula="of:=[Numbers.J8]-[.J9]" office:value-type="float" office:value="0.0000000589467994416282">
            <text:p>5.89467994416282E-008</text:p>
          </table:table-cell>
        </table:table-row>
        <table:table-row table:style-name="ro3">
          <table:table-cell table:formula="of:=[Numbers.A9]" office:value-type="float" office:value="0.7">
            <text:p>0.7</text:p>
          </table:table-cell>
          <table:table-cell table:formula="of:=[Numbers.B9]-[.B10]" office:value-type="float" office:value="0.00000000468663385877477">
            <text:p>4.68663385877477E-009</text:p>
          </table:table-cell>
          <table:table-cell table:formula="of:=[Numbers.C9]-[.C10]" office:value-type="float" office:value="-0.00000000209871986456278">
            <text:p>-2.09871986456278E-009</text:p>
          </table:table-cell>
          <table:table-cell table:formula="of:=[Numbers.D9]-[.D10]" office:value-type="float" office:value="0.00000000178251990945455">
            <text:p>1.78251990945455E-009</text:p>
          </table:table-cell>
          <table:table-cell table:formula="of:=[Numbers.E9]-[.E10]" office:value-type="float" office:value="-0.00000000107615960587282">
            <text:p>-1.07615960587282E-009</text:p>
          </table:table-cell>
          <table:table-cell table:formula="of:=[Numbers.F9]-[.F10]" office:value-type="float" office:value="0.00000000178160064479016">
            <text:p>1.78160064479016E-009</text:p>
          </table:table-cell>
          <table:table-cell table:formula="of:=[Numbers.G9]-[.G10]" office:value-type="float" office:value="-0.00000000771650121578205">
            <text:p>-7.71650121578205E-009</text:p>
          </table:table-cell>
          <table:table-cell table:formula="of:=[Numbers.H9]-[.H10]" office:value-type="float" office:value="-0.0000000227347012327073">
            <text:p>-2.27347012327073E-008</text:p>
          </table:table-cell>
          <table:table-cell table:formula="of:=[Numbers.I9]-[.I10]" office:value-type="float" office:value="0.0000000210078994200558">
            <text:p>0.000000021</text:p>
          </table:table-cell>
          <table:table-cell table:formula="of:=[Numbers.J9]-[.J10]" office:value-type="float" office:value="0.000000906181696791464">
            <text:p>9.06181696791464E-007</text:p>
          </table:table-cell>
        </table:table-row>
        <table:table-row table:style-name="ro3">
          <table:table-cell table:formula="of:=[Numbers.A10]" office:value-type="float" office:value="1">
            <text:p>1</text:p>
          </table:table-cell>
          <table:table-cell table:formula="of:=[Numbers.B10]-[.B11]" office:value-type="float" office:value="-0.00000000123407006835663">
            <text:p>-1.23407006835663E-009</text:p>
          </table:table-cell>
          <table:table-cell table:formula="of:=[Numbers.C10]-[.C11]" office:value-type="float" office:value="0.00000000199160998803904">
            <text:p>0.000000002</text:p>
          </table:table-cell>
          <table:table-cell table:formula="of:=[Numbers.D10]-[.D11]" office:value-type="float" office:value="0.00000000236105002215936">
            <text:p>2.36105002215936E-009</text:p>
          </table:table-cell>
          <table:table-cell table:formula="of:=[Numbers.E10]-[.E11]" office:value-type="float" office:value="0.00000000560851987074784">
            <text:p>5.60851987074784E-009</text:p>
          </table:table-cell>
          <table:table-cell table:formula="of:=[Numbers.F10]-[.F11]" office:value-type="float" office:value="0.00000000587269965990345">
            <text:p>5.87269965990345E-009</text:p>
          </table:table-cell>
          <table:table-cell table:formula="of:=[Numbers.G10]-[.G11]" office:value-type="float" office:value="0.000000295470599098735">
            <text:p>2.95470599098735E-007</text:p>
          </table:table-cell>
          <table:table-cell table:formula="of:=[Numbers.H10]-[.H11]" office:value-type="float" office:value="0.0000000838615008547095">
            <text:p>8.38615008547095E-008</text:p>
          </table:table-cell>
          <table:table-cell table:formula="of:=[Numbers.I10]-[.I11]" office:value-type="float" office:value="0.000000713241501415496">
            <text:p>7.13241501415496E-007</text:p>
          </table:table-cell>
          <table:table-cell table:formula="of:=[Numbers.J10]-[.J11]" office:value-type="float" office:value="0.0000092904979993591">
            <text:p>9.2904979993591E-006</text:p>
          </table:table-cell>
        </table:table-row>
        <table:table-row table:style-name="ro3">
          <table:table-cell table:formula="of:=[Numbers.A11]" office:value-type="float" office:value="2">
            <text:p>2</text:p>
          </table:table-cell>
          <table:table-cell table:formula="of:=[Numbers.B11]-[.B12]" office:value-type="float" office:value="-0.00000000272932509925994">
            <text:p>-2.72932509925994E-009</text:p>
          </table:table-cell>
          <table:table-cell table:formula="of:=[Numbers.C11]-[.C12]" office:value-type="float" office:value="-0.0000000014337500076067">
            <text:p>-1.4337500076067E-009</text:p>
          </table:table-cell>
          <table:table-cell table:formula="of:=[Numbers.D11]-[.D12]" office:value-type="float" office:value="0.0000000025533797298749">
            <text:p>2.5533797298749E-009</text:p>
          </table:table-cell>
          <table:table-cell table:formula="of:=[Numbers.E11]-[.E12]" office:value-type="float" office:value="0.0000000172965890499199">
            <text:p>1.72965890499199E-008</text:p>
          </table:table-cell>
          <table:table-cell table:formula="of:=[Numbers.F11]-[.F12]" office:value-type="float" office:value="0.0000000639610995278872">
            <text:p>0.000000064</text:p>
          </table:table-cell>
          <table:table-cell table:formula="of:=[Numbers.G11]-[.G12]" office:value-type="float" office:value="0.000000000747000683531951">
            <text:p>7.47000683531951E-010</text:p>
          </table:table-cell>
          <table:table-cell table:formula="of:=[Numbers.H11]-[.H12]" office:value-type="float" office:value="0.00000000820340062546165">
            <text:p>8.20340062546165E-009</text:p>
          </table:table-cell>
          <table:table-cell table:formula="of:=[Numbers.I11]-[.I12]" office:value-type="float" office:value="-0.000000156055900646379">
            <text:p>-1.56055900646379E-007</text:p>
          </table:table-cell>
          <table:table-cell table:formula="of:=[Numbers.J11]-[.J12]" office:value-type="float" office:value="0.000000162061901676225">
            <text:p>1.62061901676225E-007</text:p>
          </table:table-cell>
        </table:table-row>
        <table:table-row table:style-name="ro3">
          <table:table-cell table:formula="of:=[Numbers.A12]" office:value-type="float" office:value="50">
            <text:p>50</text:p>
          </table:table-cell>
          <table:table-cell table:formula="of:=[Numbers.B12]-[.B13]" office:value-type="float" office:value="-0.00000000256832022316189">
            <text:p>-2.56832022316189E-009</text:p>
          </table:table-cell>
          <table:table-cell table:formula="of:=[Numbers.C12]-[.C13]" office:value-type="float" office:value="0.00000000202565964002588">
            <text:p>0.000000002</text:p>
          </table:table-cell>
          <table:table-cell table:formula="of:=[Numbers.D12]-[.D13]" office:value-type="float" office:value="-0.000000030994300459497">
            <text:p>-0.000000031</text:p>
          </table:table-cell>
          <table:table-cell table:formula="of:=[Numbers.E12]-[.E13]" office:value-type="float" office:value="0.0000000141916025597766">
            <text:p>1.41916025597766E-008</text:p>
          </table:table-cell>
          <table:table-cell table:formula="of:=[Numbers.F12]-[.F13]" office:value-type="float" office:value="0.000000185670302244034">
            <text:p>1.85670302244034E-007</text:p>
          </table:table-cell>
          <table:table-cell table:formula="of:=[Numbers.G12]-[.G13]" office:value-type="float" office:value="0.0000000423083008627145">
            <text:p>4.23083008627145E-008</text:p>
          </table:table-cell>
          <table:table-cell table:formula="of:=[Numbers.H12]-[.H13]" office:value-type="float" office:value="-0.0000000133416051539825">
            <text:p>-1.33416051539825E-008</text:p>
          </table:table-cell>
          <table:table-cell table:formula="of:=[Numbers.I12]-[.I13]" office:value-type="float" office:value="0.000000278338205816908">
            <text:p>2.78338205816908E-007</text:p>
          </table:table-cell>
          <table:table-cell table:formula="of:=[Numbers.J12]-[.J13]" office:value-type="float" office:value="0.0000000212176018976606">
            <text:p>2.12176018976606E-008</text:p>
          </table:table-cell>
        </table:table-row>
        <table:table-row table:style-name="ro3">
          <table:table-cell table:formula="of:=[Numbers.A13]" office:value-type="float" office:value="200">
            <text:p>200</text:p>
          </table:table-cell>
          <table:table-cell table:formula="of:=[Numbers.B13]-[.B14]" office:value-type="float" office:value="0.00000000086378992847358">
            <text:p>8.6378992847358E-010</text:p>
          </table:table-cell>
          <table:table-cell table:formula="of:=[Numbers.C13]-[.C14]" office:value-type="float" office:value="0.0000000281404002322461">
            <text:p>2.81404002322461E-008</text:p>
          </table:table-cell>
          <table:table-cell table:formula="of:=[Numbers.D13]-[.D14]" office:value-type="float" office:value="0.0000000332809015901603">
            <text:p>3.32809015901603E-008</text:p>
          </table:table-cell>
          <table:table-cell table:formula="of:=[Numbers.E13]-[.E14]" office:value-type="float" office:value="0.000000095984098891222">
            <text:p>0.000000096</text:p>
          </table:table-cell>
          <table:table-cell table:formula="of:=[Numbers.F13]-[.F14]" office:value-type="float" office:value="0.000000235384000291106">
            <text:p>2.35384000291106E-007</text:p>
          </table:table-cell>
          <table:table-cell table:formula="of:=[Numbers.G13]-[.G14]" office:value-type="float" office:value="-0.000000022404009314414">
            <text:p>-2.2404009314414E-008</text:p>
          </table:table-cell>
          <table:table-cell table:formula="of:=[Numbers.H13]-[.H14]" office:value-type="float" office:value="-0.0000000122147980619047">
            <text:p>-1.22147980619047E-008</text:p>
          </table:table-cell>
          <table:table-cell table:formula="of:=[Numbers.I13]-[.I14]" office:value-type="float" office:value="0.000000292720997663309">
            <text:p>2.92720997663309E-007</text:p>
          </table:table-cell>
          <table:table-cell table:formula="of:=[Numbers.J13]-[.J14]" office:value-type="float" office:value="0.00000436724297969704">
            <text:p>4.36724297969704E-006</text:p>
          </table:table-cell>
        </table:table-row>
        <table:table-row table:style-name="ro3">
          <table:table-cell table:style-name="ce13" table:formula="of:=[Numbers.A15]" office:value-type="float" office:value="8000">
            <text:p>8000</text:p>
          </table:table-cell>
          <table:table-cell table:style-name="ce13" table:formula="of:=[.B15]-[Numbers.B15]" office:value-type="float" office:value="-0.0000000556500996395926">
            <text:p>-5.56500996395926E-008</text:p>
          </table:table-cell>
          <table:table-cell table:style-name="ce13" table:formula="of:=[.C15]-[Numbers.C15]" office:value-type="float" office:value="-0.0000000237716051287862">
            <text:p>-2.37716051287862E-008</text:p>
          </table:table-cell>
          <table:table-cell table:style-name="ce13" table:formula="of:=[.D15]-[Numbers.D15]" office:value-type="float" office:value="0.00000011987199854957">
            <text:p>1.1987199854957E-007</text:p>
          </table:table-cell>
          <table:table-cell table:style-name="ce13" table:formula="of:=[.E15]-[Numbers.E15]" office:value-type="float" office:value="-0.0000000787889860021096">
            <text:p>-7.87889860021096E-008</text:p>
          </table:table-cell>
          <table:table-cell table:style-name="ce13" table:formula="of:=[.F15]-[Numbers.F15]" office:value-type="float" office:value="-0.0000111990119933125">
            <text:p>-0.000011199</text:p>
          </table:table-cell>
          <table:table-cell table:style-name="ce13" table:formula="of:=[.G15]-[Numbers.G15]" office:value-type="float" office:value="-0.0000954147579932396">
            <text:p>-9.54147579932396E-005</text:p>
          </table:table-cell>
          <table:table-cell table:style-name="ce13" table:formula="of:=[.H15]-[Numbers.H15]" office:value-type="float" office:value="0.0000387607050242877">
            <text:p>3.87607050242877E-005</text:p>
          </table:table-cell>
          <table:table-cell table:style-name="ce14" table:formula="of:=[.I15]-[Numbers.I15]" office:value-type="float" office:value="0.0039861503520342">
            <text:p>0.0039861504</text:p>
          </table:table-cell>
          <table:table-cell table:style-name="ce14" table:formula="of:=[.J15]-[Numbers.J15]" office:value-type="float" office:value="0.000588296084970352">
            <text:p>0.0005882961</text:p>
          </table:table-cell>
        </table:table-row>
        <table:table-row table:style-name="ro3">
          <table:table-cell table:style-name="ce13" table:formula="of:=[Numbers.A16]" office:value-type="float" office:value="20000">
            <text:p>20000</text:p>
          </table:table-cell>
          <table:table-cell table:style-name="ce13" table:formula="of:=[.B16]-[Numbers.B16]" office:value-type="float" office:value="0.000000215932701053134">
            <text:p>2.15932701053134E-007</text:p>
          </table:table-cell>
          <table:table-cell table:style-name="ce13" table:formula="of:=[.C16]-[Numbers.C16]" office:value-type="float" office:value="0.00000323446859340493">
            <text:p>3.23446859340493E-006</text:p>
          </table:table-cell>
          <table:table-cell table:style-name="ce13" table:formula="of:=[.D16]-[Numbers.D16]" office:value-type="float" office:value="0.00000212975500346602">
            <text:p>2.12975500346602E-006</text:p>
          </table:table-cell>
          <table:table-cell table:style-name="ce14" table:formula="of:=[.E16]-[Numbers.E16]" office:value-type="float" office:value="-0.00027331223000715">
            <text:p>-0.0002733122</text:p>
          </table:table-cell>
          <table:table-cell table:style-name="ce14" table:formula="of:=[.F16]-[Numbers.F16]" office:value-type="float" office:value="-0.00203503124896542">
            <text:p>-0.0020350312</text:p>
          </table:table-cell>
          <table:table-cell table:style-name="ce14" table:formula="of:=[.G16]-[Numbers.G16]" office:value-type="float" office:value="0.00639718415101243">
            <text:p>0.0063971842</text:p>
          </table:table-cell>
          <table:table-cell table:style-name="ce14" table:formula="of:=[.H16]-[Numbers.H16]" office:value-type="float" office:value="0.0721964277349798">
            <text:p>0.0721964277</text:p>
          </table:table-cell>
          <table:table-cell table:style-name="ce15" table:formula="of:=[.I16]-[Numbers.I16]" office:value-type="float" office:value="-0.149943896051013">
            <text:p>-0.1499438961</text:p>
          </table:table-cell>
          <table:table-cell table:style-name="ce15" table:formula="of:=[.J16]-[Numbers.J16]" office:value-type="float" office:value="-2.03292520784692">
            <text:p>-2.0329252078</text:p>
          </table:table-cell>
        </table:table-row>
        <table:table-row table:style-name="ro3" table:number-rows-repeated="6">
          <table:table-cell table:style-name="Default" table:number-columns-repeated="10"/>
        </table:table-row>
        <table:table-row table:style-name="ro3">
          <table:table-cell table:style-name="Default" table:number-columns-repeated="10"/>
        </table:table-row>
      </table:table>
      <table:table table:name="Numerical 2000" table:style-name="ta1" table:protected="true">
        <table:table-protection table:select-protected-cells="true" table:select-unprotected-cells="true"/>
        <table:table-column table:style-name="co8" table:default-cell-style-name="ce12"/>
        <table:table-column table:style-name="co9" table:number-columns-repeated="9" table:default-cell-style-name="ce12"/>
        <table:table-row table:style-name="ro3">
          <table:table-cell table:style-name="ce11" office:value-type="string">
            <text:p>Numerical Computation for DIM=2000</text:p>
          </table:table-cell>
          <table:table-cell table:style-name="ce11" table:number-columns-repeated="9"/>
        </table:table-row>
        <table:table-row table:style-name="ro2">
          <table:table-cell office:value-type="string">
            <text:p>λ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3">
          <table:table-cell table:formula="of:=[.A23]" office:value-type="float" office:value="0.002">
            <text:p>0.002</text:p>
          </table:table-cell>
          <table:table-cell office:value-type="string">
            <text:p>0.501489662749301</text:p>
          </table:table-cell>
          <table:table-cell office:value-type="string">
            <text:p>1.50741939498271</text:p>
          </table:table-cell>
          <table:table-cell office:value-type="string">
            <text:p>2.51920211509173</text:p>
          </table:table-cell>
          <table:table-cell office:value-type="string">
            <text:p>3.53674413355217</text:p>
          </table:table-cell>
          <table:table-cell office:value-type="string">
            <text:p>4.55995555730029</text:p>
          </table:table-cell>
          <table:table-cell office:value-type="string">
            <text:p>5.58875004711354</text:p>
          </table:table-cell>
          <table:table-cell office:value-type="string">
            <text:p>6.62304459588190</text:p>
          </table:table-cell>
          <table:table-cell office:value-type="string">
            <text:p>7.66275932552037</text:p>
          </table:table-cell>
          <table:table-cell office:value-type="string">
            <text:p>8.70781730062028</text:p>
          </table:table-cell>
        </table:table-row>
        <table:table-row table:style-name="ro3">
          <table:table-cell table:formula="of:=[.A24]" office:value-type="float" office:value="0.006">
            <text:p>0.006</text:p>
          </table:table-cell>
          <table:table-cell office:value-type="string">
            <text:p>0.504409707977143</text:p>
          </table:table-cell>
          <table:table-cell office:value-type="string">
            <text:p>1.52180564999159</text:p>
          </table:table-cell>
          <table:table-cell office:value-type="string">
            <text:p>2.55597229634975</text:p>
          </table:table-cell>
          <table:table-cell office:value-type="string">
            <text:p>3.60618632647808</text:p>
          </table:table-cell>
          <table:table-cell office:value-type="string">
            <text:p>4.67180037169521</text:p>
          </table:table-cell>
          <table:table-cell office:value-type="string">
            <text:p>5.75223087275155</text:p>
          </table:table-cell>
          <table:table-cell office:value-type="string">
            <text:p>6.84694846985971</text:p>
          </table:table-cell>
          <table:table-cell office:value-type="string">
            <text:p>7.95547028682551</text:p>
          </table:table-cell>
          <table:table-cell office:value-type="string">
            <text:p>9.07735365680437</text:p>
          </table:table-cell>
        </table:table-row>
        <table:table-row table:style-name="ro3">
          <table:table-cell table:formula="of:=[.A25]" office:value-type="float" office:value="0.01">
            <text:p>0.01</text:p>
          </table:table-cell>
          <table:table-cell office:value-type="string">
            <text:p>0.507256204524401</text:p>
          </table:table-cell>
          <table:table-cell office:value-type="string">
            <text:p>1.53564827829641</text:p>
          </table:table-cell>
          <table:table-cell office:value-type="string">
            <text:p>2.59084579618978</text:p>
          </table:table-cell>
          <table:table-cell office:value-type="string">
            <text:p>3.67109494222607</text:p>
          </table:table-cell>
          <table:table-cell office:value-type="string">
            <text:p>4.77491311865492</text:p>
          </table:table-cell>
          <table:table-cell office:value-type="string">
            <text:p>5.90102667411308</text:p>
          </table:table-cell>
          <table:table-cell office:value-type="string">
            <text:p>7.04832687908363</text:p>
          </table:table-cell>
          <table:table-cell office:value-type="string">
            <text:p>8.21583781042747</text:p>
          </table:table-cell>
          <table:table-cell office:value-type="string">
            <text:p>9.40269230644160</text:p>
          </table:table-cell>
        </table:table-row>
        <table:table-row table:style-name="ro3">
          <table:table-cell table:formula="of:=[.A26]" office:value-type="float" office:value="0.05">
            <text:p>0.05</text:p>
          </table:table-cell>
          <table:table-cell office:value-type="string">
            <text:p>0.532642754773955</text:p>
          </table:table-cell>
          <table:table-cell office:value-type="string">
            <text:p>1.65343600657787</text:p>
          </table:table-cell>
          <table:table-cell office:value-type="string">
            <text:p>2.87397963441782</text:p>
          </table:table-cell>
          <table:table-cell office:value-type="string">
            <text:p>4.17633891289252</text:p>
          </table:table-cell>
          <table:table-cell office:value-type="string">
            <text:p>5.54929781131708</text:p>
          </table:table-cell>
          <table:table-cell office:value-type="string">
            <text:p>6.98496309887157</text:p>
          </table:table-cell>
          <table:table-cell office:value-type="string">
            <text:p>8.47739734307326</text:p>
          </table:table-cell>
          <table:table-cell office:value-type="string">
            <text:p>10.0219318020957</text:p>
          </table:table-cell>
          <table:table-cell office:value-type="string">
            <text:p>11.6147760899705</text:p>
          </table:table-cell>
        </table:table-row>
        <table:table-row table:style-name="ro3">
          <table:table-cell table:formula="of:=[.A27]" office:value-type="float" office:value="0.1">
            <text:p>0.1</text:p>
          </table:table-cell>
          <table:table-cell office:value-type="string">
            <text:p>0.559146327184706</text:p>
          </table:table-cell>
          <table:table-cell office:value-type="string">
            <text:p>1.76950264394802</text:p>
          </table:table-cell>
          <table:table-cell office:value-type="string">
            <text:p>3.13862430849840</text:p>
          </table:table-cell>
          <table:table-cell office:value-type="string">
            <text:p>4.62888280888869</text:p>
          </table:table-cell>
          <table:table-cell office:value-type="string">
            <text:p>6.22030090000669</text:p>
          </table:table-cell>
          <table:table-cell office:value-type="string">
            <text:p>7.89976722787120</text:p>
          </table:table-cell>
          <table:table-cell office:value-type="string">
            <text:p>9.65783999215995</text:p>
          </table:table-cell>
          <table:table-cell office:value-type="string">
            <text:p>11.4873155794445</text:p>
          </table:table-cell>
          <table:table-cell office:value-type="string">
            <text:p>13.3824748074460</text:p>
          </table:table-cell>
        </table:table-row>
        <table:table-row table:style-name="ro3">
          <table:table-cell table:formula="of:=[.A28]" office:value-type="float" office:value="0.3">
            <text:p>0.3</text:p>
          </table:table-cell>
          <table:table-cell office:value-type="string">
            <text:p>0.637991783171193</text:p>
          </table:table-cell>
          <table:table-cell office:value-type="string">
            <text:p>2.09464198569133</text:p>
          </table:table-cell>
          <table:table-cell office:value-type="string">
            <text:p>3.84478264749639</text:p>
          </table:table-cell>
          <table:table-cell office:value-type="string">
            <text:p>5.79657363271555</text:p>
          </table:table-cell>
          <table:table-cell office:value-type="string">
            <text:p>7.91175272980231</text:p>
          </table:table-cell>
          <table:table-cell office:value-type="string">
            <text:p>10.1664888874181</text:p>
          </table:table-cell>
          <table:table-cell office:value-type="string">
            <text:p>12.5442586590130</text:p>
          </table:table-cell>
          <table:table-cell office:value-type="string">
            <text:p>15.0327712465098</text:p>
          </table:table-cell>
          <table:table-cell office:value-type="string">
            <text:p>17.6224482070653</text:p>
          </table:table-cell>
        </table:table-row>
        <table:table-row table:style-name="ro3">
          <table:table-cell table:formula="of:=[.A29]" office:value-type="float" office:value="0.5">
            <text:p>0.5</text:p>
          </table:table-cell>
          <table:table-cell office:value-type="string">
            <text:p>0.696175820765340</text:p>
          </table:table-cell>
          <table:table-cell office:value-type="string">
            <text:p>2.32440635210617</text:p>
          </table:table-cell>
          <table:table-cell office:value-type="string">
            <text:p>4.32752497887931</text:p>
          </table:table-cell>
          <table:table-cell office:value-type="string">
            <text:p>6.57840194902534</text:p>
          </table:table-cell>
          <table:table-cell office:value-type="string">
            <text:p>9.02877871815048</text:p>
          </table:table-cell>
          <table:table-cell office:value-type="string">
            <text:p>11.6487207256118</text:p>
          </table:table-cell>
          <table:table-cell office:value-type="string">
            <text:p>14.4176692297522</text:p>
          </table:table-cell>
          <table:table-cell office:value-type="string">
            <text:p>17.3204241605553</text:p>
          </table:table-cell>
          <table:table-cell office:value-type="string">
            <text:p>20.3451930410526</text:p>
          </table:table-cell>
        </table:table-row>
        <table:table-row table:style-name="ro3">
          <table:table-cell table:formula="of:=[.A30]" office:value-type="float" office:value="0.7">
            <text:p>0.7</text:p>
          </table:table-cell>
          <table:table-cell office:value-type="string">
            <text:p>0.743903495316177</text:p>
          </table:table-cell>
          <table:table-cell office:value-type="string">
            <text:p>2.50922810209839</text:p>
          </table:table-cell>
          <table:table-cell office:value-type="string">
            <text:p>4.71032809821830</text:p>
          </table:table-cell>
          <table:table-cell office:value-type="string">
            <text:p>7.19326528107824</text:p>
          </table:table-cell>
          <table:table-cell office:value-type="string">
            <text:p>9.90261069822006</text:p>
          </table:table-cell>
          <table:table-cell office:value-type="string">
            <text:p>12.8039297077178</text:p>
          </table:table-cell>
          <table:table-cell office:value-type="string">
            <text:p>15.8736836227359</text:p>
          </table:table-cell>
          <table:table-cell office:value-type="string">
            <text:p>19.0945182789923</text:p>
          </table:table-cell>
          <table:table-cell office:value-type="string">
            <text:p>22.4529986938192</text:p>
          </table:table-cell>
        </table:table-row>
        <table:table-row table:style-name="ro3">
          <table:table-cell table:formula="of:=[.A31]" office:value-type="float" office:value="1">
            <text:p>1</text:p>
          </table:table-cell>
          <table:table-cell office:value-type="string">
            <text:p>0.803770651232854</text:p>
          </table:table-cell>
          <table:table-cell office:value-type="string">
            <text:p>2.73789226800899</text:p>
          </table:table-cell>
          <table:table-cell office:value-type="string">
            <text:p>5.17929168764036</text:p>
          </table:table-cell>
          <table:table-cell office:value-type="string">
            <text:p>7.94240398439013</text:p>
          </table:table-cell>
          <table:table-cell office:value-type="string">
            <text:p>10.9635830941269</text:p>
          </table:table-cell>
          <table:table-cell office:value-type="string">
            <text:p>14.2031391045276</text:p>
          </table:table-cell>
          <table:table-cell office:value-type="string">
            <text:p>17.6340491161376</text:p>
          </table:table-cell>
          <table:table-cell office:value-type="string">
            <text:p>21.2364354867565</text:p>
          </table:table-cell>
          <table:table-cell office:value-type="string">
            <text:p>24.9949364095016</text:p>
          </table:table-cell>
        </table:table-row>
        <table:table-row table:style-name="ro3">
          <table:table-cell table:formula="of:=[.A32]" office:value-type="float" office:value="2">
            <text:p>2</text:p>
          </table:table-cell>
          <table:table-cell office:value-type="string">
            <text:p>0.951568472729028</text:p>
          </table:table-cell>
          <table:table-cell office:value-type="string">
            <text:p>3.29286782143613</text:p>
          </table:table-cell>
          <table:table-cell office:value-type="string">
            <text:p>6.30388056744651</text:p>
          </table:table-cell>
          <table:table-cell office:value-type="string">
            <text:p>9.72732317270327</text:p>
          </table:table-cell>
          <table:table-cell office:value-type="string">
            <text:p>13.4812758360386</text:p>
          </table:table-cell>
          <table:table-cell office:value-type="string">
            <text:p>17.5141323992537</text:p>
          </table:table-cell>
          <table:table-cell office:value-type="string">
            <text:p>21.7909563917956</text:p>
          </table:table-cell>
          <table:table-cell office:value-type="string">
            <text:p>26.2861251560583</text:p>
          </table:table-cell>
          <table:table-cell office:value-type="string">
            <text:p>30.9798828379382</text:p>
          </table:table-cell>
        </table:table-row>
        <table:table-row table:style-name="ro3">
          <table:table-cell table:formula="of:=[.A33]" office:value-type="float" office:value="50">
            <text:p>50</text:p>
          </table:table-cell>
          <table:table-cell office:value-type="string">
            <text:p>2.49970877256893</text:p>
          </table:table-cell>
          <table:table-cell office:value-type="string">
            <text:p>8.91509635797724</text:p>
          </table:table-cell>
          <table:table-cell office:value-type="string">
            <text:p>17.4369921309885</text:p>
          </table:table-cell>
          <table:table-cell office:value-type="string">
            <text:p>27.1926457857822</text:p>
          </table:table-cell>
          <table:table-cell office:value-type="string">
            <text:p>37.9385020143335</text:p>
          </table:table-cell>
          <table:table-cell office:value-type="string">
            <text:p>49.5164186577083</text:p>
          </table:table-cell>
          <table:table-cell office:value-type="string">
            <text:p>61.8203488133259</text:p>
          </table:table-cell>
          <table:table-cell office:value-type="string">
            <text:p>74.7728287215737</text:p>
          </table:table-cell>
          <table:table-cell office:value-type="string">
            <text:p>88.3143279789311</text:p>
          </table:table-cell>
        </table:table-row>
        <table:table-row table:style-name="ro3">
          <table:table-cell table:formula="of:=[.A34]" office:value-type="float" office:value="200">
            <text:p>200</text:p>
          </table:table-cell>
          <table:table-cell office:value-type="string">
            <text:p>3.93093133913722</text:p>
          </table:table-cell>
          <table:table-cell office:value-type="string">
            <text:p>14.0592267718850</text:p>
          </table:table-cell>
          <table:table-cell office:value-type="string">
            <text:p>27.5514346667215</text:p>
          </table:table-cell>
          <table:table-cell office:value-type="string">
            <text:p>43.0052708041673</text:p>
          </table:table-cell>
          <table:table-cell office:value-type="string">
            <text:p>60.0339930644811</text:p>
          </table:table-cell>
          <table:table-cell office:value-type="string">
            <text:p>78.3856232223488</text:p>
          </table:table-cell>
          <table:table-cell office:value-type="string">
            <text:p>97.8913315121504</text:p>
          </table:table-cell>
          <table:table-cell office:value-type="string">
            <text:p>118.427829707551</text:p>
          </table:table-cell>
          <table:table-cell office:value-type="string">
            <text:p>139.900395633077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13.3669075438646</text:p>
          </table:table-cell>
          <table:table-cell office:value-type="string">
            <text:p>47.8907686611347</text:p>
          </table:table-cell>
          <table:table-cell office:value-type="string">
            <text:p>93.9606045261669</text:p>
          </table:table-cell>
          <table:table-cell office:value-type="string">
            <text:p>146.745511261160</text:p>
          </table:table-cell>
          <table:table-cell office:value-type="string">
            <text:p>204.922709793710</text:p>
          </table:table-cell>
          <table:table-cell office:value-type="string">
            <text:p>267.628498165089</text:p>
          </table:table-cell>
          <table:table-cell office:value-type="string">
            <text:p>334.284477904146</text:p>
          </table:table-cell>
          <table:table-cell office:value-type="string">
            <text:p>404.468346112736</text:p>
          </table:table-cell>
          <table:table-cell office:value-type="string">
            <text:p>477.855697463037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string">
            <text:p>18.1372290692825</text:p>
          </table:table-cell>
          <table:table-cell office:value-type="string">
            <text:p>64.9866757110820</text:p>
          </table:table-cell>
          <table:table-cell office:value-type="string">
            <text:p>127.508838657587</text:p>
          </table:table-cell>
          <table:table-cell office:value-type="string">
            <text:p>199.145123456270</text:p>
          </table:table-cell>
          <table:table-cell office:value-type="string">
            <text:p>278.100237129035</text:p>
          </table:table-cell>
          <table:table-cell office:value-type="string">
            <text:p>363.201843331466</text:p>
          </table:table-cell>
          <table:table-cell office:value-type="string">
            <text:p>453.664874549553</text:p>
          </table:table-cell>
          <table:table-cell office:value-type="string">
            <text:p>548.916141004272</text:p>
          </table:table-cell>
          <table:table-cell office:value-type="string">
            <text:p>648.515312657276</text:p>
          </table:table-cell>
        </table:table-row>
        <table:table-row table:style-name="ro4" table:number-rows-repeated="4">
          <table:table-cell table:style-name="Default" table:number-columns-repeated="10"/>
        </table:table-row>
        <table:table-row table:style-name="ro2">
          <table:table-cell table:style-name="ce1" office:value-type="string">
            <text:p>Difference between numerical results and Hioe + Motroll</text:p>
          </table:table-cell>
          <table:table-cell table:style-name="ce1" table:number-columns-repeated="9"/>
        </table:table-row>
        <table:table-row table:style-name="ro2">
          <table:table-cell table:style-name="Default" office:value-type="string">
            <text:p>λ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</table:table-row>
        <table:table-row table:style-name="ro3">
          <table:table-cell table:formula="of:=[Numbers.A2]" office:value-type="float" office:value="0.002">
            <text:p>0.002</text:p>
          </table:table-cell>
          <table:table-cell table:formula="of:=[Numbers.B2]-[.B3]" office:value-type="float" office:value="-0.00000000274930100907511">
            <text:p>-2.74930100907511E-009</text:p>
          </table:table-cell>
          <table:table-cell table:formula="of:=[Numbers.C2]-[.C3]" office:value-type="float" office:value="-0.00000000498271002236095">
            <text:p>-0.000000005</text:p>
          </table:table-cell>
          <table:table-cell table:formula="of:=[Numbers.D2]-[.D3]" office:value-type="float" office:value="0.00000000490827023469365">
            <text:p>4.90827023469365E-009</text:p>
          </table:table-cell>
          <table:table-cell table:formula="of:=[Numbers.E2]-[.E3]" office:value-type="float" office:value="-0.00000000355216966951843">
            <text:p>-3.55216966951843E-009</text:p>
          </table:table-cell>
          <table:table-cell table:formula="of:=[Numbers.F2]-[.F3]" office:value-type="float" office:value="0.00000000269970978905576">
            <text:p>2.69970978905576E-009</text:p>
          </table:table-cell>
          <table:table-cell table:formula="of:=[Numbers.G2]-[.G3]" office:value-type="float" office:value="0.00000000288645995993875">
            <text:p>2.88645995993875E-009</text:p>
          </table:table-cell>
          <table:table-cell table:formula="of:=[Numbers.H2]-[.H3]" office:value-type="float" office:value="0.00000000411809963907217">
            <text:p>4.11809963907217E-009</text:p>
          </table:table-cell>
          <table:table-cell table:formula="of:=[Numbers.I2]-[.I3]" office:value-type="float" office:value="0.00000000447963000027585">
            <text:p>4.47963000027585E-009</text:p>
          </table:table-cell>
          <table:table-cell table:formula="of:=[Numbers.J2]-[.J3]" office:value-type="float" office:value="-0.000000000620278939322816">
            <text:p>-6.20278939322816E-010</text:p>
          </table:table-cell>
        </table:table-row>
        <table:table-row table:style-name="ro3">
          <table:table-cell table:formula="of:=[Numbers.A3]" office:value-type="float" office:value="0.006">
            <text:p>0.006</text:p>
          </table:table-cell>
          <table:table-cell table:formula="of:=[Numbers.B3]-[.B4]" office:value-type="float" office:value="0.00000000202285699302251">
            <text:p>0.000000002</text:p>
          </table:table-cell>
          <table:table-cell table:formula="of:=[Numbers.C3]-[.C4]" office:value-type="float" office:value="0.00000000000841016145614049">
            <text:p>8.41016145614049E-012</text:p>
          </table:table-cell>
          <table:table-cell table:formula="of:=[Numbers.D3]-[.D4]" office:value-type="float" office:value="0.00000000365024988013829">
            <text:p>3.65024988013829E-009</text:p>
          </table:table-cell>
          <table:table-cell table:formula="of:=[Numbers.E3]-[.E4]" office:value-type="float" office:value="0.00000000352192008890029">
            <text:p>3.52192008890029E-009</text:p>
          </table:table-cell>
          <table:table-cell table:formula="of:=[Numbers.F3]-[.F4]" office:value-type="float" office:value="-0.00000000169521019444119">
            <text:p>-1.69521019444119E-009</text:p>
          </table:table-cell>
          <table:table-cell table:formula="of:=[Numbers.G3]-[.G4]" office:value-type="float" office:value="-0.0000000027515500988784">
            <text:p>-2.7515500988784E-009</text:p>
          </table:table-cell>
          <table:table-cell table:formula="of:=[Numbers.H3]-[.H4]" office:value-type="float" office:value="0.000000000140290445926894">
            <text:p>1.40290445926894E-010</text:p>
          </table:table-cell>
          <table:table-cell table:formula="of:=[Numbers.I3]-[.I4]" office:value-type="float" office:value="0.00000000317449000419856">
            <text:p>3.17449000419856E-009</text:p>
          </table:table-cell>
          <table:table-cell table:formula="of:=[Numbers.J3]-[.J4]" office:value-type="float" office:value="0.00000000319563042694426">
            <text:p>3.19563042694426E-009</text:p>
          </table:table-cell>
        </table:table-row>
        <table:table-row table:style-name="ro3">
          <table:table-cell table:formula="of:=[Numbers.A4]" office:value-type="float" office:value="0.01">
            <text:p>0.01</text:p>
          </table:table-cell>
          <table:table-cell table:formula="of:=[Numbers.B4]-[.B5]" office:value-type="float" office:value="-0.00000000452440107601149">
            <text:p>-4.52440107601149E-009</text:p>
          </table:table-cell>
          <table:table-cell table:formula="of:=[Numbers.C4]-[.C5]" office:value-type="float" office:value="0.00000000170358993578645">
            <text:p>1.70358993578645E-009</text:p>
          </table:table-cell>
          <table:table-cell table:formula="of:=[Numbers.D4]-[.D5]" office:value-type="float" office:value="0.00000000381021969531048">
            <text:p>3.81021969531048E-009</text:p>
          </table:table-cell>
          <table:table-cell table:formula="of:=[Numbers.E4]-[.E5]" office:value-type="float" office:value="-0.00000000222606999500385">
            <text:p>-2.22606999500385E-009</text:p>
          </table:table-cell>
          <table:table-cell table:formula="of:=[Numbers.F4]-[.F5]" office:value-type="float" office:value="0.00000000134507960325436">
            <text:p>1.34507960325436E-009</text:p>
          </table:table-cell>
          <table:table-cell table:formula="of:=[Numbers.G4]-[.G5]" office:value-type="float" office:value="-0.00000000411307965464403">
            <text:p>-4.11307965464403E-009</text:p>
          </table:table-cell>
          <table:table-cell table:formula="of:=[Numbers.H4]-[.H5]" office:value-type="float" office:value="0.000000000916370090919827">
            <text:p>9.16370090919827E-010</text:p>
          </table:table-cell>
          <table:table-cell table:formula="of:=[Numbers.I4]-[.I5]" office:value-type="float" office:value="-0.000000000427469615260634">
            <text:p>-4.27469615260634E-010</text:p>
          </table:table-cell>
          <table:table-cell table:formula="of:=[Numbers.J4]-[.J5]" office:value-type="float" office:value="0.00000000355840157340026">
            <text:p>3.55840157340026E-009</text:p>
          </table:table-cell>
        </table:table-row>
        <table:table-row table:style-name="ro3">
          <table:table-cell table:formula="of:=[Numbers.A5]" office:value-type="float" office:value="0.05">
            <text:p>0.05</text:p>
          </table:table-cell>
          <table:table-cell table:formula="of:=[Numbers.B5]-[.B6]" office:value-type="float" office:value="-0.00000000477395500908528">
            <text:p>-4.77395500908528E-009</text:p>
          </table:table-cell>
          <table:table-cell table:formula="of:=[Numbers.C5]-[.C6]" office:value-type="float" office:value="0.00000000342213013482251">
            <text:p>3.42213013482251E-009</text:p>
          </table:table-cell>
          <table:table-cell table:formula="of:=[Numbers.D5]-[.D6]" office:value-type="float" office:value="-0.00000000441781988769208">
            <text:p>-4.41781988769208E-009</text:p>
          </table:table-cell>
          <table:table-cell table:formula="of:=[Numbers.E5]-[.E6]" office:value-type="float" office:value="-0.00000000289252000129636">
            <text:p>-2.89252000129636E-009</text:p>
          </table:table-cell>
          <table:table-cell table:formula="of:=[Numbers.F5]-[.F6]" office:value-type="float" office:value="-0.00000000131708066675174">
            <text:p>-1.31708066675174E-009</text:p>
          </table:table-cell>
          <table:table-cell table:formula="of:=[Numbers.G5]-[.G6]" office:value-type="float" office:value="0.00000000112842979405059">
            <text:p>1.12842979405059E-009</text:p>
          </table:table-cell>
          <table:table-cell table:formula="of:=[Numbers.H5]-[.H6]" office:value-type="float" office:value="-0.00000000307326075699166">
            <text:p>-3.07326075699166E-009</text:p>
          </table:table-cell>
          <table:table-cell table:formula="of:=[Numbers.I5]-[.I6]" office:value-type="float" office:value="-0.00000000209569961384659">
            <text:p>-2.09569961384659E-009</text:p>
          </table:table-cell>
          <table:table-cell table:formula="of:=[Numbers.J5]-[.J6]" office:value-type="float" office:value="0.0000000100295007854356">
            <text:p>0.00000001</text:p>
          </table:table-cell>
        </table:table-row>
        <table:table-row table:style-name="ro3">
          <table:table-cell table:formula="of:=[Numbers.A6]" office:value-type="float" office:value="0.1">
            <text:p>0.1</text:p>
          </table:table-cell>
          <table:table-cell table:formula="of:=[Numbers.B6]-[.B7]" office:value-type="float" office:value="0.00000000281529399792646">
            <text:p>2.81529399792646E-009</text:p>
          </table:table-cell>
          <table:table-cell table:formula="of:=[Numbers.C6]-[.C7]" office:value-type="float" office:value="-0.00000000394801991099314">
            <text:p>-3.94801991099314E-009</text:p>
          </table:table-cell>
          <table:table-cell table:formula="of:=[Numbers.D6]-[.D7]" office:value-type="float" office:value="0.00000000150160017753365">
            <text:p>1.50160017753365E-009</text:p>
          </table:table-cell>
          <table:table-cell table:formula="of:=[Numbers.E6]-[.E7]" office:value-type="float" office:value="0.00000000111131015501087">
            <text:p>1.11131015501087E-009</text:p>
          </table:table-cell>
          <table:table-cell table:formula="of:=[Numbers.F6]-[.F7]" office:value-type="float" office:value="-0.00000000000668975985718134">
            <text:p>-6.68975985718134E-012</text:p>
          </table:table-cell>
          <table:table-cell table:formula="of:=[Numbers.G6]-[.G7]" office:value-type="float" office:value="0.00000000212880024719198">
            <text:p>2.12880024719198E-009</text:p>
          </table:table-cell>
          <table:table-cell table:formula="of:=[Numbers.H6]-[.H7]" office:value-type="float" office:value="-0.0000000021599504407277">
            <text:p>-2.1599504407277E-009</text:p>
          </table:table-cell>
          <table:table-cell table:formula="of:=[Numbers.I6]-[.I7]" office:value-type="float" office:value="0.000000020555500412911">
            <text:p>2.0555500412911E-008</text:p>
          </table:table-cell>
          <table:table-cell table:formula="of:=[Numbers.J6]-[.J7]" office:value-type="float" office:value="-0.00350500744599991">
            <text:p>-0.0035050074</text:p>
          </table:table-cell>
        </table:table-row>
        <table:table-row table:style-name="ro3">
          <table:table-cell table:formula="of:=[Numbers.A7]" office:value-type="float" office:value="0.3">
            <text:p>0.3</text:p>
          </table:table-cell>
          <table:table-cell table:formula="of:=[Numbers.B7]-[.B8]" office:value-type="float" office:value="-0.00000000317119308590463">
            <text:p>-3.17119308590463E-009</text:p>
          </table:table-cell>
          <table:table-cell table:formula="of:=[Numbers.C7]-[.C8]" office:value-type="float" office:value="0.00000000430866986533829">
            <text:p>4.30866986533829E-009</text:p>
          </table:table-cell>
          <table:table-cell table:formula="of:=[Numbers.D7]-[.D8]" office:value-type="float" office:value="0.00000000250360976394859">
            <text:p>2.50360976394859E-009</text:p>
          </table:table-cell>
          <table:table-cell table:formula="of:=[Numbers.E7]-[.E8]" office:value-type="float" office:value="-0.00000000271554956299269">
            <text:p>-2.71554956299269E-009</text:p>
          </table:table-cell>
          <table:table-cell table:formula="of:=[Numbers.F7]-[.F8]" office:value-type="float" office:value="0.000000000197689864478434">
            <text:p>1.97689864478434E-010</text:p>
          </table:table-cell>
          <table:table-cell table:formula="of:=[Numbers.G7]-[.G8]" office:value-type="float" office:value="0.0000000125818999663352">
            <text:p>1.25818999663352E-008</text:p>
          </table:table-cell>
          <table:table-cell table:formula="of:=[Numbers.H7]-[.H8]" office:value-type="float" office:value="0.0000000409870004602908">
            <text:p>0.000000041</text:p>
          </table:table-cell>
          <table:table-cell table:formula="of:=[Numbers.I7]-[.I8]" office:value-type="float" office:value="0.0000000534902007132132">
            <text:p>5.34902007132132E-008</text:p>
          </table:table-cell>
          <table:table-cell table:formula="of:=[Numbers.J7]-[.J8]" office:value-type="float" office:value="-0.00000000706529945659895">
            <text:p>-7.06529945659895E-009</text:p>
          </table:table-cell>
        </table:table-row>
        <table:table-row table:style-name="ro3">
          <table:table-cell table:formula="of:=[Numbers.A8]" office:value-type="float" office:value="0.5">
            <text:p>0.5</text:p>
          </table:table-cell>
          <table:table-cell table:formula="of:=[Numbers.B8]-[.B9]" office:value-type="float" office:value="-0.000000000765340013586524">
            <text:p>-7.65340013586524E-010</text:p>
          </table:table-cell>
          <table:table-cell table:formula="of:=[Numbers.C8]-[.C9]" office:value-type="float" office:value="-0.00000000210617034923644">
            <text:p>-2.10617034923644E-009</text:p>
          </table:table-cell>
          <table:table-cell table:formula="of:=[Numbers.D8]-[.D9]" office:value-type="float" office:value="0.0000000011206893191229">
            <text:p>1.1206893191229E-009</text:p>
          </table:table-cell>
          <table:table-cell table:formula="of:=[Numbers.E8]-[.E9]" office:value-type="float" office:value="0.000000000974660352426326">
            <text:p>0.000000001</text:p>
          </table:table-cell>
          <table:table-cell table:formula="of:=[Numbers.F8]-[.F9]" office:value-type="float" office:value="0.00000000184951964854463">
            <text:p>1.84951964854463E-009</text:p>
          </table:table-cell>
          <table:table-cell table:formula="of:=[Numbers.G8]-[.G9]" office:value-type="float" office:value="-0.0000000256118006802808">
            <text:p>-2.56118006802808E-008</text:p>
          </table:table-cell>
          <table:table-cell table:formula="of:=[Numbers.H8]-[.H9]" office:value-type="float" office:value="-0.000000029752198926758">
            <text:p>-2.9752198926758E-008</text:p>
          </table:table-cell>
          <table:table-cell table:formula="of:=[Numbers.I8]-[.I9]" office:value-type="float" office:value="0.0000000394446999507636">
            <text:p>3.94446999507636E-008</text:p>
          </table:table-cell>
          <table:table-cell table:formula="of:=[Numbers.J8]-[.J9]" office:value-type="float" office:value="0.0000000589473998502399">
            <text:p>5.89473998502399E-008</text:p>
          </table:table-cell>
        </table:table-row>
        <table:table-row table:style-name="ro3">
          <table:table-cell table:formula="of:=[Numbers.A9]" office:value-type="float" office:value="0.7">
            <text:p>0.7</text:p>
          </table:table-cell>
          <table:table-cell table:formula="of:=[Numbers.B9]-[.B10]" office:value-type="float" office:value="0.00000000468382288509872">
            <text:p>4.68382288509872E-009</text:p>
          </table:table-cell>
          <table:table-cell table:formula="of:=[Numbers.C9]-[.C10]" office:value-type="float" office:value="-0.00000000209838990627986">
            <text:p>-2.09838990627986E-009</text:p>
          </table:table-cell>
          <table:table-cell table:formula="of:=[Numbers.D9]-[.D10]" office:value-type="float" office:value="0.00000000178170012077317">
            <text:p>1.78170012077317E-009</text:p>
          </table:table-cell>
          <table:table-cell table:formula="of:=[Numbers.E9]-[.E10]" office:value-type="float" office:value="-0.00000000107823971973176">
            <text:p>-1.07823971973176E-009</text:p>
          </table:table-cell>
          <table:table-cell table:formula="of:=[Numbers.F9]-[.F10]" office:value-type="float" office:value="0.00000000177993975114532">
            <text:p>1.77993975114532E-009</text:p>
          </table:table-cell>
          <table:table-cell table:formula="of:=[Numbers.G9]-[.G10]" office:value-type="float" office:value="-0.00000000771779973263165">
            <text:p>-7.71779973263165E-009</text:p>
          </table:table-cell>
          <table:table-cell table:formula="of:=[Numbers.H9]-[.H10]" office:value-type="float" office:value="-0.0000000227359002735739">
            <text:p>-2.27359002735739E-008</text:p>
          </table:table-cell>
          <table:table-cell table:formula="of:=[Numbers.I9]-[.I10]" office:value-type="float" office:value="0.0000000210077004680898">
            <text:p>0.000000021</text:p>
          </table:table-cell>
          <table:table-cell table:formula="of:=[Numbers.J9]-[.J10]" office:value-type="float" office:value="0.000000906180797954903">
            <text:p>9.06180797954903E-007</text:p>
          </table:table-cell>
        </table:table-row>
        <table:table-row table:style-name="ro3">
          <table:table-cell table:formula="of:=[Numbers.A10]" office:value-type="float" office:value="1">
            <text:p>1</text:p>
          </table:table-cell>
          <table:table-cell table:formula="of:=[Numbers.B10]-[.B11]" office:value-type="float" office:value="-0.00000000123285404107776">
            <text:p>-1.23285404107776E-009</text:p>
          </table:table-cell>
          <table:table-cell table:formula="of:=[Numbers.C10]-[.C11]" office:value-type="float" office:value="0.00000000199101002351654">
            <text:p>0.000000002</text:p>
          </table:table-cell>
          <table:table-cell table:formula="of:=[Numbers.D10]-[.D11]" office:value-type="float" office:value="0.0000000023596404830073">
            <text:p>2.3596404830073E-009</text:p>
          </table:table-cell>
          <table:table-cell table:formula="of:=[Numbers.E10]-[.E11]" office:value-type="float" office:value="0.00000000560986990194579">
            <text:p>5.60986990194579E-009</text:p>
          </table:table-cell>
          <table:table-cell table:formula="of:=[Numbers.F10]-[.F11]" office:value-type="float" office:value="0.00000000587309934019231">
            <text:p>5.87309934019231E-009</text:p>
          </table:table-cell>
          <table:table-cell table:formula="of:=[Numbers.G10]-[.G11]" office:value-type="float" office:value="0.00000029547240032457">
            <text:p>2.9547240032457E-007</text:p>
          </table:table-cell>
          <table:table-cell table:formula="of:=[Numbers.H10]-[.H11]" office:value-type="float" office:value="0.0000000838623996912702">
            <text:p>8.38623996912702E-008</text:p>
          </table:table-cell>
          <table:table-cell table:formula="of:=[Numbers.I10]-[.I11]" office:value-type="float" office:value="0.000000713243501593297">
            <text:p>7.13243501593297E-007</text:p>
          </table:table-cell>
          <table:table-cell table:formula="of:=[Numbers.J10]-[.J11]" office:value-type="float" office:value="0.00000929049839726304">
            <text:p>9.29049839726304E-006</text:p>
          </table:table-cell>
        </table:table-row>
        <table:table-row table:style-name="ro3">
          <table:table-cell table:formula="of:=[Numbers.A11]" office:value-type="float" office:value="2">
            <text:p>2</text:p>
          </table:table-cell>
          <table:table-cell table:formula="of:=[Numbers.B11]-[.B12]" office:value-type="float" office:value="-0.00000000272902811460085">
            <text:p>-2.72902811460085E-009</text:p>
          </table:table-cell>
          <table:table-cell table:formula="of:=[Numbers.C11]-[.C12]" office:value-type="float" office:value="-0.00000000143612988168229">
            <text:p>-1.43612988168229E-009</text:p>
          </table:table-cell>
          <table:table-cell table:formula="of:=[Numbers.D11]-[.D12]" office:value-type="float" office:value="0.00000000255348986399895">
            <text:p>2.55348986399895E-009</text:p>
          </table:table-cell>
          <table:table-cell table:formula="of:=[Numbers.E11]-[.E12]" office:value-type="float" office:value="0.0000000172967293821102">
            <text:p>1.72967293821102E-008</text:p>
          </table:table-cell>
          <table:table-cell table:formula="of:=[Numbers.F11]-[.F12]" office:value-type="float" office:value="0.0000000639613997321931">
            <text:p>0.000000064</text:p>
          </table:table-cell>
          <table:table-cell table:formula="of:=[Numbers.G11]-[.G12]" office:value-type="float" office:value="0.000000000746300798937227">
            <text:p>7.46300798937227E-010</text:p>
          </table:table-cell>
          <table:table-cell table:formula="of:=[Numbers.H11]-[.H12]" office:value-type="float" office:value="0.0000000082043989380054">
            <text:p>8.2043989380054E-009</text:p>
          </table:table-cell>
          <table:table-cell table:formula="of:=[Numbers.I11]-[.I12]" office:value-type="float" office:value="-0.000000156058302280826">
            <text:p>-1.56058302280826E-007</text:p>
          </table:table-cell>
          <table:table-cell table:formula="of:=[Numbers.J11]-[.J12]" office:value-type="float" office:value="0.000000162061802200242">
            <text:p>1.62061802200242E-007</text:p>
          </table:table-cell>
        </table:table-row>
        <table:table-row table:style-name="ro3">
          <table:table-cell table:formula="of:=[Numbers.A12]" office:value-type="float" office:value="50">
            <text:p>50</text:p>
          </table:table-cell>
          <table:table-cell table:formula="of:=[Numbers.B12]-[.B13]" office:value-type="float" office:value="-0.00000000256893040173622">
            <text:p>-2.56893040173622E-009</text:p>
          </table:table-cell>
          <table:table-cell table:formula="of:=[Numbers.C12]-[.C13]" office:value-type="float" office:value="0.00000000202275884930714">
            <text:p>0.000000002</text:p>
          </table:table-cell>
          <table:table-cell table:formula="of:=[Numbers.D12]-[.D13]" office:value-type="float" office:value="-0.0000000309884988780595">
            <text:p>-0.000000031</text:p>
          </table:table-cell>
          <table:table-cell table:formula="of:=[Numbers.E12]-[.E13]" office:value-type="float" office:value="0.0000000142178002704441">
            <text:p>1.42178002704441E-008</text:p>
          </table:table-cell>
          <table:table-cell table:formula="of:=[Numbers.F12]-[.F13]" office:value-type="float" office:value="0.000000185666500840398">
            <text:p>1.85666500840398E-007</text:p>
          </table:table-cell>
          <table:table-cell table:formula="of:=[Numbers.G12]-[.G13]" office:value-type="float" office:value="0.0000000422917025844072">
            <text:p>4.22917025844072E-008</text:p>
          </table:table-cell>
          <table:table-cell table:formula="of:=[Numbers.H12]-[.H13]" office:value-type="float" office:value="-0.0000000133259021595222">
            <text:p>-1.33259021595222E-008</text:p>
          </table:table-cell>
          <table:table-cell table:formula="of:=[Numbers.I12]-[.I13]" office:value-type="float" office:value="0.000000278426298905288">
            <text:p>2.78426298905288E-007</text:p>
          </table:table-cell>
          <table:table-cell table:formula="of:=[Numbers.J12]-[.J13]" office:value-type="float" office:value="0.0000000210688995139208">
            <text:p>2.10688995139208E-008</text:p>
          </table:table-cell>
        </table:table-row>
        <table:table-row table:style-name="ro3">
          <table:table-cell table:formula="of:=[Numbers.A13]" office:value-type="float" office:value="200">
            <text:p>200</text:p>
          </table:table-cell>
          <table:table-cell table:formula="of:=[Numbers.B13]-[.B14]" office:value-type="float" office:value="0.00000000086278006961038">
            <text:p>8.6278006961038E-010</text:p>
          </table:table-cell>
          <table:table-cell table:formula="of:=[Numbers.C13]-[.C14]" office:value-type="float" office:value="0.0000000281150001057995">
            <text:p>2.81150001057995E-008</text:p>
          </table:table-cell>
          <table:table-cell table:formula="of:=[Numbers.D13]-[.D14]" office:value-type="float" office:value="0.0000000332784999557134">
            <text:p>3.32784999557134E-008</text:p>
          </table:table-cell>
          <table:table-cell table:formula="of:=[Numbers.E13]-[.E14]" office:value-type="float" office:value="0.0000000958326964450862">
            <text:p>9.58326964450862E-008</text:p>
          </table:table-cell>
          <table:table-cell table:formula="of:=[Numbers.F13]-[.F14]" office:value-type="float" office:value="0.00000023551889682949">
            <text:p>2.3551889682949E-007</text:p>
          </table:table-cell>
          <table:table-cell table:formula="of:=[Numbers.G13]-[.G14]" office:value-type="float" office:value="-0.0000000223488001438454">
            <text:p>-2.23488001438454E-008</text:p>
          </table:table-cell>
          <table:table-cell table:formula="of:=[Numbers.H13]-[.H14]" office:value-type="float" office:value="-0.0000000121503944683354">
            <text:p>-1.21503944683354E-008</text:p>
          </table:table-cell>
          <table:table-cell table:formula="of:=[Numbers.I13]-[.I14]" office:value-type="float" office:value="0.00000029244900190406">
            <text:p>2.9244900190406E-007</text:p>
          </table:table-cell>
          <table:table-cell table:formula="of:=[Numbers.J13]-[.J14]" office:value-type="float" office:value="0.00000436692297967056">
            <text:p>4.36692297967056E-006</text:p>
          </table:table-cell>
        </table:table-row>
        <table:table-row table:style-name="ro3">
          <table:table-cell table:style-name="ce13" table:formula="of:=[Numbers.A15]" office:value-type="float" office:value="8000">
            <text:p>8000</text:p>
          </table:table-cell>
          <table:table-cell table:style-name="ce13" table:formula="of:=[.B15]-[Numbers.B15]" office:value-type="float" office:value="-0.0000000561353985517599">
            <text:p>-5.61353985517599E-008</text:p>
          </table:table-cell>
          <table:table-cell table:style-name="ce13" table:formula="of:=[.C15]-[Numbers.C15]" office:value-type="float" office:value="-0.0000000388653020877427">
            <text:p>-3.88653020877427E-008</text:p>
          </table:table-cell>
          <table:table-cell table:style-name="ce13" table:formula="of:=[.D15]-[Numbers.D15]" office:value-type="float" office:value="-0.0000000738330925287301">
            <text:p>-7.38330925287301E-008</text:p>
          </table:table-cell>
          <table:table-cell table:style-name="ce13" table:formula="of:=[.E15]-[Numbers.E15]" office:value-type="float" office:value="-0.000000738839986524908">
            <text:p>-7.38839986524908E-007</text:p>
          </table:table-cell>
          <table:table-cell table:style-name="ce13" table:formula="of:=[.F15]-[Numbers.F15]" office:value-type="float" office:value="-0.00000120628999411565">
            <text:p>-1.20628999411565E-006</text:p>
          </table:table-cell>
          <table:table-cell table:style-name="ce13" table:formula="of:=[.G15]-[Numbers.G15]" office:value-type="float" office:value="0.000000165089033998811">
            <text:p>1.65089033998811E-007</text:p>
          </table:table-cell>
          <table:table-cell table:style-name="ce13" table:formula="of:=[.H15]-[Numbers.H15]" office:value-type="float" office:value="-0.0000000958539772000222">
            <text:p>-9.58539772000222E-008</text:p>
          </table:table-cell>
          <table:table-cell table:style-name="ce13" table:formula="of:=[.I15]-[Numbers.I15]" office:value-type="float" office:value="-0.00000388726397204664">
            <text:p>-3.88726397204664E-006</text:p>
          </table:table-cell>
          <table:table-cell table:style-name="ce13" table:formula="of:=[.J15]-[Numbers.J15]" office:value-type="float" office:value="-0.00000253696299523654">
            <text:p>-0.000002537</text:p>
          </table:table-cell>
        </table:table-row>
        <table:table-row table:style-name="ro3">
          <table:table-cell table:style-name="ce13" table:formula="of:=[Numbers.A16]" office:value-type="float" office:value="20000">
            <text:p>20000</text:p>
          </table:table-cell>
          <table:table-cell table:style-name="ce13" table:formula="of:=[.B16]-[Numbers.B16]" office:value-type="float" office:value="-0.0000000307174978786406">
            <text:p>-3.07174978786406E-008</text:p>
          </table:table-cell>
          <table:table-cell table:style-name="ce13" table:formula="of:=[.C16]-[Numbers.C16]" office:value-type="float" office:value="0.0000000110819939891371">
            <text:p>1.10819939891371E-008</text:p>
          </table:table-cell>
          <table:table-cell table:style-name="ce13" table:formula="of:=[.D16]-[Numbers.D16]" office:value-type="float" office:value="-0.000000342412988629803">
            <text:p>-3.42412988629803E-007</text:p>
          </table:table-cell>
          <table:table-cell table:style-name="ce13" table:formula="of:=[.E16]-[Numbers.E16]" office:value-type="float" office:value="-0.000000543730010349464">
            <text:p>-5.43730010349464E-007</text:p>
          </table:table-cell>
          <table:table-cell table:style-name="ce13" table:formula="of:=[.F16]-[Numbers.F16]" office:value-type="float" office:value="-0.000000870964981913858">
            <text:p>-0.000000871</text:p>
          </table:table-cell>
          <table:table-cell table:style-name="ce13" table:formula="of:=[.G16]-[Numbers.G16]" office:value-type="float" office:value="0.00000033146602618217">
            <text:p>3.3146602618217E-007</text:p>
          </table:table-cell>
          <table:table-cell table:style-name="ce13" table:formula="of:=[.H16]-[Numbers.H16]" office:value-type="float" office:value="-0.000000450446975719387">
            <text:p>-4.50446975719387E-007</text:p>
          </table:table-cell>
          <table:table-cell table:style-name="ce13" table:formula="of:=[.I16]-[Numbers.I16]" office:value-type="float" office:value="0.00000100427200777631">
            <text:p>1.00427200777631E-006</text:p>
          </table:table-cell>
          <table:table-cell table:style-name="ce13" table:formula="of:=[.J16]-[Numbers.J16]" office:value-type="float" office:value="-0.0000173427239360535">
            <text:p>-1.73427239360535E-005</text:p>
          </table:table-cell>
        </table:table-row>
      </table:table>
      <table:table table:name="Numerical 10000" table:style-name="ta1" table:protected="true">
        <table:table-protection table:select-protected-cells="true" table:select-unprotected-cells="true"/>
        <table:table-column table:style-name="co10" table:default-cell-style-name="ce12"/>
        <table:table-column table:style-name="co11" table:number-columns-repeated="9" table:default-cell-style-name="ce12"/>
        <table:table-row table:style-name="ro3">
          <table:table-cell table:style-name="ce11" office:value-type="string">
            <text:p>Numerical Computation for DIM=10000</text:p>
          </table:table-cell>
          <table:table-cell table:style-name="ce11" table:number-columns-repeated="9"/>
        </table:table-row>
        <table:table-row table:style-name="ro3">
          <table:table-cell table:style-name="ce11" table:formula="of:=[.A20]" office:value-type="string" office:string-value="λ">
            <text:p>λ</text:p>
          </table:table-cell>
          <table:table-cell table:style-name="ce11" table:formula="of:=[.B20]" office:value-type="float" office:value="0">
            <text:p>0</text:p>
          </table:table-cell>
          <table:table-cell table:style-name="ce11" table:formula="of:=[.C20]" office:value-type="float" office:value="1">
            <text:p>1</text:p>
          </table:table-cell>
          <table:table-cell table:style-name="ce11" table:formula="of:=[.D20]" office:value-type="float" office:value="2">
            <text:p>2</text:p>
          </table:table-cell>
          <table:table-cell table:style-name="ce11" table:formula="of:=[.E20]" office:value-type="float" office:value="3">
            <text:p>3</text:p>
          </table:table-cell>
          <table:table-cell table:style-name="ce11" table:formula="of:=[.F20]" office:value-type="float" office:value="4">
            <text:p>4</text:p>
          </table:table-cell>
          <table:table-cell table:style-name="ce11" table:formula="of:=[.G20]" office:value-type="float" office:value="5">
            <text:p>5</text:p>
          </table:table-cell>
          <table:table-cell table:style-name="ce11" table:formula="of:=[.H20]" office:value-type="float" office:value="6">
            <text:p>6</text:p>
          </table:table-cell>
          <table:table-cell table:style-name="ce11" table:formula="of:=[.I20]" office:value-type="float" office:value="7">
            <text:p>7</text:p>
          </table:table-cell>
          <table:table-cell table:style-name="ce11" table:formula="of:=[.J20]" office:value-type="float" office:value="8">
            <text:p>8</text:p>
          </table:table-cell>
        </table:table-row>
        <table:table-row table:style-name="ro3">
          <table:table-cell table:formula="of:=[.A21]" office:value-type="float" office:value="0.002">
            <text:p>0.002</text:p>
          </table:table-cell>
          <table:table-cell office:value-type="string">
            <text:p>0.501489662756959</text:p>
          </table:table-cell>
          <table:table-cell office:value-type="string">
            <text:p>1.50741939499721</text:p>
          </table:table-cell>
          <table:table-cell office:value-type="string">
            <text:p>2.51920211510071</text:p>
          </table:table-cell>
          <table:table-cell office:value-type="string">
            <text:p>3.53674413353948</text:p>
          </table:table-cell>
          <table:table-cell office:value-type="string">
            <text:p>4.55995555730639</text:p>
          </table:table-cell>
          <table:table-cell office:value-type="string">
            <text:p>5.58875004711141</text:p>
          </table:table-cell>
          <table:table-cell office:value-type="string">
            <text:p>6.62304459587893</text:p>
          </table:table-cell>
          <table:table-cell office:value-type="string">
            <text:p>7.66275932551727</text:p>
          </table:table-cell>
          <table:table-cell office:value-type="string">
            <text:p>8.70781730061402</text:p>
          </table:table-cell>
        </table:table-row>
        <table:table-row table:style-name="ro3">
          <table:table-cell table:formula="of:=[.A22]" office:value-type="float" office:value="0.006">
            <text:p>0.006</text:p>
          </table:table-cell>
          <table:table-cell office:value-type="string">
            <text:p>0.504409707972245</text:p>
          </table:table-cell>
          <table:table-cell office:value-type="string">
            <text:p>1.52180565000680</text:p>
          </table:table-cell>
          <table:table-cell office:value-type="string">
            <text:p>2.55597229634148</text:p>
          </table:table-cell>
          <table:table-cell office:value-type="string">
            <text:p>3.60618632648459</text:p>
          </table:table-cell>
          <table:table-cell office:value-type="string">
            <text:p>4.67180037169238</text:p>
          </table:table-cell>
          <table:table-cell office:value-type="string">
            <text:p>5.75223087274904</text:p>
          </table:table-cell>
          <table:table-cell office:value-type="string">
            <text:p>6.84694846985360</text:p>
          </table:table-cell>
          <table:table-cell office:value-type="string">
            <text:p>7.95547028682411</text:p>
          </table:table-cell>
          <table:table-cell office:value-type="string">
            <text:p>9.07735365679800</text:p>
          </table:table-cell>
        </table:table-row>
        <table:table-row table:style-name="ro3">
          <table:table-cell table:formula="of:=[.A23]" office:value-type="float" office:value="0.01">
            <text:p>0.01</text:p>
          </table:table-cell>
          <table:table-cell office:value-type="string">
            <text:p>0.507256204537449</text:p>
          </table:table-cell>
          <table:table-cell office:value-type="string">
            <text:p>1.53564827830994</text:p>
          </table:table-cell>
          <table:table-cell office:value-type="string">
            <text:p>2.59084579619599</text:p>
          </table:table-cell>
          <table:table-cell office:value-type="string">
            <text:p>3.67109494222456</text:p>
          </table:table-cell>
          <table:table-cell office:value-type="string">
            <text:p>4.77491311866399</text:p>
          </table:table-cell>
          <table:table-cell office:value-type="string">
            <text:p>5.90102667412580</text:p>
          </table:table-cell>
          <table:table-cell office:value-type="string">
            <text:p>7.04832687907882</text:p>
          </table:table-cell>
          <table:table-cell office:value-type="string">
            <text:p>8.21583781043460</text:p>
          </table:table-cell>
          <table:table-cell office:value-type="string">
            <text:p>9.40269230643707</text:p>
          </table:table-cell>
        </table:table-row>
        <table:table-row table:style-name="ro3">
          <table:table-cell table:formula="of:=[.A24]" office:value-type="float" office:value="0.05">
            <text:p>0.05</text:p>
          </table:table-cell>
          <table:table-cell office:value-type="string">
            <text:p>0.532642754787512</text:p>
          </table:table-cell>
          <table:table-cell office:value-type="string">
            <text:p>1.65343600655708</text:p>
          </table:table-cell>
          <table:table-cell office:value-type="string">
            <text:p>2.87397963440800</text:p>
          </table:table-cell>
          <table:table-cell office:value-type="string">
            <text:p>4.17633891287417</text:p>
          </table:table-cell>
          <table:table-cell office:value-type="string">
            <text:p>5.54929781132404</text:p>
          </table:table-cell>
          <table:table-cell office:value-type="string">
            <text:p>6.98496309886277</text:p>
          </table:table-cell>
          <table:table-cell office:value-type="string">
            <text:p>8.47739734307826</text:p>
          </table:table-cell>
          <table:table-cell office:value-type="string">
            <text:p>10.0219318021036</text:p>
          </table:table-cell>
          <table:table-cell office:value-type="string">
            <text:p>11.6147760899737</text:p>
          </table:table-cell>
        </table:table-row>
        <table:table-row table:style-name="ro3">
          <table:table-cell table:formula="of:=[.A25]" office:value-type="float" office:value="0.1">
            <text:p>0.1</text:p>
          </table:table-cell>
          <table:table-cell office:value-type="string">
            <text:p>0.559146327199094</text:p>
          </table:table-cell>
          <table:table-cell office:value-type="string">
            <text:p>1.76950264394735</text:p>
          </table:table-cell>
          <table:table-cell office:value-type="string">
            <text:p>3.13862430850232</text:p>
          </table:table-cell>
          <table:table-cell office:value-type="string">
            <text:p>4.62888280888835</text:p>
          </table:table-cell>
          <table:table-cell office:value-type="string">
            <text:p>6.22030090001841</text:p>
          </table:table-cell>
          <table:table-cell office:value-type="string">
            <text:p>7.89976722787205</text:p>
          </table:table-cell>
          <table:table-cell office:value-type="string">
            <text:p>9.65783999216987</text:p>
          </table:table-cell>
          <table:table-cell office:value-type="string">
            <text:p>11.4873155794363</text:p>
          </table:table-cell>
          <table:table-cell office:value-type="string">
            <text:p>13.3824748074360</text:p>
          </table:table-cell>
        </table:table-row>
        <table:table-row table:style-name="ro3">
          <table:table-cell table:formula="of:=[.A26]" office:value-type="float" office:value="0.3">
            <text:p>0.3</text:p>
          </table:table-cell>
          <table:table-cell office:value-type="string">
            <text:p>0.637991783174395</text:p>
          </table:table-cell>
          <table:table-cell office:value-type="string">
            <text:p>2.09464198569323</text:p>
          </table:table-cell>
          <table:table-cell office:value-type="string">
            <text:p>3.84478264747920</text:p>
          </table:table-cell>
          <table:table-cell office:value-type="string">
            <text:p>5.79657363273160</text:p>
          </table:table-cell>
          <table:table-cell office:value-type="string">
            <text:p>7.91175272978987</text:p>
          </table:table-cell>
          <table:table-cell office:value-type="string">
            <text:p>10.1664888874259</text:p>
          </table:table-cell>
          <table:table-cell office:value-type="string">
            <text:p>12.5442586590208</text:p>
          </table:table-cell>
          <table:table-cell office:value-type="string">
            <text:p>15.0327712465116</text:p>
          </table:table-cell>
          <table:table-cell office:value-type="string">
            <text:p>17.6224482070633</text:p>
          </table:table-cell>
        </table:table-row>
        <table:table-row table:style-name="ro3">
          <table:table-cell table:formula="of:=[.A27]" office:value-type="float" office:value="0.5">
            <text:p>0.5</text:p>
          </table:table-cell>
          <table:table-cell office:value-type="string">
            <text:p>0.696175820769147</text:p>
          </table:table-cell>
          <table:table-cell office:value-type="string">
            <text:p>2.32440635207734</text:p>
          </table:table-cell>
          <table:table-cell office:value-type="string">
            <text:p>4.32752497889157</text:p>
          </table:table-cell>
          <table:table-cell office:value-type="string">
            <text:p>6.57840194902163</text:p>
          </table:table-cell>
          <table:table-cell office:value-type="string">
            <text:p>9.02877871815582</text:p>
          </table:table-cell>
          <table:table-cell office:value-type="string">
            <text:p>11.6487207256097</text:p>
          </table:table-cell>
          <table:table-cell office:value-type="string">
            <text:p>14.4176692297446</text:p>
          </table:table-cell>
          <table:table-cell office:value-type="string">
            <text:p>17.3204241605597</text:p>
          </table:table-cell>
          <table:table-cell office:value-type="string">
            <text:p>20.3451930410540</text:p>
          </table:table-cell>
        </table:table-row>
        <table:table-row table:style-name="ro3">
          <table:table-cell table:formula="of:=[.A28]" office:value-type="float" office:value="0.7">
            <text:p>0.7</text:p>
          </table:table-cell>
          <table:table-cell office:value-type="string">
            <text:p>0.743903495300784</text:p>
          </table:table-cell>
          <table:table-cell office:value-type="string">
            <text:p>2.50922810209621</text:p>
          </table:table-cell>
          <table:table-cell office:value-type="string">
            <text:p>4.71032809821079</text:p>
          </table:table-cell>
          <table:table-cell office:value-type="string">
            <text:p>7.19326528107161</text:p>
          </table:table-cell>
          <table:table-cell office:value-type="string">
            <text:p>9.90261069822810</text:p>
          </table:table-cell>
          <table:table-cell office:value-type="string">
            <text:p>12.8039297077081</text:p>
          </table:table-cell>
          <table:table-cell office:value-type="string">
            <text:p>15.8736836227327</text:p>
          </table:table-cell>
          <table:table-cell office:value-type="string">
            <text:p>19.0945182789856</text:p>
          </table:table-cell>
          <table:table-cell office:value-type="string">
            <text:p>22.4529986938145</text:p>
          </table:table-cell>
        </table:table-row>
        <table:table-row table:style-name="ro3">
          <table:table-cell table:formula="of:=[.A29]" office:value-type="float" office:value="1">
            <text:p>1</text:p>
          </table:table-cell>
          <table:table-cell office:value-type="string">
            <text:p>0.803770651237501</text:p>
          </table:table-cell>
          <table:table-cell office:value-type="string">
            <text:p>2.73789226799719</text:p>
          </table:table-cell>
          <table:table-cell office:value-type="string">
            <text:p>5.17929168763917</text:p>
          </table:table-cell>
          <table:table-cell office:value-type="string">
            <text:p>7.94240398438320</text:p>
          </table:table-cell>
          <table:table-cell office:value-type="string">
            <text:p>10.9635830941254</text:p>
          </table:table-cell>
          <table:table-cell office:value-type="string">
            <text:p>14.2031391045379</text:p>
          </table:table-cell>
          <table:table-cell office:value-type="string">
            <text:p>17.6340491161432</text:p>
          </table:table-cell>
          <table:table-cell office:value-type="string">
            <text:p>21.2364354867467</text:p>
          </table:table-cell>
          <table:table-cell office:value-type="string">
            <text:p>24.9949364094980</text:p>
          </table:table-cell>
        </table:table-row>
        <table:table-row table:style-name="ro3">
          <table:table-cell table:formula="of:=[.A30]" office:value-type="float" office:value="2">
            <text:p>2</text:p>
          </table:table-cell>
          <table:table-cell office:value-type="string">
            <text:p>0.951568472714231</text:p>
          </table:table-cell>
          <table:table-cell office:value-type="string">
            <text:p>3.29286782142211</text:p>
          </table:table-cell>
          <table:table-cell office:value-type="string">
            <text:p>6.30388056744691</text:p>
          </table:table-cell>
          <table:table-cell office:value-type="string">
            <text:p>9.72732317268628</text:p>
          </table:table-cell>
          <table:table-cell office:value-type="string">
            <text:p>13.4812758360353</text:p>
          </table:table-cell>
          <table:table-cell office:value-type="string">
            <text:p>17.5141323992375</text:p>
          </table:table-cell>
          <table:table-cell office:value-type="string">
            <text:p>21.7909563917955</text:p>
          </table:table-cell>
          <table:table-cell office:value-type="string">
            <text:p>26.2861251560535</text:p>
          </table:table-cell>
          <table:table-cell office:value-type="string">
            <text:p>30.9798828379412</text:p>
          </table:table-cell>
        </table:table-row>
        <table:table-row table:style-name="ro3">
          <table:table-cell table:formula="of:=[.A31]" office:value-type="float" office:value="50">
            <text:p>50</text:p>
          </table:table-cell>
          <table:table-cell office:value-type="string">
            <text:p>2.49970877256151</text:p>
          </table:table-cell>
          <table:table-cell office:value-type="string">
            <text:p>8.91509635797051</text:p>
          </table:table-cell>
          <table:table-cell office:value-type="string">
            <text:p>17.4369921309956</text:p>
          </table:table-cell>
          <table:table-cell office:value-type="string">
            <text:p>27.1926457857851</text:p>
          </table:table-cell>
          <table:table-cell office:value-type="string">
            <text:p>37.9385020143479</text:p>
          </table:table-cell>
          <table:table-cell office:value-type="string">
            <text:p>49.5164186576939</text:p>
          </table:table-cell>
          <table:table-cell office:value-type="string">
            <text:p>61.8203488133702</text:p>
          </table:table-cell>
          <table:table-cell office:value-type="string">
            <text:p>74.7728287216042</text:p>
          </table:table-cell>
          <table:table-cell office:value-type="string">
            <text:p>88.3143279787803</text:p>
          </table:table-cell>
        </table:table-row>
        <table:table-row table:style-name="ro3">
          <table:table-cell table:formula="of:=[.A32]" office:value-type="float" office:value="200">
            <text:p>200</text:p>
          </table:table-cell>
          <table:table-cell office:value-type="string">
            <text:p>3.93093133913906</text:p>
          </table:table-cell>
          <table:table-cell office:value-type="string">
            <text:p>14.0592267718993</text:p>
          </table:table-cell>
          <table:table-cell office:value-type="string">
            <text:p>27.5514346667487</text:p>
          </table:table-cell>
          <table:table-cell office:value-type="string">
            <text:p>43.0052708041265</text:p>
          </table:table-cell>
          <table:table-cell office:value-type="string">
            <text:p>60.0339930645922</text:p>
          </table:table-cell>
          <table:table-cell office:value-type="string">
            <text:p>78.3856232223798</text:p>
          </table:table-cell>
          <table:table-cell office:value-type="string">
            <text:p>97.8913315127604</text:p>
          </table:table-cell>
          <table:table-cell office:value-type="string">
            <text:p>118.427829705685</text:p>
          </table:table-cell>
          <table:table-cell office:value-type="string">
            <text:p>139.900395633468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13.3669075436690</text:p>
          </table:table-cell>
          <table:table-cell office:value-type="string">
            <text:p>47.8907686528067</text:p>
          </table:table-cell>
          <table:table-cell office:value-type="string">
            <text:p>93.9606045269290</text:p>
          </table:table-cell>
          <table:table-cell office:value-type="string">
            <text:p>146.745511242067</text:p>
          </table:table-cell>
          <table:table-cell office:value-type="string">
            <text:p>204.922709644497</text:p>
          </table:table-cell>
          <table:table-cell office:value-type="string">
            <text:p>267.628498251483</text:p>
          </table:table-cell>
          <table:table-cell office:value-type="string">
            <text:p>334.284477848122</text:p>
          </table:table-cell>
          <table:table-cell office:value-type="string">
            <text:p>404.468346175678</text:p>
          </table:table-cell>
          <table:table-cell office:value-type="string">
            <text:p>477.855697648714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string">
            <text:p>18.1372290659930</text:p>
          </table:table-cell>
          <table:table-cell office:value-type="string">
            <text:p>64.9866757199511</text:p>
          </table:table-cell>
          <table:table-cell office:value-type="string">
            <text:p>127.508838601999</text:p>
          </table:table-cell>
          <table:table-cell office:value-type="string">
            <text:p>199.145123232246</text:p>
          </table:table-cell>
          <table:table-cell office:value-type="string">
            <text:p>278.100236792313</text:p>
          </table:table-cell>
          <table:table-cell office:value-type="string">
            <text:p>363.201842935583</text:p>
          </table:table-cell>
          <table:table-cell office:value-type="string">
            <text:p>453.664873336041</text:p>
          </table:table-cell>
          <table:table-cell office:value-type="string">
            <text:p>548.916140083362</text:p>
          </table:table-cell>
          <table:table-cell office:value-type="string">
            <text:p>648.515327476536</text:p>
          </table:table-cell>
        </table:table-row>
        <table:table-row table:style-name="ro4" table:number-rows-repeated="2">
          <table:table-cell table:style-name="Default" table:number-columns-repeated="10"/>
        </table:table-row>
        <table:table-row table:style-name="ro2">
          <table:table-cell table:style-name="ce1" office:value-type="string">
            <text:p>Difference between numerical results and Hioe + Motroll</text:p>
          </table:table-cell>
          <table:table-cell table:style-name="ce1" table:number-columns-repeated="9"/>
        </table:table-row>
        <table:table-row table:style-name="ro3">
          <table:table-cell table:style-name="ce11" table:formula="of:=[Numbers.A1]" office:value-type="string" office:string-value="λ">
            <text:p>λ</text:p>
          </table:table-cell>
          <table:table-cell table:style-name="ce11" table:formula="of:=[Numbers.B1]" office:value-type="float" office:value="0">
            <text:p>0</text:p>
          </table:table-cell>
          <table:table-cell table:style-name="ce11" table:formula="of:=[Numbers.C1]" office:value-type="float" office:value="1">
            <text:p>1</text:p>
          </table:table-cell>
          <table:table-cell table:style-name="ce11" table:formula="of:=[Numbers.D1]" office:value-type="float" office:value="2">
            <text:p>2</text:p>
          </table:table-cell>
          <table:table-cell table:style-name="ce11" table:formula="of:=[Numbers.E1]" office:value-type="float" office:value="3">
            <text:p>3</text:p>
          </table:table-cell>
          <table:table-cell table:style-name="ce11" table:formula="of:=[Numbers.F1]" office:value-type="float" office:value="4">
            <text:p>4</text:p>
          </table:table-cell>
          <table:table-cell table:style-name="ce11" table:formula="of:=[Numbers.G1]" office:value-type="float" office:value="5">
            <text:p>5</text:p>
          </table:table-cell>
          <table:table-cell table:style-name="ce11" table:formula="of:=[Numbers.H1]" office:value-type="float" office:value="6">
            <text:p>6</text:p>
          </table:table-cell>
          <table:table-cell table:style-name="ce11" table:formula="of:=[Numbers.I1]" office:value-type="float" office:value="7">
            <text:p>7</text:p>
          </table:table-cell>
          <table:table-cell table:style-name="ce11" table:formula="of:=[Numbers.J1]" office:value-type="float" office:value="8">
            <text:p>8</text:p>
          </table:table-cell>
        </table:table-row>
        <table:table-row table:style-name="ro3">
          <table:table-cell table:formula="of:=[Numbers.A2]" office:value-type="float" office:value="0.002">
            <text:p>0.002</text:p>
          </table:table-cell>
          <table:table-cell table:formula="of:=[.B3]-[Numbers.B2]" office:value-type="float" office:value="0.00000000275695899443207">
            <text:p>2.75695899443207E-009</text:p>
          </table:table-cell>
          <table:table-cell table:formula="of:=[.C3]-[Numbers.C2]" office:value-type="float" office:value="0.00000000499720997915176">
            <text:p>0.000000005</text:p>
          </table:table-cell>
          <table:table-cell table:formula="of:=[.D3]-[Numbers.D2]" office:value-type="float" office:value="-0.00000000489929030678127">
            <text:p>-4.89929030678127E-009</text:p>
          </table:table-cell>
          <table:table-cell table:formula="of:=[.E3]-[Numbers.E2]" office:value-type="float" office:value="0.00000000353947982034697">
            <text:p>3.53947982034697E-009</text:p>
          </table:table-cell>
          <table:table-cell table:formula="of:=[.F3]-[Numbers.F2]" office:value-type="float" office:value="-0.00000000269360977966926">
            <text:p>-2.69360977966926E-009</text:p>
          </table:table-cell>
          <table:table-cell table:formula="of:=[.G3]-[Numbers.G2]" office:value-type="float" office:value="-0.00000000288858981178919">
            <text:p>-2.88858981178919E-009</text:p>
          </table:table-cell>
          <table:table-cell table:formula="of:=[.H3]-[Numbers.H2]" office:value-type="float" office:value="-0.00000000412106970770765">
            <text:p>-4.12106970770765E-009</text:p>
          </table:table-cell>
          <table:table-cell table:formula="of:=[.I3]-[Numbers.I2]" office:value-type="float" office:value="-0.0000000044827297429606">
            <text:p>-4.4827297429606E-009</text:p>
          </table:table-cell>
          <table:table-cell table:formula="of:=[.J3]-[Numbers.J2]" office:value-type="float" office:value="0.000000000614019057820769">
            <text:p>6.14019057820769E-010</text:p>
          </table:table-cell>
        </table:table-row>
        <table:table-row table:style-name="ro3">
          <table:table-cell table:formula="of:=[Numbers.A3]" office:value-type="float" office:value="0.006">
            <text:p>0.006</text:p>
          </table:table-cell>
          <table:table-cell table:formula="of:=[.B4]-[Numbers.B3]" office:value-type="float" office:value="-0.00000000202775496394025">
            <text:p>-0.000000002</text:p>
          </table:table-cell>
          <table:table-cell table:formula="of:=[.C4]-[Numbers.C3]" office:value-type="float" office:value="0.00000000000679989398122416">
            <text:p>6.79989398122416E-012</text:p>
          </table:table-cell>
          <table:table-cell table:formula="of:=[.D4]-[Numbers.D3]" office:value-type="float" office:value="-0.00000000365852015349333">
            <text:p>-3.65852015349333E-009</text:p>
          </table:table-cell>
          <table:table-cell table:formula="of:=[.E4]-[Numbers.E3]" office:value-type="float" office:value="-0.00000000351540974108389">
            <text:p>-3.51540974108389E-009</text:p>
          </table:table-cell>
          <table:table-cell table:formula="of:=[.F4]-[Numbers.F3]" office:value-type="float" office:value="0.00000000169238045799602">
            <text:p>1.69238045799602E-009</text:p>
          </table:table-cell>
          <table:table-cell table:formula="of:=[.G4]-[Numbers.G3]" office:value-type="float" office:value="0.00000000274904010666432">
            <text:p>2.74904010666432E-009</text:p>
          </table:table-cell>
          <table:table-cell table:formula="of:=[.H4]-[Numbers.H3]" office:value-type="float" office:value="-0.000000000146400225276011">
            <text:p>-1.46400225276011E-010</text:p>
          </table:table-cell>
          <table:table-cell table:formula="of:=[.I4]-[Numbers.I3]" office:value-type="float" office:value="-0.00000000317588977338801">
            <text:p>-3.17588977338801E-009</text:p>
          </table:table-cell>
          <table:table-cell table:formula="of:=[.J4]-[Numbers.J3]" office:value-type="float" office:value="-0.00000000320200044257035">
            <text:p>-3.20200044257035E-009</text:p>
          </table:table-cell>
        </table:table-row>
        <table:table-row table:style-name="ro3">
          <table:table-cell table:formula="of:=[Numbers.A4]" office:value-type="float" office:value="0.01">
            <text:p>0.01</text:p>
          </table:table-cell>
          <table:table-cell table:formula="of:=[.B5]-[Numbers.B4]" office:value-type="float" office:value="0.0000000045374490831307">
            <text:p>4.5374490831307E-009</text:p>
          </table:table-cell>
          <table:table-cell table:formula="of:=[.C5]-[Numbers.C4]" office:value-type="float" office:value="-0.00000000169005986982995">
            <text:p>-1.69005986982995E-009</text:p>
          </table:table-cell>
          <table:table-cell table:formula="of:=[.D5]-[Numbers.D4]" office:value-type="float" office:value="-0.00000000380400999588915">
            <text:p>-3.80400999588915E-009</text:p>
          </table:table-cell>
          <table:table-cell table:formula="of:=[.E5]-[Numbers.E4]" office:value-type="float" office:value="0.00000000222455964760115">
            <text:p>2.22455964760115E-009</text:p>
          </table:table-cell>
          <table:table-cell table:formula="of:=[.F5]-[Numbers.F4]" office:value-type="float" office:value="-0.00000000133600952523238">
            <text:p>-1.33600952523238E-009</text:p>
          </table:table-cell>
          <table:table-cell table:formula="of:=[.G5]-[Numbers.G4]" office:value-type="float" office:value="0.00000000412580014597097">
            <text:p>4.12580014597097E-009</text:p>
          </table:table-cell>
          <table:table-cell table:formula="of:=[.H5]-[Numbers.H4]" office:value-type="float" office:value="-0.000000000921180465240923">
            <text:p>-9.21180465240923E-010</text:p>
          </table:table-cell>
          <table:table-cell table:formula="of:=[.I5]-[Numbers.I4]" office:value-type="float" office:value="0.000000000434599911613987">
            <text:p>4.34599911613987E-010</text:p>
          </table:table-cell>
          <table:table-cell table:formula="of:=[.J5]-[Numbers.J4]" office:value-type="float" office:value="-0.00000000356293128334073">
            <text:p>-3.56293128334073E-009</text:p>
          </table:table-cell>
        </table:table-row>
        <table:table-row table:style-name="ro3">
          <table:table-cell table:formula="of:=[Numbers.A5]" office:value-type="float" office:value="0.05">
            <text:p>0.05</text:p>
          </table:table-cell>
          <table:table-cell table:formula="of:=[.B6]-[Numbers.B5]" office:value-type="float" office:value="0.00000000478751194243898">
            <text:p>4.78751194243898E-009</text:p>
          </table:table-cell>
          <table:table-cell table:formula="of:=[.C6]-[Numbers.C5]" office:value-type="float" office:value="-0.00000000344292017118164">
            <text:p>-3.44292017118164E-009</text:p>
          </table:table-cell>
          <table:table-cell table:formula="of:=[.D6]-[Numbers.D5]" office:value-type="float" office:value="0.00000000440800018708387">
            <text:p>4.40800018708387E-009</text:p>
          </table:table-cell>
          <table:table-cell table:formula="of:=[.E6]-[Numbers.E5]" office:value-type="float" office:value="0.00000000287417023514536">
            <text:p>2.87417023514536E-009</text:p>
          </table:table-cell>
          <table:table-cell table:formula="of:=[.F6]-[Numbers.F5]" office:value-type="float" office:value="0.00000000132404043284851">
            <text:p>1.32404043284851E-009</text:p>
          </table:table-cell>
          <table:table-cell table:formula="of:=[.G6]-[Numbers.G5]" office:value-type="float" office:value="-0.00000000113722986583298">
            <text:p>-1.13722986583298E-009</text:p>
          </table:table-cell>
          <table:table-cell table:formula="of:=[.H6]-[Numbers.H5]" office:value-type="float" office:value="0.00000000307826120149457">
            <text:p>3.07826120149457E-009</text:p>
          </table:table-cell>
          <table:table-cell table:formula="of:=[.I6]-[Numbers.I5]" office:value-type="float" office:value="0.0000000021035990727114">
            <text:p>2.1035990727114E-009</text:p>
          </table:table-cell>
          <table:table-cell table:formula="of:=[.J6]-[Numbers.J5]" office:value-type="float" office:value="-0.000000010026299790411">
            <text:p>-0.00000001</text:p>
          </table:table-cell>
        </table:table-row>
        <table:table-row table:style-name="ro3">
          <table:table-cell table:formula="of:=[Numbers.A6]" office:value-type="float" office:value="0.1">
            <text:p>0.1</text:p>
          </table:table-cell>
          <table:table-cell table:formula="of:=[.B7]-[Numbers.B6]" office:value-type="float" office:value="-0.00000000280090595161653">
            <text:p>-2.80090595161653E-009</text:p>
          </table:table-cell>
          <table:table-cell table:formula="of:=[.C7]-[Numbers.C6]" office:value-type="float" office:value="0.00000000394735000242008">
            <text:p>3.94735000242008E-009</text:p>
          </table:table-cell>
          <table:table-cell table:formula="of:=[.D7]-[Numbers.D6]" office:value-type="float" office:value="-0.00000000149767975798909">
            <text:p>-1.49767975798909E-009</text:p>
          </table:table-cell>
          <table:table-cell table:formula="of:=[.E7]-[Numbers.E6]" office:value-type="float" office:value="-0.00000000111165032734561">
            <text:p>-1.11165032734561E-009</text:p>
          </table:table-cell>
          <table:table-cell table:formula="of:=[.F7]-[Numbers.F6]" office:value-type="float" office:value="0.0000000000184101622835442">
            <text:p>1.84101622835442E-011</text:p>
          </table:table-cell>
          <table:table-cell table:formula="of:=[.G7]-[Numbers.G6]" office:value-type="float" office:value="-0.00000000212795026044432">
            <text:p>-2.12795026044432E-009</text:p>
          </table:table-cell>
          <table:table-cell table:formula="of:=[.H7]-[Numbers.H6]" office:value-type="float" office:value="0.00000000216987139367575">
            <text:p>2.16987139367575E-009</text:p>
          </table:table-cell>
          <table:table-cell table:formula="of:=[.I7]-[Numbers.I6]" office:value-type="float" office:value="-0.0000000205637000760817">
            <text:p>-2.05637000760817E-008</text:p>
          </table:table-cell>
          <table:table-cell table:formula="of:=[.J7]-[Numbers.J6]" office:value-type="float" office:value="0.00350500743599902">
            <text:p>0.0035050074</text:p>
          </table:table-cell>
        </table:table-row>
        <table:table-row table:style-name="ro3">
          <table:table-cell table:formula="of:=[Numbers.A7]" office:value-type="float" office:value="0.3">
            <text:p>0.3</text:p>
          </table:table-cell>
          <table:table-cell table:formula="of:=[.B8]-[Numbers.B7]" office:value-type="float" office:value="0.00000000317439508012995">
            <text:p>3.17439508012995E-009</text:p>
          </table:table-cell>
          <table:table-cell table:formula="of:=[.C8]-[Numbers.C7]" office:value-type="float" office:value="-0.00000000430677005169855">
            <text:p>-4.30677005169855E-009</text:p>
          </table:table-cell>
          <table:table-cell table:formula="of:=[.D8]-[Numbers.D7]" office:value-type="float" office:value="-0.00000000252080001317267">
            <text:p>-2.52080001317267E-009</text:p>
          </table:table-cell>
          <table:table-cell table:formula="of:=[.E8]-[Numbers.E7]" office:value-type="float" office:value="0.00000000273159983521509">
            <text:p>2.73159983521509E-009</text:p>
          </table:table-cell>
          <table:table-cell table:formula="of:=[.F8]-[Numbers.F7]" office:value-type="float" office:value="-0.000000000210129691424754">
            <text:p>-2.10129691424754E-010</text:p>
          </table:table-cell>
          <table:table-cell table:formula="of:=[.G8]-[Numbers.G7]" office:value-type="float" office:value="-0.0000000125740999834534">
            <text:p>-1.25740999834534E-008</text:p>
          </table:table-cell>
          <table:table-cell table:formula="of:=[.H8]-[Numbers.H7]" office:value-type="float" office:value="-0.000000040979200477409">
            <text:p>-0.000000041</text:p>
          </table:table-cell>
          <table:table-cell table:formula="of:=[.I8]-[Numbers.I7]" office:value-type="float" office:value="-0.000000053488399487378">
            <text:p>-5.3488399487378E-008</text:p>
          </table:table-cell>
          <table:table-cell table:formula="of:=[.J8]-[Numbers.J7]" office:value-type="float" office:value="0.00000000706329927879779">
            <text:p>7.06329927879779E-009</text:p>
          </table:table-cell>
        </table:table-row>
        <table:table-row table:style-name="ro3">
          <table:table-cell table:formula="of:=[Numbers.A8]" office:value-type="float" office:value="0.5">
            <text:p>0.5</text:p>
          </table:table-cell>
          <table:table-cell table:formula="of:=[.B9]-[Numbers.B8]" office:value-type="float" office:value="0.000000000769147079360266">
            <text:p>7.69147079360266E-010</text:p>
          </table:table-cell>
          <table:table-cell table:formula="of:=[.C9]-[Numbers.C8]" office:value-type="float" office:value="0.00000000207734007773297">
            <text:p>2.07734007773297E-009</text:p>
          </table:table-cell>
          <table:table-cell table:formula="of:=[.D9]-[Numbers.D8]" office:value-type="float" office:value="-0.00000000110842979239578">
            <text:p>-1.10842979239578E-009</text:p>
          </table:table-cell>
          <table:table-cell table:formula="of:=[.E9]-[Numbers.E8]" office:value-type="float" office:value="-0.000000000978370273685414">
            <text:p>-0.000000001</text:p>
          </table:table-cell>
          <table:table-cell table:formula="of:=[.F9]-[Numbers.F8]" office:value-type="float" office:value="-0.00000000184417991988539">
            <text:p>-1.84417991988539E-009</text:p>
          </table:table-cell>
          <table:table-cell table:formula="of:=[.G9]-[Numbers.G8]" office:value-type="float" office:value="0.0000000256096992501398">
            <text:p>2.56096992501398E-008</text:p>
          </table:table-cell>
          <table:table-cell table:formula="of:=[.H9]-[Numbers.H8]" office:value-type="float" office:value="0.000000029744599672199">
            <text:p>2.9744599672199E-008</text:p>
          </table:table-cell>
          <table:table-cell table:formula="of:=[.I9]-[Numbers.I8]" office:value-type="float" office:value="-0.0000000394403016912293">
            <text:p>-3.94403016912293E-008</text:p>
          </table:table-cell>
          <table:table-cell table:formula="of:=[.J9]-[Numbers.J8]" office:value-type="float" office:value="-0.0000000589460000810504">
            <text:p>-5.89460000810504E-008</text:p>
          </table:table-cell>
        </table:table-row>
        <table:table-row table:style-name="ro3">
          <table:table-cell table:formula="of:=[Numbers.A9]" office:value-type="float" office:value="0.7">
            <text:p>0.7</text:p>
          </table:table-cell>
          <table:table-cell table:formula="of:=[.B10]-[Numbers.B9]" office:value-type="float" office:value="-0.00000000469921590529054">
            <text:p>-4.69921590529054E-009</text:p>
          </table:table-cell>
          <table:table-cell table:formula="of:=[.C10]-[Numbers.C9]" office:value-type="float" office:value="0.00000000209620987234871">
            <text:p>2.09620987234871E-009</text:p>
          </table:table-cell>
          <table:table-cell table:formula="of:=[.D10]-[Numbers.D9]" office:value-type="float" office:value="-0.00000000178920966931173">
            <text:p>-1.78920966931173E-009</text:p>
          </table:table-cell>
          <table:table-cell table:formula="of:=[.E10]-[Numbers.E9]" office:value-type="float" office:value="0.00000000107160946782869">
            <text:p>1.07160946782869E-009</text:p>
          </table:table-cell>
          <table:table-cell table:formula="of:=[.F10]-[Numbers.F9]" office:value-type="float" office:value="-0.0000000017718999600902">
            <text:p>-1.7718999600902E-009</text:p>
          </table:table-cell>
          <table:table-cell table:formula="of:=[.G10]-[Numbers.G9]" office:value-type="float" office:value="0.00000000770810082428852">
            <text:p>7.70810082428852E-009</text:p>
          </table:table-cell>
          <table:table-cell table:formula="of:=[.H10]-[Numbers.H9]" office:value-type="float" office:value="0.0000000227327010549061">
            <text:p>2.27327010549061E-008</text:p>
          </table:table-cell>
          <table:table-cell table:formula="of:=[.I10]-[Numbers.I9]" office:value-type="float" office:value="-0.000000021014400886088">
            <text:p>-0.000000021</text:p>
          </table:table-cell>
          <table:table-cell table:formula="of:=[.J10]-[Numbers.J9]" office:value-type="float" office:value="-0.0000009061854981951">
            <text:p>-9.061854981951E-007</text:p>
          </table:table-cell>
        </table:table-row>
        <table:table-row table:style-name="ro3">
          <table:table-cell table:formula="of:=[Numbers.A10]" office:value-type="float" office:value="1">
            <text:p>1</text:p>
          </table:table-cell>
          <table:table-cell table:formula="of:=[.B11]-[Numbers.B10]" office:value-type="float" office:value="0.00000000123750099056963">
            <text:p>1.23750099056963E-009</text:p>
          </table:table-cell>
          <table:table-cell table:formula="of:=[.C11]-[Numbers.C10]" office:value-type="float" office:value="-0.00000000200280991791146">
            <text:p>-0.000000002</text:p>
          </table:table-cell>
          <table:table-cell table:formula="of:=[.D11]-[Numbers.D10]" office:value-type="float" office:value="-0.0000000023608306420897">
            <text:p>-2.3608306420897E-009</text:p>
          </table:table-cell>
          <table:table-cell table:formula="of:=[.E11]-[Numbers.E10]" office:value-type="float" office:value="-0.00000000561679946997629">
            <text:p>-5.61679946997629E-009</text:p>
          </table:table-cell>
          <table:table-cell table:formula="of:=[.F11]-[Numbers.F10]" office:value-type="float" office:value="-0.00000000587459858536477">
            <text:p>-5.87459858536477E-009</text:p>
          </table:table-cell>
          <table:table-cell table:formula="of:=[.G11]-[Numbers.G10]" office:value-type="float" office:value="-0.000000295462099231258">
            <text:p>-2.95462099231258E-007</text:p>
          </table:table-cell>
          <table:table-cell table:formula="of:=[.H11]-[Numbers.H10]" office:value-type="float" office:value="-0.0000000838568006145124">
            <text:p>-8.38568006145124E-008</text:p>
          </table:table-cell>
          <table:table-cell table:formula="of:=[.I11]-[Numbers.I10]" office:value-type="float" office:value="-0.000000713253299977623">
            <text:p>-7.13253299977623E-007</text:p>
          </table:table-cell>
          <table:table-cell table:formula="of:=[.J11]-[Numbers.J10]" office:value-type="float" office:value="-0.00000929050199971471">
            <text:p>-9.29050199971471E-006</text:p>
          </table:table-cell>
        </table:table-row>
        <table:table-row table:style-name="ro3">
          <table:table-cell table:formula="of:=[Numbers.A11]" office:value-type="float" office:value="2">
            <text:p>2</text:p>
          </table:table-cell>
          <table:table-cell table:formula="of:=[.B12]-[Numbers.B11]" office:value-type="float" office:value="0.00000000271423106212865">
            <text:p>2.71423106212865E-009</text:p>
          </table:table-cell>
          <table:table-cell table:formula="of:=[.C12]-[Numbers.C11]" office:value-type="float" office:value="0.00000000142210998532732">
            <text:p>1.42210998532732E-009</text:p>
          </table:table-cell>
          <table:table-cell table:formula="of:=[.D12]-[Numbers.D11]" office:value-type="float" office:value="-0.00000000255308929553166">
            <text:p>-2.55308929553166E-009</text:p>
          </table:table-cell>
          <table:table-cell table:formula="of:=[.E12]-[Numbers.E11]" office:value-type="float" office:value="-0.0000000173137202352791">
            <text:p>-1.73137202352791E-008</text:p>
          </table:table-cell>
          <table:table-cell table:formula="of:=[.F12]-[Numbers.F11]" office:value-type="float" office:value="-0.0000000639647002032007">
            <text:p>-0.000000064</text:p>
          </table:table-cell>
          <table:table-cell table:formula="of:=[.G12]-[Numbers.G11]" office:value-type="float" office:value="-0.000000000762501173312558">
            <text:p>-7.62501173312558E-010</text:p>
          </table:table-cell>
          <table:table-cell table:formula="of:=[.H12]-[Numbers.H11]" office:value-type="float" office:value="-0.0000000082044984139884">
            <text:p>-8.2044984139884E-009</text:p>
          </table:table-cell>
          <table:table-cell table:formula="of:=[.I12]-[Numbers.I11]" office:value-type="float" office:value="0.000000156053502564646">
            <text:p>1.56053502564646E-007</text:p>
          </table:table-cell>
          <table:table-cell table:formula="of:=[.J12]-[Numbers.J11]" office:value-type="float" office:value="-0.000000162058800157183">
            <text:p>-1.62058800157183E-007</text:p>
          </table:table-cell>
        </table:table-row>
        <table:table-row table:style-name="ro3">
          <table:table-cell table:formula="of:=[Numbers.A12]" office:value-type="float" office:value="50">
            <text:p>50</text:p>
          </table:table-cell>
          <table:table-cell table:formula="of:=[.B13]-[Numbers.B12]" office:value-type="float" office:value="0.00000000256151011512884">
            <text:p>2.56151011512884E-009</text:p>
          </table:table-cell>
          <table:table-cell table:formula="of:=[.C13]-[Numbers.C12]" office:value-type="float" office:value="-0.00000000202948946537163">
            <text:p>-0.000000002</text:p>
          </table:table-cell>
          <table:table-cell table:formula="of:=[.D13]-[Numbers.D12]" office:value-type="float" office:value="0.0000000309955971999898">
            <text:p>0.000000031</text:p>
          </table:table-cell>
          <table:table-cell table:formula="of:=[.E13]-[Numbers.E12]" office:value-type="float" office:value="-0.0000000142149012560822">
            <text:p>-1.42149012560822E-008</text:p>
          </table:table-cell>
          <table:table-cell table:formula="of:=[.F13]-[Numbers.F12]" office:value-type="float" office:value="-0.000000185652105244571">
            <text:p>-1.85652105244571E-007</text:p>
          </table:table-cell>
          <table:table-cell table:formula="of:=[.G13]-[Numbers.G12]" office:value-type="float" office:value="-0.000000042306105285661">
            <text:p>-4.2306105285661E-008</text:p>
          </table:table-cell>
          <table:table-cell table:formula="of:=[.H13]-[Numbers.H12]" office:value-type="float" office:value="0.0000000133702044990969">
            <text:p>1.33702044990969E-008</text:p>
          </table:table-cell>
          <table:table-cell table:formula="of:=[.I13]-[Numbers.I12]" office:value-type="float" office:value="-0.000000278395802411069">
            <text:p>-2.78395802411069E-007</text:p>
          </table:table-cell>
          <table:table-cell table:formula="of:=[.J13]-[Numbers.J12]" office:value-type="float" office:value="-0.0000000212197051041585">
            <text:p>-2.12197051041585E-008</text:p>
          </table:table-cell>
        </table:table-row>
        <table:table-row table:style-name="ro3">
          <table:table-cell table:formula="of:=[Numbers.A13]" office:value-type="float" office:value="200">
            <text:p>200</text:p>
          </table:table-cell>
          <table:table-cell table:formula="of:=[.B14]-[Numbers.B13]" office:value-type="float" office:value="-0.000000000860939763924762">
            <text:p>-8.60939763924762E-010</text:p>
          </table:table-cell>
          <table:table-cell table:formula="of:=[.C14]-[Numbers.C13]" office:value-type="float" office:value="-0.0000000281006986568855">
            <text:p>-2.81006986568855E-008</text:p>
          </table:table-cell>
          <table:table-cell table:formula="of:=[.D14]-[Numbers.D13]" office:value-type="float" office:value="-0.0000000332513003797885">
            <text:p>-3.32513003797885E-008</text:p>
          </table:table-cell>
          <table:table-cell table:formula="of:=[.E14]-[Numbers.E13]" office:value-type="float" office:value="-0.0000000958734958089735">
            <text:p>-9.58734958089735E-008</text:p>
          </table:table-cell>
          <table:table-cell table:formula="of:=[.F14]-[Numbers.F13]" office:value-type="float" office:value="-0.000000235407796367326">
            <text:p>-2.35407796367326E-007</text:p>
          </table:table-cell>
          <table:table-cell table:formula="of:=[.G14]-[Numbers.G13]" office:value-type="float" office:value="0.000000022379808228834">
            <text:p>2.2379808228834E-008</text:p>
          </table:table-cell>
          <table:table-cell table:formula="of:=[.H14]-[Numbers.H13]" office:value-type="float" office:value="0.0000000127603954069855">
            <text:p>1.27603954069855E-008</text:p>
          </table:table-cell>
          <table:table-cell table:formula="of:=[.I14]-[Numbers.I13]" office:value-type="float" office:value="-0.000000294315000815004">
            <text:p>-2.94315000815004E-007</text:p>
          </table:table-cell>
          <table:table-cell table:formula="of:=[.J14]-[Numbers.J13]" office:value-type="float" office:value="-0.00000436653198221393">
            <text:p>-4.36653198221393E-006</text:p>
          </table:table-cell>
        </table:table-row>
        <table:table-row table:style-name="ro3">
          <table:table-cell table:formula="of:=[Numbers.A15]" office:value-type="float" office:value="8000">
            <text:p>8000</text:p>
          </table:table-cell>
          <table:table-cell table:formula="of:=[.B15]-[Numbers.B15]" office:value-type="float" office:value="-0.0000000563309985324167">
            <text:p>-5.63309985324167E-008</text:p>
          </table:table-cell>
          <table:table-cell table:formula="of:=[.C15]-[Numbers.C15]" office:value-type="float" office:value="-0.0000000471933034873473">
            <text:p>-4.71933034873473E-008</text:p>
          </table:table-cell>
          <table:table-cell table:formula="of:=[.D15]-[Numbers.D15]" office:value-type="float" office:value="-0.0000000730709928120632">
            <text:p>-7.30709928120632E-008</text:p>
          </table:table-cell>
          <table:table-cell table:formula="of:=[.E15]-[Numbers.E15]" office:value-type="float" office:value="-0.000000757932980377518">
            <text:p>-7.57932980377518E-007</text:p>
          </table:table-cell>
          <table:table-cell table:formula="of:=[.F15]-[Numbers.F15]" office:value-type="float" office:value="-0.00000135550300228715">
            <text:p>-1.35550300228715E-006</text:p>
          </table:table-cell>
          <table:table-cell table:formula="of:=[.G15]-[Numbers.G15]" office:value-type="float" office:value="0.00000025148301574518">
            <text:p>2.5148301574518E-007</text:p>
          </table:table-cell>
          <table:table-cell table:formula="of:=[.H15]-[Numbers.H15]" office:value-type="float" office:value="-0.000000151877998177952">
            <text:p>-1.51877998177952E-007</text:p>
          </table:table-cell>
          <table:table-cell table:formula="of:=[.I15]-[Numbers.I15]" office:value-type="float" office:value="-0.00000382432199330651">
            <text:p>-3.82432199330651E-006</text:p>
          </table:table-cell>
          <table:table-cell table:formula="of:=[.J15]-[Numbers.J15]" office:value-type="float" office:value="-0.00000235128601389079">
            <text:p>-2.35128601389079E-006</text:p>
          </table:table-cell>
        </table:table-row>
        <table:table-row table:style-name="ro3">
          <table:table-cell table:formula="of:=[Numbers.A16]" office:value-type="float" office:value="20000">
            <text:p>20000</text:p>
          </table:table-cell>
          <table:table-cell table:formula="of:=[.B16]-[Numbers.B16]" office:value-type="float" office:value="-0.0000000340069981064062">
            <text:p>-0.000000034</text:p>
          </table:table-cell>
          <table:table-cell table:formula="of:=[.C16]-[Numbers.C16]" office:value-type="float" office:value="0.0000000199510878928777">
            <text:p>0.00000002</text:p>
          </table:table-cell>
          <table:table-cell table:formula="of:=[.D16]-[Numbers.D16]" office:value-type="float" office:value="-0.000000398000992163361">
            <text:p>-0.000000398</text:p>
          </table:table-cell>
          <table:table-cell table:formula="of:=[.E16]-[Numbers.E16]" office:value-type="float" office:value="-0.000000767754016806066">
            <text:p>-7.67754016806066E-007</text:p>
          </table:table-cell>
          <table:table-cell table:formula="of:=[.F16]-[Numbers.F16]" office:value-type="float" office:value="-0.00000120768697797757">
            <text:p>-1.20768697797757E-006</text:p>
          </table:table-cell>
          <table:table-cell table:formula="of:=[.G16]-[Numbers.G16]" office:value-type="float" office:value="-0.0000000644170086161466">
            <text:p>-6.44170086161466E-008</text:p>
          </table:table-cell>
          <table:table-cell table:formula="of:=[.H16]-[Numbers.H16]" office:value-type="float" office:value="-0.00000166395898304472">
            <text:p>-0.000001664</text:p>
          </table:table-cell>
          <table:table-cell table:formula="of:=[.I16]-[Numbers.I16]" office:value-type="float" office:value="0.0000000833620106277522">
            <text:p>8.33620106277522E-008</text:p>
          </table:table-cell>
          <table:table-cell table:formula="of:=[.J16]-[Numbers.J16]" office:value-type="float" office:value="-0.00000252346399065573">
            <text:p>-2.52346399065573E-006</text:p>
          </table:table-cell>
        </table:table-row>
        <table:table-row table:style-name="ro3">
          <table:table-cell table:style-name="Default" table:number-columns-repeated="10"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8" number:min-integer-digits="1"/>
    </number:number-style>
    <number:number-style style:name="N120">
      <number:number number:decimal-places="8" number:min-integer-digits="1"/>
      <number:text>  </number:text>
    </number:number-style>
    <number:number-style style:name="N121">
      <number:number number:decimal-places="6" number:min-integer-digits="1"/>
      <number:text> </number:text>
    </number:number-style>
    <number:number-style style:name="N122">
      <number:number number:decimal-places="7" number:min-integer-digits="1"/>
      <number:text> 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/00/0000</text:date>, <text:time style:data-style-name="N2" text:time-value="0000-00-00T13:30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os Anagnostopoulos</meta:initial-creator>
    <meta:creation-date>2013-08-02T16:46:14</meta:creation-date>
    <dc:date>2013-08-03T21:13:39</dc:date>
    <dc:creator>Konstantinos Anagnostopoulos</dc:creator>
    <meta:editing-duration>PT13H48M4S</meta:editing-duration>
    <meta:editing-cycles>18</meta:editing-cycles>
    <meta:generator>LibreOffice/4.0.2.2$Linux_x86 LibreOffice_project/400m0$Build-2</meta:generator>
    <meta:document-statistic meta:table-count="6" meta:cell-count="1228" meta:object-count="0"/>
  </office:meta>
</office:document-meta>
</file>